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0016" draw:stroke="none" fo:margin="1.000000000000000pt" style:wrap="biggest" style:wrap-dynamic-threshold="0.000000000000000pt" svg:fill-rule="nonzero"/>
    </style:style>
    <style:style style:name="gr3" style:family="graphic">
      <style:graphic-properties draw:fill="solid" draw:fill-color="#0017d0" draw:stroke="none" fo:margin="1.000000000000000pt" style:wrap="biggest" style:wrap-dynamic-threshold="0.000000000000000pt" svg:fill-rule="nonzero"/>
    </style:style>
    <style:style style:name="gr4" style:family="graphic">
      <style:graphic-properties draw:fill="solid" draw:fill-color="#ffffff" draw:stroke="none" fo:margin="1.000000000000000pt" style:wrap="biggest" style:wrap-dynamic-threshold="0.000000000000000pt" svg:fill-rule="nonzero"/>
    </style:style>
    <style:style style:name="gr5" style:family="graphic">
      <style:graphic-properties draw:fill="solid" draw:fill-color="#ffea4f" draw:stroke="none" fo:margin="1.000000000000000pt" style:wrap="biggest" style:wrap-dynamic-threshold="0.000000000000000pt" svg:fill-rule="nonzero"/>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0.500000000000000pt"/>
    </style:style>
    <style:style style:name="gr7" style:family="graphic">
      <style:graphic-properties draw:fill="solid" draw:fill-color="#000000" draw:stroke="none" fo:margin="1.000000000000000pt" style:wrap="biggest" style:wrap-dynamic-threshold="0.000000000000000pt" svg:fill-rule="nonzero"/>
    </style:style>
    <style:style style:name="gr8" style:family="graphic">
      <style:graphic-properties draw:fill="none" draw:stroke="solid" draw:stroke-linejoin="miter" fo:margin="1.000000000000000pt" style:wrap="biggest" style:wrap-dynamic-threshold="0.000000000000000pt" svg:fill-rule="nonzero" svg:stroke-color="#000000" svg:stroke-opacity="1" svg:stroke-width="0.250000000000000pt"/>
    </style:style>
    <style:style style:name="gr9" style:family="graphic">
      <style:graphic-properties draw:fill="solid" draw:fill-color="#66ff35" draw:stroke="none" fo:margin="1.000000000000000pt" style:wrap="biggest" style:wrap-dynamic-threshold="0.000000000000000pt" svg:fill-rule="nonzero"/>
    </style:style>
    <style:style style:name="gr10" style:family="graphic">
      <style:graphic-properties draw:fill="none" draw:stroke="solid" draw:stroke-linejoin="miter" fo:margin="1.000000000000000pt" style:wrap="biggest" style:wrap-dynamic-threshold="0.000000000000000pt" svg:fill-rule="nonzero" svg:stroke-color="#000000" svg:stroke-opacity="1" svg:stroke-width="0.200000000000000pt"/>
    </style:style>
    <style:style style:name="gr11" style:family="graphic">
      <style:graphic-properties draw:fill="solid" draw:fill-color="#58ffd0" draw:stroke="none" fo:margin="1.000000000000000pt" style:wrap="biggest" style:wrap-dynamic-threshold="0.000000000000000pt" svg:fill-rule="nonzero"/>
    </style:style>
    <style:style style:name="gr12" style:family="graphic">
      <style:graphic-properties draw:fill="none" draw:stroke="solid" draw:stroke-linejoin="miter" fo:margin="1.000000000000000pt" style:wrap="biggest" style:wrap-dynamic-threshold="0.000000000000000pt" svg:fill-rule="nonzero" svg:stroke-color="#ffea4f" svg:stroke-opacity="1" svg:stroke-width="0.500000000000000pt"/>
    </style:style>
    <style:style style:name="gr13" style:family="graphic">
      <style:graphic-properties draw:fill="solid" draw:fill-color="#00a0a0" draw:stroke="none" fo:margin="1.000000000000000pt" style:wrap="biggest" style:wrap-dynamic-threshold="0.000000000000000pt" svg:fill-rule="nonzero"/>
    </style:style>
    <style:style style:name="gr14" style:family="graphic">
      <style:graphic-properties draw:fill="solid" draw:fill-color="#865800" draw:stroke="none" fo:margin="1.000000000000000pt" style:wrap="biggest" style:wrap-dynamic-threshold="0.000000000000000pt" svg:fill-rule="nonzero"/>
    </style:style>
    <style:style style:name="gr15" style:family="graphic">
      <style:graphic-properties draw:fill="none" draw:stroke="solid" draw:stroke-linejoin="miter" fo:margin="1.000000000000000pt" style:wrap="biggest" style:wrap-dynamic-threshold="0.000000000000000pt" svg:fill-rule="nonzero" svg:stroke-color="#000000" svg:stroke-opacity="1" svg:stroke-width="0.100000000000000pt"/>
    </style:style>
    <style:style style:name="gr16" style:family="graphic">
      <style:graphic-properties draw:fill="solid" draw:fill-color="#eac800" draw:stroke="none" fo:margin="1.000000000000000pt" style:wrap="biggest" style:wrap-dynamic-threshold="0.000000000000000pt" svg:fill-rule="nonzero"/>
    </style:style>
    <style:style style:name="gr17" style:family="graphic">
      <style:graphic-properties draw:fill="solid" draw:fill-color="#92d900" draw:stroke="none" fo:margin="1.000000000000000pt" style:wrap="biggest" style:wrap-dynamic-threshold="0.000000000000000pt" svg:fill-rule="nonzero"/>
    </style:style>
    <style:style style:name="gr18" style:family="graphic">
      <style:graphic-properties draw:fill="solid" draw:fill-color="#8cd2ff" draw:stroke="solid" draw:stroke-linejoin="miter" fo:margin="1.000000000000000pt" style:wrap="biggest" style:wrap-dynamic-threshold="0.000000000000000pt" svg:fill-rule="nonzero" svg:stroke-color="#000000" svg:stroke-opacity="1" svg:stroke-width="0.400000000000000pt"/>
    </style:style>
    <style:style style:name="gr19" style:family="graphic">
      <style:graphic-properties draw:fill="none" draw:stroke="solid" draw:stroke-linejoin="miter" fo:margin="1.000000000000000pt" style:wrap="biggest" style:wrap-dynamic-threshold="0.000000000000000pt" svg:fill-rule="nonzero" svg:stroke-color="#000000" svg:stroke-opacity="1" svg:stroke-width="0.400000000000000pt"/>
    </style:style>
    <style:style style:name="gr20" style:family="graphic">
      <style:graphic-properties draw:fill="solid" draw:fill-color="#00009e" draw:stroke="none" fo:margin="1.000000000000000pt" style:wrap="biggest" style:wrap-dynamic-threshold="0.000000000000000pt" svg:fill-rule="nonzero"/>
    </style:style>
    <style:style style:name="gr21" style:family="graphic">
      <style:graphic-properties draw:fill="none" draw:stroke="solid" draw:stroke-linejoin="miter" fo:margin="1.000000000000000pt" style:wrap="biggest" style:wrap-dynamic-threshold="0.000000000000000pt" svg:fill-rule="nonzero" svg:stroke-color="#000000" svg:stroke-opacity="1" svg:stroke-width="1.000000000000000pt"/>
    </style:style>
    <style:style style:name="dp2" style:family="drawing-page"/>
  </office:automatic-styles>
  <office:body>
    <office:drawing>
      <draw:page draw:name="page1" draw:id="page1" draw:master-page-name="Default1" draw:style-name="dp2">
        <draw:layer-set>
          <draw:layer draw:name="g3359"/>
        </draw:layer-set>
        <draw:g draw:style-name="gr1" draw:id="shape1" svg:y="-0.07555073739pt">
          <draw:path draw:style-name="gr2" draw:id="shape2" draw:name="path16" draw:layer="g3359" svg:width="675.66004275148pt" svg:height="135.34421914074pt" draw:transform="matrix(0.24600803000 0.00000000000 0.00000000000 0.24600803000 0.20200775055pt 33.35180064001pt)" svg:viewBox="0 0 676 135" svg:d="M3.55182e-16 135.344L675.66 135.344L675.66 0L0 0Z" koffice:nodeTypes="ccccc"/>
          <draw:path draw:style-name="gr3" draw:id="shape3" draw:name="path20" draw:layer="g3359" svg:width="675.66004275148pt" svg:height="67.15464376471pt" draw:transform="matrix(0.24600803000 0.00000000000 0.00000000000 0.24600803000 0.20200775055pt 0.09840320885pt)" svg:viewBox="0 0 676 67" svg:d="M3.55182e-16 67.1546L675.66 67.1546L675.66 0L0 0Z" koffice:nodeTypes="ccccc"/>
          <draw:path draw:style-name="gr3" draw:id="shape4" draw:name="path24" draw:layer="g3359" svg:width="675.66004275148pt" svg:height="67.13079552941pt" draw:transform="matrix(0.24600803000 0.00000000000 0.00000000000 0.24600803000 0.20200775055pt 83.23337283493pt)" svg:viewBox="0 0 676 67" svg:d="M3.55182e-16 67.1308L675.66 67.1308L675.66 0L0 0Z" koffice:nodeTypes="ccccc"/>
          <draw:path draw:style-name="gr4" draw:id="shape5" draw:name="path28" draw:layer="g3359" svg:width="675.66004275148pt" svg:height="67.16259411765pt" draw:transform="matrix(0.24600803000 0.00000000000 0.00000000000 0.24600803000 0.20200775055pt 16.72657797261pt)" svg:viewBox="0 0 676 67" svg:d="M3.55182e-16 67.1626L675.66 67.1626L675.66 0L0 0Z" koffice:nodeTypes="ccccc"/>
          <draw:path draw:style-name="gr4" draw:id="shape6" draw:name="path32" draw:layer="g3359" svg:width="675.66004275148pt" svg:height="67.15464376471pt" draw:transform="matrix(0.24600803000 0.00000000000 0.00000000000 0.24600803000 0.20200775055pt 66.60519807117pt)" svg:viewBox="0 0 676 67" svg:d="M3.55182e-16 67.1546L675.66 67.1546L675.66 0L0 0Z" koffice:nodeTypes="ccccc"/>
          <draw:g draw:style-name="gr1" draw:id="shape7" draw:name="g2088" svg:y="36.98659555544pt">
            <draw:path draw:style-name="gr4" draw:id="shape8" draw:name="path36" draw:layer="g3359" svg:width="85.31228630588pt" svg:height="102.90600298039pt" draw:transform="matrix(0.24600803000 0.00000000000 0.00000000000 0.24600803000 44.20753054410pt 36.91104481805pt)" svg:viewBox="0 0 85 103" svg:d="M42.6561 102.906C66.2149 102.906 85.3123 79.8684 85.3123 51.463C85.3123 23.0537 66.2149 0 42.6561 0C19.0974 0 0 23.0376 0 51.463C0 79.8684 19.0974 102.906 42.6561 102.906" koffice:nodeTypes="ccccc"/>
            <draw:path draw:style-name="gr5" draw:id="shape9" draw:name="path40" draw:layer="g3359" svg:width="66.08322658198pt" svg:height="65.15208886154pt" draw:transform="matrix(0.24600803000 0.00000000000 0.00000000000 0.24600803000 46.49564976506pt 42.13133521465pt)" svg:viewBox="0 0 66 65" svg:d="M33.0486 2.2764e-14C34.7401 2.1425 38.0917 6.80395 43.5849 5.80278C45.4472 6.20725 46.7971 6.70783 47.9921 7.38062C48.8299 7.25647 49.6681 7.63291 49.9628 8.44586C50.1956 9.10263 49.4663 9.7594 48.7369 9.60322C49.3888 11.3733 55.3166 10.5884 57.6906 14.0764C56.9767 13.8442 56.2784 13.5759 55.5804 13.6079L56.0305 14.9855C57.1785 15.3139 57.9699 15.5021 58.4664 16.7836C58.9475 18.0531 59.6614 19.9913 60.158 20.9445C60.4837 21.369 60.5616 21.8375 60.5616 22.0858C60.5616 22.6344 60.1889 23.3993 59.2737 23.3993C58.3735 23.3993 57.9079 22.8227 57.9079 22.242L57.3494 21.3369C56.6355 21.413 55.7977 21.6813 55.1148 22.1819C53.8114 23.135 53.4853 25.0132 54.2456 26.575C54.975 28.0928 56.8683 28.9698 59.7079 27.8445C62.0048 26.9355 64.3168 28.1248 65.0771 30.1913C68.5376 39.6063 62.5014 47.2552 55.6424 51.7324C48.5041 56.3778 47.2472 57.6433 45.3229 59.914C43.4145 62.1806 41.5367 64.7756 38.7436 64.7756C38.3245 64.7756 37.8899 64.6675 37.5177 64.4473C35.7177 64.4473 35.6553 65.1521 33.0486 65.1521C30.4569 65.1521 30.3949 64.4473 28.5794 64.4473C28.2068 64.6515 27.7881 64.7756 27.3535 64.7756C24.5604 64.7756 22.6981 62.1806 20.7742 59.914C18.8654 57.6433 17.593 56.3778 10.4547 51.7324C3.59575 47.2712 -2.45602 39.6223 1.00446 30.1913C1.7648 28.1248 4.07682 26.9355 6.37374 27.8445C9.19782 28.9538 11.0907 28.0768 11.836 26.575C12.5963 25.0292 12.2702 23.151 10.9668 22.1819C10.2994 21.6813 9.4616 21.413 8.73224 21.3369L8.1737 22.242C8.1737 22.8227 7.72361 23.3993 6.80794 23.3993C5.90816 23.3993 5.52005 22.6344 5.52005 22.0858C5.52005 21.8535 5.59751 21.385 5.92366 20.9445C6.42022 19.9913 7.13409 18.0531 7.63066 16.7836C8.11133 15.5181 8.91855 15.3299 10.0666 14.9855L10.5167 13.6079C9.83383 13.5919 9.12036 13.8281 8.40649 14.0764C10.765 10.6044 16.6928 11.3733 17.3602 9.60322C16.6308 9.7594 15.9015 9.10263 16.1343 8.44586C16.4135 7.63291 17.2668 7.24046 18.105 7.38062C19.3 6.72385 20.6499 6.20725 22.5118 5.80278C28.0054 6.78793 31.357 2.15852 33.0486 0" koffice:nodeTypes="ccccccccccccccccccccccccccccccccccccccccccccc"/>
            <draw:path draw:style-name="gr6" draw:id="shape10" draw:name="path42" draw:layer="g3359" svg:width="66.08322658198pt" svg:height="65.15208886154pt" draw:transform="matrix(0.24600803000 0.00000000000 0.00000000000 0.24600803000 46.49564976506pt 42.13133521465pt)" svg:viewBox="0 0 66 65" svg:d="M33.0486 0C34.7401 2.1425 38.0917 6.80395 43.5849 5.80278C45.4472 6.20725 46.7971 6.70783 47.9921 7.38062C48.8299 7.25647 49.6681 7.63291 49.9628 8.44586C50.1956 9.10263 49.4663 9.7594 48.7369 9.60322C49.3888 11.3733 55.3166 10.5884 57.6906 14.0764C56.9767 13.8442 56.2784 13.5759 55.5804 13.6079L56.0305 14.9855C57.1785 15.3139 57.9699 15.5021 58.4664 16.7836C58.9475 18.0531 59.6614 19.9913 60.158 20.9445C60.4837 21.369 60.5616 21.8375 60.5616 22.0858C60.5616 22.6344 60.1889 23.3993 59.2737 23.3993C58.3735 23.3993 57.9079 22.8227 57.9079 22.242L57.3494 21.3369C56.6355 21.413 55.7977 21.6813 55.1148 22.1819C53.8114 23.135 53.4853 25.0132 54.2456 26.575C54.975 28.0928 56.8683 28.9698 59.7079 27.8445C62.0048 26.9355 64.3168 28.1248 65.0771 30.1913C68.5376 39.6063 62.5014 47.2552 55.6424 51.7324C48.5041 56.3778 47.2472 57.6433 45.3229 59.914C43.4145 62.1806 41.5367 64.7756 38.7436 64.7756C38.3245 64.7756 37.8899 64.6675 37.5177 64.4473C35.7177 64.4473 35.6553 65.1521 33.0486 65.1521C30.4569 65.1521 30.3949 64.4473 28.5794 64.4473C28.2068 64.6515 27.7881 64.7756 27.3535 64.7756C24.5604 64.7756 22.6981 62.1806 20.7742 59.914C18.8654 57.6433 17.593 56.3778 10.4547 51.7324C3.59575 47.2712 -2.45602 39.6223 1.00446 30.1913C1.7648 28.1248 4.07682 26.9355 6.37374 27.8445C9.19782 28.9538 11.0907 28.0768 11.836 26.575C12.5963 25.0292 12.2702 23.151 10.9668 22.1819C10.2994 21.6813 9.4616 21.413 8.73224 21.3369L8.1737 22.242C8.1737 22.8227 7.72361 23.3993 6.80794 23.3993C5.90816 23.3993 5.52005 22.6344 5.52005 22.0858C5.52005 21.8535 5.59751 21.385 5.92366 20.9445C6.42022 19.9913 7.13409 18.0531 7.63066 16.7836C8.11133 15.5181 8.91855 15.3299 10.0666 14.9855L10.5167 13.6079C9.83383 13.5919 9.12036 13.8281 8.40649 14.0764C10.765 10.6044 16.6928 11.3733 17.3602 9.60322C16.6308 9.7594 15.9015 9.10263 16.1343 8.44586C16.4135 7.63291 17.2668 7.24046 18.105 7.38062C19.3 6.72385 20.6499 6.20725 22.5118 5.80278C28.0054 6.78793 31.357 2.15852 33.0486 0Z" koffice:nodeTypes="ccccccccccccccccccccccccccccccccccccccccccccc"/>
            <draw:path draw:style-name="gr7" draw:id="shape11" draw:name="path44" draw:layer="g3359" svg:width="28.80552369335pt" svg:height="42.71181888943pt" draw:transform="matrix(0.24600803000 0.00000000000 0.00000000000 0.24600803000 47.37259308019pt 46.22234341518pt)" svg:viewBox="0 0 29 43" svg:d="M28.7739 42.3488C26.8402 39.6058 22.8148 40.9612 15.4454 36.6773C7.9174 32.2805 5.46121 22.2445 8.83674 15.484C11.1505 10.8331 12.5295 7.84004 9.93014 0.672052C9.6291 -0.320252 6.85565 -0.461433 8.67811 1.97899C11.3091 5.47626 12.0062 11.3252 8.23467 13.6244C6.77653 14.5078 5.20764 14.9475 3.59087 14.8547C1.86335 14.7418 0.405624 15.1209 0.120408 17.3597C-1.09998 27.2867 7.17251 36.5966 15.1444 38.2182C17.7434 38.7265 24.6531 40.4085 26.4917 42.7118C27.0622 42.5545 28.2509 42.3649 28.8055 42.3326" koffice:nodeTypes="ccccccccccc"/>
            <draw:path draw:style-name="gr6" draw:id="shape12" draw:name="path46" draw:layer="g3359" svg:width="28.80552369335pt" svg:height="42.71181888943pt" draw:transform="matrix(0.24600803000 0.00000000000 0.00000000000 0.24600803000 47.37259308019pt 46.22234341518pt)" svg:viewBox="0 0 29 43" svg:d="M28.7739 42.3488C26.8402 39.6058 22.8148 40.9612 15.4454 36.6773C7.9174 32.2805 5.46121 22.2445 8.83674 15.484C11.1505 10.8331 12.5295 7.84004 9.93014 0.672052C9.6291 -0.320252 6.85565 -0.461433 8.67811 1.97899C11.3091 5.47626 12.0062 11.3252 8.23467 13.6244C6.77653 14.5078 5.20764 14.9475 3.59087 14.8547C1.86335 14.7418 0.405624 15.1209 0.120408 17.3597C-1.09998 27.2867 7.17251 36.5966 15.1444 38.2182C17.7434 38.7265 24.6531 40.4085 26.4917 42.7118C27.0622 42.5545 28.2509 42.3649 28.8055 42.3326Z" koffice:nodeTypes="cccccccccccc"/>
            <draw:path draw:style-name="gr7" draw:id="shape13" draw:name="path48" draw:layer="g3359" svg:width="28.77389855838pt" svg:height="42.71181888943pt" draw:transform="matrix(0.24600803000 0.00000000000 0.00000000000 0.24600803000 55.00875910928pt 46.22234341518pt)" svg:viewBox="0 0 29 43" svg:d="M0.0158141 42.3488C1.94838 39.6058 5.97165 40.9612 13.337 36.6773C20.8608 32.2805 23.3157 22.2445 19.942 15.484C17.6295 10.8331 16.2512 7.84004 18.8492 0.672052C19.1501 -0.320252 21.922 -0.461433 20.1006 1.97899C17.4709 5.47626 16.7897 11.3252 20.5438 13.6244C21.9853 14.5078 23.5691 14.9475 25.185 14.8547C26.9112 14.7418 28.3843 15.1209 28.6536 17.3597C29.8733 27.2867 21.6053 36.5966 13.6379 38.2182C11.0561 38.7265 4.13438 40.4085 2.31251 42.7118C1.74239 42.5545 0.554305 42.3649 0 42.3326" koffice:nodeTypes="ccccccccccc"/>
            <draw:path draw:style-name="gr6" draw:id="shape14" draw:name="path50" draw:layer="g3359" svg:width="28.77389855838pt" svg:height="42.71181888943pt" draw:transform="matrix(0.24600803000 0.00000000000 0.00000000000 0.24600803000 55.00875910928pt 46.22234341518pt)" svg:viewBox="0 0 29 43" svg:d="M0.0158141 42.3488C1.94838 39.6058 5.97165 40.9612 13.337 36.6773C20.8608 32.2805 23.3157 22.2445 19.942 15.484C17.6295 10.8331 16.2512 7.84004 18.8492 0.672052C19.1501 -0.320252 21.922 -0.461433 20.1006 1.97899C17.4709 5.47626 16.7897 11.3252 20.5438 13.6244C21.9853 14.5078 23.5691 14.9475 25.185 14.8547C26.9112 14.7418 28.3843 15.1209 28.6536 17.3597C29.8733 27.2867 21.6053 36.5966 13.6379 38.2182C11.0561 38.7265 4.13438 40.4085 2.31251 42.7118C1.74239 42.5545 0.554305 42.3649 0 42.3326Z" koffice:nodeTypes="cccccccccccc"/>
            <draw:path draw:style-name="gr6" draw:id="shape15" draw:name="path52" draw:layer="g3359" svg:width="9.36361112492pt" svg:height="5.09646080000pt" draw:transform="matrix(0.24600803000 0.00000000000 0.00000000000 0.24600803000 49.02771348071pt 43.94884254029pt)" svg:viewBox="0 0 9 5" svg:d="M8.06453 0C9.03639 0.141344 9.84953 1.3246 9.02048 2.72996C7.50639 5.27011 2.4223 3.58206 0 5.09646" koffice:nodeTypes="ccc"/>
            <draw:path draw:style-name="gr6" draw:id="shape16" draw:name="path54" draw:layer="g3359" svg:width="0.63234730403pt" svg:height="1.22304800000pt" draw:transform="matrix(0.24600803000 0.00000000000 0.00000000000 0.24600803000 50.79208307187pt 44.11022380797pt)" svg:viewBox="0 0 1 1" svg:d="M0 1.22305C0.459627 1.11357 0.944065 0.34408 0.372791 0" koffice:nodeTypes="cc"/>
            <draw:path draw:style-name="gr6" draw:id="shape17" draw:name="path56" draw:layer="g3359" svg:width="10.65947696000pt" svg:height="8.70279200000pt" draw:transform="matrix(0.24600803000 0.00000000000 0.00000000000 0.24600803000 50.77663376759pt 55.48071495457pt)" svg:viewBox="0 0 11 9" svg:d="M0 0C4.89129 3.68388 5.59887 8.47333 10.6595 8.70279" koffice:nodeTypes="cc"/>
            <draw:path draw:style-name="gr6" draw:id="shape18" draw:name="path58" draw:layer="g3359" svg:width="26.45554837088pt" svg:height="43.03866789135pt" draw:transform="matrix(0.24600803000 0.00000000000 0.00000000000 0.24600803000 46.88095500596pt 47.03968742921pt)" svg:viewBox="0 0 26 43" svg:d="M26.4555 42.8995C23.4551 43.5483 21.4908 41.9105 19.1242 38.354C17.9178 36.5619 14.7474 34.0419 9.33401 30.6437C0.827108 25.3109 -1.69389 16.0102 1.07457 10.9108C1.7552 9.65675 3.50291 9.16224 4.50822 9.44312C7.12225 10.1513 11.5149 9.44312 11.5304 5.19035C11.5458 2.79694 9.59692 0 7.07593 0C5.54441 0 4.7248 0.510332 4.32291 1.05231" koffice:nodeTypes="cccccccc"/>
            <draw:path draw:style-name="gr6" draw:id="shape19" draw:name="path60" draw:layer="g3359" svg:width="2.11179024000pt" svg:height="0.86108756961pt" draw:transform="matrix(0.24600803000 0.00000000000 0.00000000000 0.24600803000 48.15133447464pt 47.38017531498pt)" svg:viewBox="0 0 2 1" svg:d="M0 0.178118C0.74927 -0.282144 2.11179 0.222659 2.11179 0.861088" koffice:nodeTypes="cc"/>
            <draw:path draw:style-name="gr6" draw:id="shape20" draw:name="path62" draw:layer="g3359" svg:width="1.14080000000pt" svg:height="0.07220000000pt" draw:transform="matrix(0.24600803000 0.00000000000 0.00000000000 0.24600803000 48.36654229928pt 47.38700156597pt)" svg:viewBox="0 0 1 0" svg:d="M0 0.0722C0.2812 -0.0038 0.6876 -0.0198 1.1408 0.0242" koffice:nodeTypes="cc"/>
            <draw:path draw:style-name="gr6" draw:id="shape21" draw:name="path64" draw:layer="g3359" svg:width="3.70634786773pt" svg:height="4.20567040417pt" draw:transform="matrix(0.24600803000 0.00000000000 0.00000000000 0.24600803000 53.10932284300pt 56.86680631010pt)" svg:viewBox="0 0 4 4" svg:d="M1.14911 1.46894C1.14911 1.2525 1.37452 1.02505 1.70486 1.02505C2.03476 1.02505 2.32998 1.26718 2.32998 1.568C2.32998 2.22833 1.87826 2.58418 0.923256 2.42643C0.141644 2.29803 -0.205591 1.59734 0.124304 0.892982C0.4542 0.177618 1.5657 -0.266275 2.76391 0.177618C3.96256 0.636184 3.8234 2.15496 3.40681 3.01707C3.16361 3.51599 2.67721 3.9342 2.08678 4.20567" koffice:nodeTypes="cccccccc"/>
            <draw:path draw:style-name="gr6" draw:id="shape22" draw:name="path66" draw:layer="g3359" svg:width="9.36951426096pt" svg:height="5.09646080000pt" draw:transform="matrix(0.24600803000 0.00000000000 0.00000000000 0.24600803000 58.07734091776pt 43.94884254029pt)" svg:viewBox="0 0 9 5" svg:d="M1.30244 0C0.313951 0.141344 -0.483125 1.3246 0.346193 2.72996C1.86035 5.27011 6.94605 3.58206 9.36951 5.09646" koffice:nodeTypes="ccc"/>
            <draw:path draw:style-name="gr6" draw:id="shape23" draw:name="path68" draw:layer="g3359" svg:width="0.63262992164pt" svg:height="1.22304800000pt" draw:transform="matrix(0.24600803000 0.00000000000 0.00000000000 0.24600803000 58.37636779184pt 44.11022380797pt)" svg:viewBox="0 0 1 1" svg:d="M0.63263 1.22305C0.1729 1.11357 -0.311964 0.34408 0.259756 0" koffice:nodeTypes="cc"/>
            <draw:path draw:style-name="gr6" draw:id="shape24" draw:name="path70" draw:layer="g3359" svg:width="10.68942372364pt" svg:height="8.70279200000pt" draw:transform="matrix(0.24600803000 0.00000000000 0.00000000000 0.24600803000 55.91977604598pt 55.48071495457pt)" svg:viewBox="0 0 11 9" svg:d="M10.6894 0C5.79167 3.68388 5.08309 8.47333 0 8.70279" koffice:nodeTypes="cc"/>
            <draw:path draw:style-name="gr6" draw:id="shape25" draw:name="path72" draw:layer="g3359" svg:width="26.45507790836pt" svg:height="43.03866789135pt" draw:transform="matrix(0.24600803000 0.00000000000 0.00000000000 0.24600803000 55.90826287017pt 47.03968742921pt)" svg:viewBox="0 0 26 43" svg:d="M0 42.8995C3.00046 43.5483 4.96473 41.9105 7.33088 38.354C8.52188 36.5619 11.708 34.0419 17.1214 30.6437C25.6278 25.3109 28.1492 16.0102 25.3803 10.9108C24.7001 9.65675 22.9524 9.16224 21.9471 9.44312C19.3331 10.1513 14.9405 9.44312 14.9251 5.19035C14.9096 2.79694 16.8585 0 19.3794 0C20.9105 0 21.7305 0.510332 22.1324 1.05231" koffice:nodeTypes="cccccccc"/>
            <draw:path draw:style-name="gr6" draw:id="shape26" draw:name="path74" draw:layer="g3359" svg:width="2.11179024000pt" svg:height="0.86108756961pt" draw:transform="matrix(0.24600803000 0.00000000000 0.00000000000 0.24600803000 60.85528754705pt 47.38017531498pt)" svg:viewBox="0 0 2 1" svg:d="M2.11179 0.178118C1.36252 -0.282144 0 0.222659 0 0.861088" koffice:nodeTypes="cc"/>
            <draw:path draw:style-name="gr6" draw:id="shape27" draw:name="path76" draw:layer="g3359" svg:width="12.50402308923pt" svg:height="2.63578133333pt" draw:transform="matrix(0.24600803000 0.00000000000 0.00000000000 0.24600803000 53.11764618107pt 56.54150157993pt)" svg:viewBox="0 0 13 3" svg:d="M12.504 2.63578C12.504 0.629888 8.96434 0 6.25201 0C3.55498 0 0 0.629888 0 2.63578" koffice:nodeTypes="ccc"/>
            <draw:path draw:style-name="gr6" draw:id="shape28" draw:name="path78" draw:layer="g3359" svg:width="1.14080000000pt" svg:height="0.07220000000pt" draw:transform="matrix(0.24600803000 0.00000000000 0.00000000000 0.24600803000 60.71693263098pt 47.38700156597pt)" svg:viewBox="0 0 1 0" svg:d="M1.1408 0.0722C0.8592 -0.0038 0.4376 -0.0198 0 0.0242" koffice:nodeTypes="cc"/>
            <draw:path draw:style-name="gr6" draw:id="shape29" draw:name="path80" draw:layer="g3359" svg:width="3.70635120226pt" svg:height="4.20567040417pt" draw:transform="matrix(0.24600803000 0.00000000000 0.00000000000 0.24600803000 55.43447812432pt 56.86680631010pt)" svg:viewBox="0 0 4 4" svg:d="M2.55724 1.46894C2.55724 1.2525 2.33182 1.02505 2.00148 1.02505C1.67159 1.02505 1.37637 1.26718 1.37637 1.568C1.37637 2.22833 1.82809 2.58418 2.78309 2.42643C3.56471 2.29803 3.91194 1.59734 3.58205 0.892982C3.25215 0.177618 2.14064 -0.266275 0.942438 0.177618C-0.256212 0.636184 -0.117052 2.15496 0.299542 3.01707C0.54274 3.51599 1.02914 3.9342 1.61957 4.20567" koffice:nodeTypes="cccccccc"/>
            <draw:path draw:style-name="gr6" draw:id="shape30" draw:name="path82" draw:layer="g3359" svg:width="7.03123476571pt" svg:height="1.35136800000pt" draw:transform="matrix(0.24600803000 0.00000000000 0.00000000000 0.24600803000 53.82103234044pt 57.76366947297pt)" svg:viewBox="0 0 7 1" svg:d="M7.03123 0C5.5748 0 5.6217 1.35137 3.5078 1.35137C1.40953 1.35137 1.45644 0 0 0" koffice:nodeTypes="ccc"/>
            <draw:path draw:style-name="gr5" draw:id="shape31" draw:name="path84" draw:layer="g3359" svg:width="1.20537805785pt" svg:height="1.17351200000pt" draw:transform="matrix(0.24600803000 0.00000000000 0.00000000000 0.24600803000 54.49179783504pt 57.19096277913pt)" svg:viewBox="0 0 1 1" svg:d="M0.600414 0C-0.200138 0 -0.200138 1.17351 0.600414 1.17351C1.40097 1.17351 1.41308 0 0.600414 0" koffice:nodeTypes="ccc"/>
            <draw:path draw:style-name="gr8" draw:id="shape32" draw:name="path86" draw:layer="g3359" svg:width="1.20537805785pt" svg:height="1.17351200000pt" draw:transform="matrix(0.24600803000 0.00000000000 0.00000000000 0.24600803000 54.49179783504pt 57.19096277913pt)" svg:viewBox="0 0 1 1" svg:d="M0.600414 0C-0.200138 0 -0.200138 1.17351 0.600414 1.17351C1.40097 1.17351 1.41308 0 0.600414 0Z" koffice:nodeTypes="ccc"/>
            <draw:path draw:style-name="gr5" draw:id="shape33" draw:name="path88" draw:layer="g3359" svg:width="0.93463956652pt" svg:height="0.90630400000pt" draw:transform="matrix(0.24600803000 0.00000000000 0.00000000000 0.24600803000 55.02128091801pt 57.26082905965pt)" svg:viewBox="0 0 1 1" svg:d="M0.464338 0C-0.154779 0 -0.154779 0.906304 0.464338 0.906304C1.08384 0.906304 1.09892 0 0.464338 0" koffice:nodeTypes="ccc"/>
            <draw:path draw:style-name="gr8" draw:id="shape34" draw:name="path90" draw:layer="g3359" svg:width="0.93463956652pt" svg:height="0.90630400000pt" draw:transform="matrix(0.24600803000 0.00000000000 0.00000000000 0.24600803000 55.02128091801pt 57.26082905965pt)" svg:viewBox="0 0 1 1" svg:d="M0.464338 0C-0.154779 0 -0.154779 0.906304 0.464338 0.906304C1.08384 0.906304 1.09892 0 0.464338 0Z" koffice:nodeTypes="ccc"/>
            <draw:path draw:style-name="gr5" draw:id="shape35" draw:name="path92" draw:layer="g3359" svg:width="0.90859024000pt" svg:height="0.92736900000pt" draw:transform="matrix(0.24600803000 0.00000000000 0.00000000000 0.24600803000 54.56673188098pt 57.72258613196pt)" svg:viewBox="0 0 1 1" svg:d="M0.90859 0.465129C0.90859 -0.155043 0 -0.155043 0 0.465129C0 1.08145 0.90859 1.08145 0.90859 0.465129" koffice:nodeTypes="ccc"/>
            <draw:path draw:style-name="gr8" draw:id="shape36" draw:name="path94" draw:layer="g3359" svg:width="0.90859024000pt" svg:height="0.92736900000pt" draw:transform="matrix(0.24600803000 0.00000000000 0.00000000000 0.24600803000 54.56673188098pt 57.72258613196pt)" svg:viewBox="0 0 1 1" svg:d="M0.90859 0.465129C0.90859 -0.155043 0 -0.155043 0 0.465129C0 1.08145 0.90859 1.08145 0.90859 0.465129Z" koffice:nodeTypes="ccc"/>
            <draw:path draw:style-name="gr5" draw:id="shape37" draw:name="path96" draw:layer="g3359" svg:width="0.93464101667pt" svg:height="0.91393600000pt" draw:transform="matrix(0.24600803000 0.00000000000 0.00000000000 0.24600803000 54.10500748175pt 57.26771728449pt)" svg:viewBox="0 0 1 1" svg:d="M0.470301 0.913936C1.08942 0.913936 1.08942 0 0.470301 0C-0.149204 0 -0.164285 0.913936 0.470301 0.913936" koffice:nodeTypes="ccc"/>
            <draw:path draw:style-name="gr8" draw:id="shape38" draw:name="path98" draw:layer="g3359" svg:width="0.93464101667pt" svg:height="0.91393600000pt" draw:transform="matrix(0.24600803000 0.00000000000 0.00000000000 0.24600803000 54.10500748175pt 57.26771728449pt)" svg:viewBox="0 0 1 1" svg:d="M0.470301 0.913936C1.08942 0.913936 1.08942 0 0.470301 0C-0.149204 0 -0.164285 0.913936 0.470301 0.913936Z" koffice:nodeTypes="ccc"/>
            <draw:path draw:style-name="gr5" draw:id="shape39" draw:name="path100" draw:layer="g3359" svg:width="0.90859024000pt" svg:height="0.92160000000pt" draw:transform="matrix(0.24600803000 0.00000000000 0.00000000000 0.24600803000 54.56289415571pt 56.80423815597pt)" svg:viewBox="0 0 1 1" svg:d="M0 0.4608C0 1.0752 0.90859 1.0752 0.90859 0.4608C0.90859 -0.1536 0 -0.1536 0 0.4608" koffice:nodeTypes="ccc"/>
            <draw:path draw:style-name="gr8" draw:id="shape40" draw:name="path102" draw:layer="g3359" svg:width="0.90859024000pt" svg:height="0.92160000000pt" draw:transform="matrix(0.24600803000 0.00000000000 0.00000000000 0.24600803000 54.56289415571pt 56.80423815597pt)" svg:viewBox="0 0 1 1" svg:d="M0 0.4608C0 1.0752 0.90859 1.0752 0.90859 0.4608C0.90859 -0.1536 0 -0.1536 0 0.4608Z" koffice:nodeTypes="ccc"/>
            <draw:path draw:style-name="gr9" draw:id="shape41" draw:name="path104" draw:layer="g3359" svg:width="5.15721680000pt" svg:height="4.62056515044pt" draw:transform="matrix(0.24600803000 0.00000000000 0.00000000000 0.24600803000 54.11702920214pt 43.54167466220pt)" svg:viewBox="0 0 5 5" svg:d="M1.15461e-14 4.34972C1.33287 3.44261 2.98343 1.91643 3.58629 0.906143C4.41136 -0.503962 4.52267 0.183894 5.15722 0.0678183C3.6655 1.79606 1.80899 3.64467 0.491957 4.62057L0 4.34972" koffice:nodeTypes="ccccc"/>
            <draw:path draw:style-name="gr10" draw:id="shape42" draw:name="path106" draw:layer="g3359" svg:width="5.15721680000pt" svg:height="4.62056515044pt" draw:transform="matrix(0.24600803000 0.00000000000 0.00000000000 0.24600803000 54.11702920214pt 43.54167466220pt)" svg:viewBox="0 0 5 5" svg:d="M1.15461e-14 4.34972C1.33287 3.44261 2.98343 1.91643 3.58629 0.906143C4.41136 -0.503962 4.52267 0.183894 5.15722 0.0678183C3.6655 1.79606 1.80899 3.64467 0.491957 4.62057L0 4.34972" koffice:nodeTypes="ccccc"/>
            <draw:path draw:style-name="gr9" draw:id="shape43" draw:name="path108" draw:layer="g3359" svg:width="5.61121804800pt" svg:height="1.48979051804pt" draw:transform="matrix(0.24600803000 0.00000000000 0.00000000000 0.24600803000 50.11172326410pt 45.11606985132pt)" svg:viewBox="0 0 6 1" svg:d="M5.61122 0.693331C2.13525 -0.911984 0.811046 0.762377 0 0.84178C0.95978 1.03166 1.77083 2.28484 5.61122 0.693331" koffice:nodeTypes="ccc"/>
            <draw:path draw:style-name="gr10" draw:id="shape44" draw:name="path110" draw:layer="g3359" svg:width="5.61121804800pt" svg:height="1.48979051804pt" draw:transform="matrix(0.24600803000 0.00000000000 0.00000000000 0.24600803000 50.11172326410pt 45.11606985132pt)" svg:viewBox="0 0 6 1" svg:d="M5.61122 0.693331C2.13525 -0.911984 0.811046 0.762377 0 0.84178C0.95978 1.03166 1.77083 2.28484 5.61122 0.693331Z" koffice:nodeTypes="ccc"/>
            <draw:path draw:style-name="gr9" draw:id="shape45" draw:name="path112" draw:layer="g3359" svg:width="5.61206556800pt" svg:height="1.47388130039pt" draw:transform="matrix(0.24600803000 0.00000000000 0.00000000000 0.24600803000 50.47296145535pt 44.80021156757pt)" svg:viewBox="0 0 6 1" svg:d="M5.61207 0.868124C2.3011 -0.944927 0.828058 0.638056 0 0.679261C0.943749 0.919632 1.63917 2.22105 5.61207 0.868124" koffice:nodeTypes="ccc"/>
            <draw:path draw:style-name="gr10" draw:id="shape46" draw:name="path114" draw:layer="g3359" svg:width="5.61206556800pt" svg:height="1.47388130039pt" draw:transform="matrix(0.24600803000 0.00000000000 0.00000000000 0.24600803000 50.47296145535pt 44.80021156757pt)" svg:viewBox="0 0 6 1" svg:d="M5.61207 0.868124C2.3011 -0.944927 0.828058 0.638056 0 0.679261C0.943749 0.919632 1.63917 2.22105 5.61207 0.868124Z" koffice:nodeTypes="ccc"/>
            <draw:path draw:style-name="gr9" draw:id="shape47" draw:name="path116" draw:layer="g3359" svg:width="5.61206556800pt" svg:height="1.46442259480pt" draw:transform="matrix(0.24600803000 0.00000000000 0.00000000000 0.24600803000 51.02264179759pt 44.47856550097pt)" svg:viewBox="0 0 6 1" svg:d="M5.61207 0.912787C2.35069 -0.945779 0.828058 0.60474 0 0.632122C0.943749 0.899096 1.58916 2.18264 5.61207 0.912787" koffice:nodeTypes="ccc"/>
            <draw:path draw:style-name="gr10" draw:id="shape48" draw:name="path118" draw:layer="g3359" svg:width="5.61206556800pt" svg:height="1.46442259480pt" draw:transform="matrix(0.24600803000 0.00000000000 0.00000000000 0.24600803000 51.02264179759pt 44.47856550097pt)" svg:viewBox="0 0 6 1" svg:d="M5.61207 0.912787C2.35069 -0.945779 0.828058 0.60474 0 0.632122C0.943749 0.899096 1.58916 2.18264 5.61207 0.912787Z" koffice:nodeTypes="ccc"/>
            <draw:path draw:style-name="gr9" draw:id="shape49" draw:name="path120" draw:layer="g3359" svg:width="5.44717468800pt" svg:height="1.53072165335pt" draw:transform="matrix(0.24600803000 0.00000000000 0.00000000000 0.24600803000 51.49546923125pt 44.12721802713pt)" svg:viewBox="0 0 5 2" svg:d="M5.44717 1.21335C2.49542 -0.973777 0.799103 0.474973 0 0.418983C0.880516 0.775921 1.35355 2.14069 5.44717 1.21335" koffice:nodeTypes="ccc"/>
            <draw:path draw:style-name="gr10" draw:id="shape50" draw:name="path122" draw:layer="g3359" svg:width="5.44717468800pt" svg:height="1.53072165335pt" draw:transform="matrix(0.24600803000 0.00000000000 0.00000000000 0.24600803000 51.49546923125pt 44.12721802713pt)" svg:viewBox="0 0 5 2" svg:d="M5.44717 1.21335C2.49542 -0.973777 0.799103 0.474973 0 0.418983C0.880516 0.775921 1.35355 2.14069 5.44717 1.21335Z" koffice:nodeTypes="ccc"/>
            <draw:path draw:style-name="gr9" draw:id="shape51" draw:name="path124" draw:layer="g3359" svg:width="5.34908931200pt" svg:height="1.61626378992pt" draw:transform="matrix(0.24600803000 0.00000000000 0.00000000000 0.24600803000 52.08746295464pt 43.88910754879pt)" svg:viewBox="0 0 5 2" svg:d="M5.34909 1.38693C2.55353 -0.989926 0.791875 0.430439 0 0.333351C0.856417 0.725298 1.24449 2.17082 5.34909 1.38693" koffice:nodeTypes="ccc"/>
            <draw:path draw:style-name="gr10" draw:id="shape52" draw:name="path126" draw:layer="g3359" svg:width="5.34908931200pt" svg:height="1.61626378992pt" draw:transform="matrix(0.24600803000 0.00000000000 0.00000000000 0.24600803000 52.08746295464pt 43.88910754879pt)" svg:viewBox="0 0 5 2" svg:d="M5.34909 1.38693C2.55353 -0.989926 0.791875 0.430439 0 0.333351C0.856417 0.725298 1.24449 2.17082 5.34909 1.38693Z" koffice:nodeTypes="ccc"/>
            <draw:path draw:style-name="gr9" draw:id="shape53" draw:name="path128" draw:layer="g3359" svg:width="4.84442931200pt" svg:height="2.17535680245pt" draw:transform="matrix(0.24600803000 0.00000000000 0.00000000000 0.24600803000 52.75630958660pt 43.69459548293pt)" svg:viewBox="0 0 5 2" svg:d="M4.84443 2.15414C2.64506 -1.00799 0.73824 0.314431 0 0.0849884C0.722885 0.689881 0.830372 2.38358 4.84443 2.15414" koffice:nodeTypes="ccc"/>
            <draw:path draw:style-name="gr10" draw:id="shape54" draw:name="path130" draw:layer="g3359" svg:width="4.84442931200pt" svg:height="2.17535680245pt" draw:transform="matrix(0.24600803000 0.00000000000 0.00000000000 0.24600803000 52.75630958660pt 43.69459548293pt)" svg:viewBox="0 0 5 2" svg:d="M4.84443 2.15414C2.64506 -1.00799 0.73824 0.314431 0 0.0849884C0.722885 0.689881 0.830372 2.38358 4.84443 2.15414Z" koffice:nodeTypes="ccc"/>
            <draw:path draw:style-name="gr9" draw:id="shape55" draw:name="path132" draw:layer="g3359" svg:width="1.83966427174pt" svg:height="2.09545429937pt" draw:transform="matrix(0.24600803000 0.00000000000 0.00000000000 0.24600803000 53.59515879364pt 43.61642072927pt)" svg:viewBox="0 0 2 2" svg:d="M1.83966 2.09545C1.73455 1.5238 0.505774 0.79168 0.401043 0.517553C0.715621 0.490809 0.760505 0.163193 0.625851 0.0461872C0.520736 -0.0440743 0.266005 0.00607098 0.131351 0.12642C-0.00368748 0.270169 -0.138342 0.607814 0.295928 0.895311C0.745544 1.18281 1.31524 1.70432 1.49516 2.09545" koffice:nodeTypes="cccccc"/>
            <draw:path draw:style-name="gr10" draw:id="shape56" draw:name="path134" draw:layer="g3359" svg:width="1.83966427174pt" svg:height="2.09545429937pt" draw:transform="matrix(0.24600803000 0.00000000000 0.00000000000 0.24600803000 53.59515879364pt 43.61642072927pt)" svg:viewBox="0 0 2 2" svg:d="M1.83966 2.09545C1.73455 1.5238 0.505774 0.79168 0.401043 0.517553C0.715621 0.490809 0.760505 0.163193 0.625851 0.0461872C0.520736 -0.0440743 0.266005 0.00607098 0.131351 0.12642C-0.00368748 0.270169 -0.138342 0.607814 0.295928 0.895311C0.745544 1.18281 1.31524 1.70432 1.49516 2.09545" koffice:nodeTypes="cccccc"/>
            <draw:path draw:style-name="gr9" draw:id="shape57" draw:name="path136" draw:layer="g3359" svg:width="5.18895219200pt" svg:height="4.62056515044pt" draw:transform="matrix(0.24600803000 0.00000000000 0.00000000000 0.24600803000 53.99402518714pt 43.54167466220pt)" svg:viewBox="0 0 5 5" svg:d="M5.18895 4.34972C3.85198 3.44261 2.19636 1.91643 1.59165 0.906143C0.748148 -0.503962 0.652388 0.183894 0 0.0678183C1.4963 1.79606 3.35852 3.64467 4.67959 4.62057L5.18895 4.34972" koffice:nodeTypes="ccccc"/>
            <draw:path draw:style-name="gr10" draw:id="shape58" draw:name="path138" draw:layer="g3359" svg:width="5.18895219200pt" svg:height="4.62056515044pt" draw:transform="matrix(0.24600803000 0.00000000000 0.00000000000 0.24600803000 53.99402518714pt 43.54167466220pt)" svg:viewBox="0 0 5 5" svg:d="M5.18895 4.34972C3.85198 3.44261 2.19636 1.91643 1.59165 0.906143C0.748148 -0.503962 0.652388 0.183894 0 0.0678183C1.4963 1.79606 3.35852 3.64467 4.67959 4.62057L5.18895 4.34972" koffice:nodeTypes="ccccc"/>
            <draw:path draw:style-name="gr9" draw:id="shape59" draw:name="path140" draw:layer="g3359" svg:width="5.61121804800pt" svg:height="1.48979051804pt" draw:transform="matrix(0.24600803000 0.00000000000 0.00000000000 0.24600803000 57.94934229348pt 45.11606985132pt)" svg:viewBox="0 0 6 1" svg:d="M0 0.693331C3.47597 -0.911984 4.80017 0.762377 5.61122 0.84178C4.65144 1.03166 3.84039 2.28484 0 0.693331" koffice:nodeTypes="ccc"/>
            <draw:path draw:style-name="gr10" draw:id="shape60" draw:name="path142" draw:layer="g3359" svg:width="5.61121804800pt" svg:height="1.48979051804pt" draw:transform="matrix(0.24600803000 0.00000000000 0.00000000000 0.24600803000 57.94934229348pt 45.11606985132pt)" svg:viewBox="0 0 6 1" svg:d="M0 0.693331C3.47597 -0.911984 4.80017 0.762377 5.61122 0.84178C4.65144 1.03166 3.84039 2.28484 0 0.693331Z" koffice:nodeTypes="ccc"/>
            <draw:path draw:style-name="gr9" draw:id="shape61" draw:name="path144" draw:layer="g3359" svg:width="5.61121804800pt" svg:height="1.47388130039pt" draw:transform="matrix(0.24600803000 0.00000000000 0.00000000000 0.24600803000 57.58800569901pt 44.80021156757pt)" svg:viewBox="0 0 6 1" svg:d="M0 0.868124C3.31071 -0.944927 4.78365 0.638056 5.61122 0.679261C4.66796 0.919632 3.9726 2.22105 0 0.868124" koffice:nodeTypes="ccc"/>
            <draw:path draw:style-name="gr10" draw:id="shape62" draw:name="path146" draw:layer="g3359" svg:width="5.61121804800pt" svg:height="1.47388130039pt" draw:transform="matrix(0.24600803000 0.00000000000 0.00000000000 0.24600803000 57.58800569901pt 44.80021156757pt)" svg:viewBox="0 0 6 1" svg:d="M0 0.868124C3.31071 -0.944927 4.78365 0.638056 5.61122 0.679261C4.66796 0.919632 3.9726 2.22105 0 0.868124Z" koffice:nodeTypes="ccc"/>
            <draw:path draw:style-name="gr9" draw:id="shape63" draw:name="path148" draw:layer="g3359" svg:width="5.57821468800pt" svg:height="1.46442259480pt" draw:transform="matrix(0.24600803000 0.00000000000 0.00000000000 0.24600803000 57.03832535678pt 44.47856550097pt)" svg:viewBox="0 0 6 1" svg:d="M0 0.912787C3.25153 -0.945779 4.76956 0.60474 5.57821 0.632122C4.63774 0.899096 3.99385 2.18264 0 0.912787" koffice:nodeTypes="ccc"/>
            <draw:path draw:style-name="gr10" draw:id="shape64" draw:name="path150" draw:layer="g3359" svg:width="5.57821468800pt" svg:height="1.46442259480pt" draw:transform="matrix(0.24600803000 0.00000000000 0.00000000000 0.24600803000 57.03832535678pt 44.47856550097pt)" svg:viewBox="0 0 6 1" svg:d="M0 0.912787C3.25153 -0.945779 4.76956 0.60474 5.57821 0.632122C4.63774 0.899096 3.99385 2.18264 0 0.912787Z" koffice:nodeTypes="ccc"/>
            <draw:path draw:style-name="gr9" draw:id="shape65" draw:name="path152" draw:layer="g3359" svg:width="5.44717468800pt" svg:height="1.53072165335pt" draw:transform="matrix(0.24600803000 0.00000000000 0.00000000000 0.24600803000 56.58478495267pt 44.12721802713pt)" svg:viewBox="0 0 5 2" svg:d="M0 1.21335C2.95175 -0.973777 4.64807 0.474973 5.44717 0.418983C4.56624 0.775921 4.09363 2.14069 0 1.21335" koffice:nodeTypes="ccc"/>
            <draw:path draw:style-name="gr10" draw:id="shape66" draw:name="path154" draw:layer="g3359" svg:width="5.44717468800pt" svg:height="1.53072165335pt" draw:transform="matrix(0.24600803000 0.00000000000 0.00000000000 0.24600803000 56.58478495267pt 44.12721802713pt)" svg:viewBox="0 0 5 2" svg:d="M0 1.21335C2.95175 -0.973777 4.64807 0.474973 5.44717 0.418983C4.56624 0.775921 4.09363 2.14069 0 1.21335Z" koffice:nodeTypes="ccc"/>
            <draw:path draw:style-name="gr9" draw:id="shape67" draw:name="path156" draw:layer="g3359" svg:width="5.34991680000pt" svg:height="1.61626378992pt" draw:transform="matrix(0.24600803000 0.00000000000 0.00000000000 0.24600803000 56.00814213035pt 43.88910754879pt)" svg:viewBox="0 0 5 2" svg:d="M1.17598e-14 1.38693C2.78005 -0.989926 4.55798 0.430439 5.34992 0.333351C4.50957 0.725298 4.12146 2.17082 0 1.38693" koffice:nodeTypes="ccc"/>
            <draw:path draw:style-name="gr10" draw:id="shape68" draw:name="path158" draw:layer="g3359" svg:width="5.34991680000pt" svg:height="1.61626378992pt" draw:transform="matrix(0.24600803000 0.00000000000 0.00000000000 0.24600803000 56.00814213035pt 43.88910754879pt)" svg:viewBox="0 0 5 2" svg:d="M0 1.38693C2.78005 -0.989926 4.55798 0.430439 5.34992 0.333351C4.50957 0.725298 4.12146 2.17082 0 1.38693Z" koffice:nodeTypes="ccc"/>
            <draw:path draw:style-name="gr9" draw:id="shape69" draw:name="path160" draw:layer="g3359" svg:width="4.84442931200pt" svg:height="2.17535680245pt" draw:transform="matrix(0.24600803000 0.00000000000 0.00000000000 0.24600803000 55.39705818383pt 43.69459548293pt)" svg:viewBox="0 0 5 2" svg:d="M0 2.15414C2.19936 -1.00799 4.10619 0.314431 4.84443 0.0849884C4.12154 0.689881 4.01406 2.38358 0 2.15414" koffice:nodeTypes="ccc"/>
            <draw:path draw:style-name="gr10" draw:id="shape70" draw:name="path162" draw:layer="g3359" svg:width="4.84442931200pt" svg:height="2.17535680245pt" draw:transform="matrix(0.24600803000 0.00000000000 0.00000000000 0.24600803000 55.39705818383pt 43.69459548293pt)" svg:viewBox="0 0 5 2" svg:d="M0 2.15414C2.19936 -1.00799 4.10619 0.314431 4.84443 0.0849884C4.12154 0.689881 4.01406 2.38358 0 2.15414Z" koffice:nodeTypes="ccc"/>
            <draw:path draw:style-name="gr9" draw:id="shape71" draw:name="path164" draw:layer="g3359" svg:width="1.85117023839pt" svg:height="2.09545429937pt" draw:transform="matrix(0.24600803000 0.00000000000 0.00000000000 0.24600803000 55.29708052044pt 43.61642072927pt)" svg:viewBox="0 0 2 2" svg:d="M0 2.09545C0.105058 1.5238 1.33767 0.79168 1.44311 0.517553C1.11254 0.490809 1.08214 0.163193 1.2176 0.0461872C1.32266 -0.0440743 1.57857 0.00607098 1.71365 0.12642C1.86411 0.270169 1.98418 0.607814 1.54817 0.895311C1.11254 1.18281 0.526062 1.70432 0.345577 2.09545" koffice:nodeTypes="cccccc"/>
            <draw:path draw:style-name="gr10" draw:id="shape72" draw:name="path166" draw:layer="g3359" svg:width="1.85117023839pt" svg:height="2.09545429937pt" draw:transform="matrix(0.24600803000 0.00000000000 0.00000000000 0.24600803000 55.29708052044pt 43.61642072927pt)" svg:viewBox="0 0 2 2" svg:d="M0 2.09545C0.105058 1.5238 1.33767 0.79168 1.44311 0.517553C1.11254 0.490809 1.08214 0.163193 1.2176 0.0461872C1.32266 -0.0440743 1.57857 0.00607098 1.71365 0.12642C1.86411 0.270169 1.98418 0.607814 1.54817 0.895311C1.11254 1.18281 0.526062 1.70432 0.345577 2.09545" koffice:nodeTypes="cccccc"/>
            <draw:path draw:style-name="gr10" draw:id="shape73" draw:name="path168" draw:layer="g3359" svg:width="2.79680000000pt" svg:height="0.22000000000pt" draw:transform="matrix(0.24600803000 0.00000000000 0.00000000000 0.24600803000 50.68059223267pt 45.31369509073pt)" svg:viewBox="0 0 3 0" svg:d="M0 0.22C0.8904 -0.048 2.0156 0.08 2.7968 0" koffice:nodeTypes="cc"/>
            <draw:path draw:style-name="gr10" draw:id="shape74" draw:name="path170" draw:layer="g3359" svg:width="2.81240000000pt" svg:height="0.09066653333pt" draw:transform="matrix(0.24600803000 0.00000000000 0.00000000000 0.24600803000 51.03809110187pt 45.02274963492pt)" svg:viewBox="0 0 3 0" svg:d="M0 0.0906665C0.9216 -0.113333 2.0156 0.0906665 2.8124 0.0906665" koffice:nodeTypes="cc"/>
            <draw:path draw:style-name="gr10" draw:id="shape75" draw:name="path172" draw:layer="g3359" svg:width="2.81240000000pt" svg:height="0.11197425070pt" draw:transform="matrix(0.24600803000 0.00000000000 0.00000000000 0.24600803000 51.58777144410pt 44.70556947671pt)" svg:viewBox="0 0 3 0" svg:d="M0 0.0639747C0.9216 -0.104026 2.0156 0.111974 2.8124 0.111974" koffice:nodeTypes="cc"/>
            <draw:path draw:style-name="gr10" draw:id="shape76" draw:name="path174" draw:layer="g3359" svg:width="2.78120000000pt" svg:height="0.37087499251pt" draw:transform="matrix(0.24600803000 0.00000000000 0.00000000000 0.24600803000 52.04898729875pt 44.36536477009pt)" svg:viewBox="0 0 3 0" svg:d="M0 0.0108755C0.9376 -0.0651245 2 0.278875 2.7812 0.370875" koffice:nodeTypes="cc"/>
            <draw:path draw:style-name="gr10" draw:id="shape77" draw:name="path176" draw:layer="g3359" svg:width="2.54951445333pt" svg:height="0.25185261611pt" draw:transform="matrix(0.24600803000 0.00000000000 0.00000000000 0.24600803000 52.63330557160pt 44.12944948503pt)" svg:viewBox="0 0 3 0" svg:d="M0 0.000928116C0.863973 -0.0151311 1.82935 0.181594 2.54951 0.251853" koffice:nodeTypes="cc"/>
            <draw:path draw:style-name="gr10" draw:id="shape78" draw:name="path178" draw:layer="g3359" svg:width="2.32460821333pt" svg:height="0.85377600000pt" draw:transform="matrix(0.24600803000 0.00000000000 0.00000000000 0.24600803000 53.27518972348pt 43.95277866877pt)" svg:viewBox="0 0 2 1" svg:d="M0 0C0.825338 0.088704 1.67814 0.635712 2.32461 0.853776" koffice:nodeTypes="cc"/>
            <draw:path draw:style-name="gr10" draw:id="shape79" draw:name="path180" draw:layer="g3359" svg:width="2.79680000000pt" svg:height="0.22000000000pt" draw:transform="matrix(0.24600803000 0.00000000000 0.00000000000 0.24600803000 57.99549339991pt 45.31369509073pt)" svg:viewBox="0 0 3 0" svg:d="M2.7968 0.22C1.8904 -0.048 0.7812 0.08 0 0" koffice:nodeTypes="cc"/>
            <draw:path draw:style-name="gr10" draw:id="shape80" draw:name="path182" draw:layer="g3359" svg:width="2.81240000000pt" svg:height="0.09066653333pt" draw:transform="matrix(0.24600803000 0.00000000000 0.00000000000 0.24600803000 57.63415680544pt 45.02274963492pt)" svg:viewBox="0 0 3 0" svg:d="M2.8124 0.0906665C1.8904 -0.113333 0.7968 0.0906665 0 0.0906665" koffice:nodeTypes="cc"/>
            <draw:path draw:style-name="gr10" draw:id="shape81" draw:name="path184" draw:layer="g3359" svg:width="2.81240000000pt" svg:height="0.11197425070pt" draw:transform="matrix(0.24600803000 0.00000000000 0.00000000000 0.24600803000 57.08447646321pt 44.70556947671pt)" svg:viewBox="0 0 3 0" svg:d="M2.8124 0.0639747C1.8908 -0.104026 0.7968 0.111974 0 0.111974" koffice:nodeTypes="cc"/>
            <draw:path draw:style-name="gr10" draw:id="shape82" draw:name="path186" draw:layer="g3359" svg:width="2.78120000000pt" svg:height="0.37087499251pt" draw:transform="matrix(0.24600803000 0.00000000000 0.00000000000 0.24600803000 56.63093605910pt 44.36536477009pt)" svg:viewBox="0 0 3 0" svg:d="M2.7812 0.0108755C1.8436 -0.0651245 0.7812 0.278875 0 0.370875" koffice:nodeTypes="cc"/>
            <draw:path draw:style-name="gr10" draw:id="shape83" draw:name="path188" draw:layer="g3359" svg:width="2.54951445333pt" svg:height="0.25185261611pt" draw:transform="matrix(0.24600803000 0.00000000000 0.00000000000 0.24600803000 56.05045551151pt 44.12944948503pt)" svg:viewBox="0 0 3 0" svg:d="M2.54951 0.000928116C1.68517 -0.0151311 0.720162 0.181594 0 0.251853" koffice:nodeTypes="cc"/>
            <draw:path draw:style-name="gr10" draw:id="shape84" draw:name="path190" draw:layer="g3359" svg:width="2.32460821333pt" svg:height="0.85377600000pt" draw:transform="matrix(0.24600803000 0.00000000000 0.00000000000 0.24600803000 55.43927316178pt 43.95277866877pt)" svg:viewBox="0 0 2 1" svg:d="M2.32461 0C1.49927 0.088704 0.646468 0.635712 0 0.853776" koffice:nodeTypes="cc"/>
            <draw:path draw:style-name="gr11" draw:id="shape85" draw:name="path192" draw:layer="g3359" svg:width="37.56365982737pt" svg:height="18.80848505263pt" draw:transform="matrix(0.24600803000 0.00000000000 0.00000000000 0.24600803000 50.02709650178pt 44.71835565813pt)" svg:viewBox="0 0 38 19" svg:d="M0.0310204 18.8085C0.932201 15.8077 1.38279 11.9513 0.108969 6.93279C5.71689 3.31118 9.66284 0 18.7975 0C27.9167 0 32.2198 2.51523 37.4861 6.93279C36.2278 11.9513 36.6784 15.7918 37.5637 18.8085L0 18.8085" koffice:nodeTypes="cccccc"/>
            <draw:path draw:style-name="gr5" draw:id="shape86" draw:name="path194" draw:layer="g3359" svg:width="6.67393066667pt" svg:height="2.31548313563pt" draw:transform="matrix(0.24600803000 0.00000000000 0.00000000000 0.24600803000 50.29239156133pt 48.72050938129pt)" svg:viewBox="0 0 7 2" svg:d="M0 2.31548C0.873264 -0.812108 5.85003 -0.731283 6.67393 2.31548L0 2.31548" koffice:nodeTypes="ccc"/>
            <draw:path draw:style-name="gr12" draw:id="shape87" draw:name="path196" draw:layer="g3359" svg:width="6.67393066667pt" svg:height="2.31548313563pt" draw:transform="matrix(0.24600803000 0.00000000000 0.00000000000 0.24600803000 50.29239156133pt 48.72050938129pt)" svg:viewBox="0 0 7 2" svg:d="M0 2.31548C0.873264 -0.812108 5.85003 -0.731283 6.67393 2.31548L0 2.31548" koffice:nodeTypes="ccc"/>
            <draw:path draw:style-name="gr5" draw:id="shape88" draw:name="path198" draw:layer="g3359" svg:width="0.00000000000pt" svg:height="5.51600000000pt" draw:transform="matrix(0.24600803000 0.00000000000 0.00000000000 0.24600803000 51.07263062928pt 47.23550982109pt)" svg:viewBox="0 0 0 6" svg:d="M0 5.516L0 0" koffice:nodeTypes="cc"/>
            <draw:path draw:style-name="gr12" draw:id="shape89" draw:name="path200" draw:layer="g3359" svg:width="0.00000000000pt" svg:height="5.51600000000pt" draw:transform="matrix(0.24600803000 0.00000000000 0.00000000000 0.24600803000 51.07263062928pt 47.23550982109pt)" svg:viewBox="0 0 0 6" svg:d="M0 5.516L0 0" koffice:nodeTypes="cc"/>
            <draw:path draw:style-name="gr5" draw:id="shape90" draw:name="path202" draw:layer="g3359" svg:width="1.34611232000pt" svg:height="6.28326666667pt" draw:transform="matrix(0.24600803000 0.00000000000 0.00000000000 0.24600803000 51.31096320875pt 47.11250580609pt)" svg:viewBox="0 0 1 6" svg:d="M0 6.28327L1.34611 0" koffice:nodeTypes="cc"/>
            <draw:path draw:style-name="gr12" draw:id="shape91" draw:name="path204" draw:layer="g3359" svg:width="1.34611232000pt" svg:height="6.28326666667pt" draw:transform="matrix(0.24600803000 0.00000000000 0.00000000000 0.24600803000 51.31096320875pt 47.11250580609pt)" svg:viewBox="0 0 1 6" svg:d="M0 6.28327L1.34611 0" koffice:nodeTypes="cc"/>
            <draw:path draw:style-name="gr5" draw:id="shape92" draw:name="path206" draw:layer="g3359" svg:width="3.35301552000pt" svg:height="5.04166666667pt" draw:transform="matrix(0.24600803000 0.00000000000 0.00000000000 0.24600803000 51.53394488714pt 47.36244996457pt)" svg:viewBox="0 0 3 5" svg:d="M0 5.04167L3.35302 0" koffice:nodeTypes="cc"/>
            <draw:path draw:style-name="gr12" draw:id="shape93" draw:name="path208" draw:layer="g3359" svg:width="3.35301552000pt" svg:height="5.04166666667pt" draw:transform="matrix(0.24600803000 0.00000000000 0.00000000000 0.24600803000 51.53394488714pt 47.36244996457pt)" svg:viewBox="0 0 3 5" svg:d="M0 5.04167L3.35302 0" koffice:nodeTypes="cc"/>
            <draw:path draw:style-name="gr5" draw:id="shape94" draw:name="path210" draw:layer="g3359" svg:width="4.01085781333pt" svg:height="4.05538133333pt" draw:transform="matrix(0.24600803000 0.00000000000 0.00000000000 0.24600803000 51.72612636017pt 48.00403890681pt)" svg:viewBox="0 0 4 4" svg:d="M0 4.05538L4.01086 0" koffice:nodeTypes="cc"/>
            <draw:path draw:style-name="gr12" draw:id="shape95" draw:name="path212" draw:layer="g3359" svg:width="4.01085781333pt" svg:height="4.05538133333pt" draw:transform="matrix(0.24600803000 0.00000000000 0.00000000000 0.24600803000 51.72612636017pt 48.00403890681pt)" svg:viewBox="0 0 4 4" svg:d="M0 4.05538L4.01086 0" koffice:nodeTypes="cc"/>
            <draw:path draw:style-name="gr5" draw:id="shape96" draw:name="path214" draw:layer="g3359" svg:width="1.64239688000pt" svg:height="1.09830400000pt" draw:transform="matrix(0.24600803000 0.00000000000 0.00000000000 0.24600803000 51.87215672678pt 48.79618476341pt)" svg:viewBox="0 0 2 1" svg:d="M0 1.0983L1.6424 0" koffice:nodeTypes="cc"/>
            <draw:path draw:style-name="gr12" draw:id="shape97" draw:name="path216" draw:layer="g3359" svg:width="1.64239688000pt" svg:height="1.09830400000pt" draw:transform="matrix(0.24600803000 0.00000000000 0.00000000000 0.24600803000 51.87215672678pt 48.79618476341pt)" svg:viewBox="0 0 2 1" svg:d="M0 1.0983L1.6424 0" koffice:nodeTypes="cc"/>
            <draw:path draw:style-name="gr5" draw:id="shape98" draw:name="path218" draw:layer="g3359" svg:width="1.34545608000pt" svg:height="6.28326666667pt" draw:transform="matrix(0.24600803000 0.00000000000 0.00000000000 0.24600803000 50.43842192794pt 47.11250580609pt)" svg:viewBox="0 0 1 6" svg:d="M1.34546 6.28327L0 0" koffice:nodeTypes="cc"/>
            <draw:path draw:style-name="gr12" draw:id="shape99" draw:name="path220" draw:layer="g3359" svg:width="1.34545608000pt" svg:height="6.28326666667pt" draw:transform="matrix(0.24600803000 0.00000000000 0.00000000000 0.24600803000 50.43842192794pt 47.11250580609pt)" svg:viewBox="0 0 1 6" svg:d="M1.34546 6.28327L0 0" koffice:nodeTypes="cc"/>
            <draw:path draw:style-name="gr5" draw:id="shape100" draw:name="path222" draw:layer="g3359" svg:width="1.12500000000pt" svg:height="2.26722133333pt" draw:transform="matrix(0.24600803000 0.00000000000 0.00000000000 0.24600803000 50.25007818017pt 48.07390518733pt)" svg:viewBox="0 0 1 2" svg:d="M1.125 2.26722L0 0" koffice:nodeTypes="cc"/>
            <draw:path draw:style-name="gr12" draw:id="shape101" draw:name="path224" draw:layer="g3359" svg:width="1.12500000000pt" svg:height="2.26722133333pt" draw:transform="matrix(0.24600803000 0.00000000000 0.00000000000 0.24600803000 50.25007818017pt 48.07390518733pt)" svg:viewBox="0 0 1 2" svg:d="M1.125 2.26722L0 0" koffice:nodeTypes="cc"/>
            <draw:path draw:style-name="gr5" draw:id="shape102" draw:name="path226" draw:layer="g3359" svg:width="0.82156096000pt" svg:height="0.82446400000pt" draw:transform="matrix(0.24600803000 0.00000000000 0.00000000000 0.24600803000 50.20392707375pt 48.63873962421pt)" svg:viewBox="0 0 1 1" svg:d="M0.821561 0.824464L0 0" koffice:nodeTypes="cc"/>
            <draw:path draw:style-name="gr12" draw:id="shape103" draw:name="path228" draw:layer="g3359" svg:width="0.82156096000pt" svg:height="0.82446400000pt" draw:transform="matrix(0.24600803000 0.00000000000 0.00000000000 0.24600803000 50.20392707375pt 48.63873962421pt)" svg:viewBox="0 0 1 1" svg:d="M0.821561 0.824464L0 0" koffice:nodeTypes="cc"/>
            <draw:path draw:style-name="gr5" draw:id="shape104" draw:name="path230" draw:layer="g3359" svg:width="0.54680000000pt" svg:height="0.31200000000pt" draw:transform="matrix(0.24600803000 0.00000000000 0.00000000000 0.24600803000 50.14626279151pt 48.97724667349pt)" svg:viewBox="0 0 1 0" svg:d="M0.5468 0.312L0 0" koffice:nodeTypes="cc"/>
            <draw:path draw:style-name="gr12" draw:id="shape105" draw:name="path232" draw:layer="g3359" svg:width="0.54680000000pt" svg:height="0.31200000000pt" draw:transform="matrix(0.24600803000 0.00000000000 0.00000000000 0.24600803000 50.14626279151pt 48.97724667349pt)" svg:viewBox="0 0 1 0" svg:d="M0.5468 0.312L0 0" koffice:nodeTypes="cc"/>
            <draw:path draw:style-name="gr13" draw:id="shape106" draw:name="path234" draw:layer="g3359" svg:width="42.80200020938pt" svg:height="29.28067586207pt" draw:transform="matrix(0.24600803000 0.00000000000 0.00000000000 0.24600803000 49.40400665344pt 49.36889145725pt)" svg:viewBox="0 0 43 29" svg:d="M2.55809 0C2.05924 1.68007 1.43588 3.11095 0.890346 4.33282C-0.528377 7.55228 -0.824493 15.0403 4.4134 20.3337C12.1922 28.1673 18.1161 25.0122 21.0937 29.2807C21.296 29.2807 21.4676 29.2807 21.7015 29.2807C24.679 25.0122 30.6029 28.1673 38.3817 20.3337C43.6196 15.0403 43.3391 7.55228 41.9048 4.33282C41.3748 3.123 40.7355 1.68007 40.2366 0C34.4999 0 8.27927 0 2.54253 0" koffice:nodeTypes="ccccccccc"/>
            <draw:path draw:style-name="gr14" draw:id="shape107" draw:name="path236" draw:layer="g3359" svg:width="0.12480000000pt" svg:height="5.06364992020pt" draw:transform="matrix(0.24600803000 0.00000000000 0.00000000000 0.24600803000 54.24003321714pt 48.22356498654pt)" svg:viewBox="0 0 0 5" svg:d="M0 4.99965L0.0624 0.187647C0.0624 -0.0483533 0.1092 -0.0763533 0.1092 0.187647L0.1248 5.06365" koffice:nodeTypes="cccc"/>
            <draw:path draw:style-name="gr15" draw:id="shape108" draw:name="path238" draw:layer="g3359" svg:width="0.12480000000pt" svg:height="5.06364992020pt" draw:transform="matrix(0.24600803000 0.00000000000 0.00000000000 0.24600803000 54.24003321714pt 48.22356498654pt)" svg:viewBox="0 0 0 5" svg:d="M0 4.99965L0.0624 0.187647C0.0624 -0.0483533 0.1092 -0.0763533 0.1092 0.187647L0.1248 5.06365" koffice:nodeTypes="cccc"/>
            <draw:path draw:style-name="gr4" draw:id="shape109" draw:name="path240" draw:layer="g3359" svg:width="0.75000000000pt" svg:height="0.33305098566pt" draw:transform="matrix(0.24600803000 0.00000000000 0.00000000000 0.24600803000 54.27073501928pt 48.25667661427pt)" svg:viewBox="0 0 1 0" svg:d="M0 0.037051C0.1564 -0.102949 0.5156 0.209051 0.75 0.069051C0.6096 0.537051 0.0624 0.161051 0 0.333051L0 0.021051" koffice:nodeTypes="cccc"/>
            <draw:path draw:style-name="gr15" draw:id="shape110" draw:name="path242" draw:layer="g3359" svg:width="0.75000000000pt" svg:height="0.33305098566pt" draw:transform="matrix(0.24600803000 0.00000000000 0.00000000000 0.24600803000 54.27073501928pt 48.25667661427pt)" svg:viewBox="0 0 1 0" svg:d="M0 0.037051C0.1564 -0.102949 0.5156 0.209051 0.75 0.069051C0.6096 0.537051 0.0624 0.161051 0 0.333051L0 0.021051Z" koffice:nodeTypes="ccccc"/>
            <draw:path draw:style-name="gr14" draw:id="shape111" draw:name="path244" draw:layer="g3359" svg:width="0.12480000000pt" svg:height="5.05943987888pt" draw:transform="matrix(0.24600803000 0.00000000000 0.00000000000 0.24600803000 54.62439616321pt 48.22853590029pt)" svg:viewBox="0 0 0 5" svg:d="M0 4.99544L0.0624 0.183441C0.0624 -0.0365596 0.0936 -0.0845596 0.1092 0.183441L0.1248 5.05944" koffice:nodeTypes="cccc"/>
            <draw:path draw:style-name="gr15" draw:id="shape112" draw:name="path246" draw:layer="g3359" svg:width="0.12480000000pt" svg:height="5.05943987888pt" draw:transform="matrix(0.24600803000 0.00000000000 0.00000000000 0.24600803000 54.62439616321pt 48.22853590029pt)" svg:viewBox="0 0 0 5" svg:d="M0 4.99544L0.0624 0.183441C0.0624 -0.0365596 0.0936 -0.0845596 0.1092 0.183441L0.1248 5.05944" koffice:nodeTypes="cccc"/>
            <draw:path draw:style-name="gr4" draw:id="shape113" draw:name="path248" draw:layer="g3359" svg:width="0.75040000000pt" svg:height="0.33305098566pt" draw:transform="matrix(0.24600803000 0.00000000000 0.00000000000 0.24600803000 54.65509796535pt 48.25667661427pt)" svg:viewBox="0 0 1 0" svg:d="M0 0.037051C0.1408 -0.102949 0.516 0.209051 0.7504 0.069051C0.6096 0.537051 0.0628 0.161051 0 0.333051L0 0.021051" koffice:nodeTypes="cccc"/>
            <draw:path draw:style-name="gr15" draw:id="shape114" draw:name="path250" draw:layer="g3359" svg:width="0.75040000000pt" svg:height="0.33305098566pt" draw:transform="matrix(0.24600803000 0.00000000000 0.00000000000 0.24600803000 54.65509796535pt 48.25667661427pt)" svg:viewBox="0 0 1 0" svg:d="M0 0.037051C0.1408 -0.102949 0.516 0.209051 0.7504 0.069051C0.6096 0.537051 0.0628 0.161051 0 0.333051L0 0.021051Z" koffice:nodeTypes="ccccc"/>
            <draw:path draw:style-name="gr14" draw:id="shape115" draw:name="path252" draw:layer="g3359" svg:width="0.12480000000pt" svg:height="5.06219007253pt" draw:transform="matrix(0.24600803000 0.00000000000 0.00000000000 0.24600803000 54.98957048294pt 48.29280480037pt)" svg:viewBox="0 0 0 5" svg:d="M0 4.99819L0.0624 0.186193C0.0624 -0.0458068 0.1092 -0.0778068 0.1092 0.186193L0.1248 5.06219" koffice:nodeTypes="cccc"/>
            <draw:path draw:style-name="gr15" draw:id="shape116" draw:name="path254" draw:layer="g3359" svg:width="0.12480000000pt" svg:height="5.06219007253pt" draw:transform="matrix(0.24600803000 0.00000000000 0.00000000000 0.24600803000 54.98957048294pt 48.29280480037pt)" svg:viewBox="0 0 0 5" svg:d="M0 4.99819L0.0624 0.186193C0.0624 -0.0458068 0.1092 -0.0778068 0.1092 0.186193L0.1248 5.06219" koffice:nodeTypes="cccc"/>
            <draw:path draw:style-name="gr4" draw:id="shape117" draw:name="path256" draw:layer="g3359" svg:width="0.75000000000pt" svg:height="0.33705098566pt" draw:transform="matrix(0.24600803000 0.00000000000 0.00000000000 0.24600803000 55.02027228509pt 48.32555886267pt)" svg:viewBox="0 0 1 0" svg:d="M0 0.037051C0.1564 -0.102949 0.5156 0.209051 0.75 0.069051C0.6096 0.537051 0.0628 0.165051 0 0.337051L0 0.021051" koffice:nodeTypes="cccc"/>
            <draw:path draw:style-name="gr15" draw:id="shape118" draw:name="path258" draw:layer="g3359" svg:width="0.75000000000pt" svg:height="0.33705098566pt" draw:transform="matrix(0.24600803000 0.00000000000 0.00000000000 0.24600803000 55.02027228509pt 48.32555886267pt)" svg:viewBox="0 0 1 0" svg:d="M0 0.037051C0.1564 -0.102949 0.5156 0.209051 0.75 0.069051C0.6096 0.537051 0.0628 0.165051 0 0.337051L0 0.021051Z" koffice:nodeTypes="ccccc"/>
            <draw:path draw:style-name="gr14" draw:id="shape119" draw:name="path260" draw:layer="g3359" svg:width="8.46503840824pt" svg:height="2.29106627883pt" draw:transform="matrix(0.24600803000 0.00000000000 0.00000000000 0.24600803000 53.46965654674pt 49.14635424564pt)" svg:viewBox="0 0 8 2" svg:d="M6.90177 2.22257C6.74089 2.22257 6.53227 2.15407 6.48372 2.00423C6.37139 2.1241 5.85707 2.18832 5.66409 2.02135C5.53571 2.14122 5.11767 2.22257 4.90865 2.08985C4.73213 2.23969 4.23385 2.22257 3.97669 2.07273C3.87999 2.17119 3.57469 2.29107 3.39776 2.29107C3.1731 1.92288 2.52999 1.35349 2.1284 1.13515C1.67826 0.903965 0.794029 0.450159 0.311796 0.214694C0.0385851 0.0819775 -0.218578 -0.136363 0.295749 0.116227C0.858629 0.38166 1.75849 0.766967 2.3691 1.05381C3.25334 1.46908 6.74089 1.40486 7.31981 1.35349C7.60907 1.33636 8.01066 1.08377 8.30033 0.903965C8.50894 0.766967 8.52498 0.852591 8.31637 0.968183C8.0913 1.1009 7.85019 1.18652 7.65721 1.46908C7.41609 1.83726 7.0787 1.9871 6.94991 2.22257" koffice:nodeTypes="ccccccccccccccc"/>
            <draw:path draw:style-name="gr15" draw:id="shape120" draw:name="path262" draw:layer="g3359" svg:width="8.46503840824pt" svg:height="2.29106627883pt" draw:transform="matrix(0.24600803000 0.00000000000 0.00000000000 0.24600803000 53.46965654674pt 49.14635424564pt)" svg:viewBox="0 0 8 2" svg:d="M6.90177 2.22257C6.74089 2.22257 6.53227 2.15407 6.48372 2.00423C6.37139 2.1241 5.85707 2.18832 5.66409 2.02135C5.53571 2.14122 5.11767 2.22257 4.90865 2.08985C4.73213 2.23969 4.23385 2.22257 3.97669 2.07273C3.87999 2.17119 3.57469 2.29107 3.39776 2.29107C3.1731 1.92288 2.52999 1.35349 2.1284 1.13515C1.67826 0.903965 0.794029 0.450159 0.311796 0.214694C0.0385851 0.0819775 -0.218578 -0.136363 0.295749 0.116227C0.858629 0.38166 1.75849 0.766967 2.3691 1.05381C3.25334 1.46908 6.74089 1.40486 7.31981 1.35349C7.60907 1.33636 8.01066 1.08377 8.30033 0.903965C8.50894 0.766967 8.52498 0.852591 8.31637 0.968183C8.0913 1.1009 7.85019 1.18652 7.65721 1.46908C7.41609 1.83726 7.0787 1.9871 6.94991 2.22257Z" koffice:nodeTypes="cccccccccccccccc"/>
            <draw:path draw:style-name="gr4" draw:id="shape121" draw:name="path264" draw:layer="g3359" svg:width="1.84957141730pt" svg:height="1.13209600000pt" draw:transform="matrix(0.24600803000 0.00000000000 0.00000000000 0.24600803000 54.88565939784pt 48.50392722377pt)" svg:viewBox="0 0 2 1" svg:d="M1.72173 0.136192L0.234447 0C-0.0206869 0.366016 -0.0631185 0.817152 0.0853923 1.11507C0.553229 0.749056 1.42417 0.949088 1.84957 1.1321C1.72173 0.817152 1.48836 0.38304 1.74295 0.136192" koffice:nodeTypes="ccccc"/>
            <draw:path draw:style-name="gr15" draw:id="shape122" draw:name="path266" draw:layer="g3359" svg:width="1.84957141730pt" svg:height="1.13209600000pt" draw:transform="matrix(0.24600803000 0.00000000000 0.00000000000 0.24600803000 54.88565939784pt 48.50392722377pt)" svg:viewBox="0 0 2 1" svg:d="M1.72173 0.136192L0.234447 0C-0.0206869 0.366016 -0.0631185 0.817152 0.0853923 1.11507C0.553229 0.749056 1.42417 0.949088 1.84957 1.1321C1.72173 0.817152 1.48836 0.38304 1.74295 0.136192Z" koffice:nodeTypes="cccccc"/>
            <draw:path draw:style-name="gr4" draw:id="shape123" draw:name="path268" draw:layer="g3359" svg:width="1.36258709170pt" svg:height="1.48840000000pt" draw:transform="matrix(0.24600803000 0.00000000000 0.00000000000 0.24600803000 54.85249227511pt 48.76567976769pt)" svg:viewBox="0 0 1 1" svg:d="M1.23382 0.01952C0.962761 0.01952 0.330831 0 0.124479 0C-0.0947482 0.4392 0.0343454 1.08824 0.0729743 1.33224C0.305078 0.76128 1.0661 1.06872 1.36259 1.4884C1.22095 1.0492 1.10473 0.6832 1.2467 0.01952" koffice:nodeTypes="ccccc"/>
            <draw:path draw:style-name="gr15" draw:id="shape124" draw:name="path270" draw:layer="g3359" svg:width="1.36258709170pt" svg:height="1.48840000000pt" draw:transform="matrix(0.24600803000 0.00000000000 0.00000000000 0.24600803000 54.85249227511pt 48.76567976769pt)" svg:viewBox="0 0 1 1" svg:d="M1.23382 0.01952C0.962761 0.01952 0.330831 0 0.124479 0C-0.0947482 0.4392 0.0343454 1.08824 0.0729743 1.33224C0.305078 0.76128 1.0661 1.06872 1.36259 1.4884C1.22095 1.0492 1.10473 0.6832 1.2467 0.01952Z" koffice:nodeTypes="cccccc"/>
            <draw:path draw:style-name="gr4" draw:id="shape125" draw:name="path272" draw:layer="g3359" svg:width="1.84627328000pt" svg:height="1.39779200000pt" draw:transform="matrix(0.24600803000 0.00000000000 0.00000000000 0.24600803000 54.78587583410pt 49.01956005465pt)" svg:viewBox="0 0 2 1" svg:d="M1.84627 0.157168C1.54612 0.103664 0.555342 0.05016 0.360108 0C0.19485 0.30096 0.0749424 0.692208 0 1.0567C0.4804 0.5852 1.5761 0.939664 1.8163 1.39779C1.59108 0.993168 1.35088 0.404624 1.84627 0.157168" koffice:nodeTypes="ccccc"/>
            <draw:path draw:style-name="gr15" draw:id="shape126" draw:name="path274" draw:layer="g3359" svg:width="1.84627328000pt" svg:height="1.39779200000pt" draw:transform="matrix(0.24600803000 0.00000000000 0.00000000000 0.24600803000 54.78587583410pt 49.01956005465pt)" svg:viewBox="0 0 2 1" svg:d="M1.84627 0.157168C1.54612 0.103664 0.555342 0.05016 0.360108 0C0.19485 0.30096 0.0749424 0.692208 0 1.0567C0.4804 0.5852 1.5761 0.939664 1.8163 1.39779C1.59108 0.993168 1.35088 0.404624 1.84627 0.157168Z" koffice:nodeTypes="ccccc"/>
            <draw:path draw:style-name="gr4" draw:id="shape127" draw:name="path276" draw:layer="g3359" svg:width="1.61618230628pt" svg:height="2.15502400000pt" draw:transform="matrix(0.24600803000 0.00000000000 0.00000000000 0.24600803000 54.47810118637pt 48.40060385117pt)" svg:viewBox="0 0 2 2" svg:d="M1.61618 0.299472L0.309842 0C0.127178 0.364064 -0.0130565 1.00998 0.000966914 1.78509C0.267772 1.35056 1.2789 1.53259 1.53168 2.15502C1.44754 1.49149 1.33535 0.61656 1.61618 0.299472" koffice:nodeTypes="ccccc"/>
            <draw:path draw:style-name="gr15" draw:id="shape128" draw:name="path278" draw:layer="g3359" svg:width="1.61618230628pt" svg:height="2.15502400000pt" draw:transform="matrix(0.24600803000 0.00000000000 0.00000000000 0.24600803000 54.47810118637pt 48.40060385117pt)" svg:viewBox="0 0 2 2" svg:d="M1.61618 0.299472L0.309842 0C0.127178 0.364064 -0.0130565 1.00998 0.000966914 1.78509C0.267772 1.35056 1.2789 1.53259 1.53168 2.15502C1.44754 1.49149 1.33535 0.61656 1.61618 0.299472Z" koffice:nodeTypes="ccccc"/>
            <draw:path draw:style-name="gr4" draw:id="shape129" draw:name="path280" draw:layer="g3359" svg:width="1.77282432590pt" svg:height="1.29283200000pt" draw:transform="matrix(0.24600803000 0.00000000000 0.00000000000 0.24600803000 54.44564954027pt 48.71943025805pt)" svg:viewBox="0 0 2 1" svg:d="M1.7137 0.17688L0.198645 0C-0.0367291 0.276576 -0.0220418 0.652848 0.0367075 1.06771C0.375269 0.816864 1.50808 0.955152 1.77282 1.29283C1.62557 0.791136 1.47832 0.488832 1.74307 0.17688" koffice:nodeTypes="ccccc"/>
            <draw:path draw:style-name="gr15" draw:id="shape130" draw:name="path282" draw:layer="g3359" svg:width="1.77282432590pt" svg:height="1.29283200000pt" draw:transform="matrix(0.24600803000 0.00000000000 0.00000000000 0.24600803000 54.44564954027pt 48.71943025805pt)" svg:viewBox="0 0 2 1" svg:d="M1.7137 0.17688L0.198645 0C-0.0367291 0.276576 -0.0220418 0.652848 0.0367075 1.06771C0.375269 0.816864 1.50808 0.955152 1.77282 1.29283C1.62557 0.791136 1.47832 0.488832 1.74307 0.17688Z" koffice:nodeTypes="cccccc"/>
            <draw:path draw:style-name="gr4" draw:id="shape131" draw:name="path284" draw:layer="g3359" svg:width="2.01564918927pt" svg:height="1.17351200000pt" draw:transform="matrix(0.24600803000 0.00000000000 0.00000000000 0.24600803000 54.41110506185pt 49.07663391761pt)" svg:viewBox="0 0 2 1" svg:d="M2.01565 0.131752L0.384103 0C0.133127 0.251248 -0.0395451 0.514752 0.00783918 0.897752C0.258816 0.563776 1.35669 0.802768 1.81166 1.17351C1.54502 0.885496 1.5137 0.468792 2.01565 0.131752" koffice:nodeTypes="ccccc"/>
            <draw:path draw:style-name="gr15" draw:id="shape132" draw:name="path286" draw:layer="g3359" svg:width="2.01564918927pt" svg:height="1.17351200000pt" draw:transform="matrix(0.24600803000 0.00000000000 0.00000000000 0.24600803000 54.41110506185pt 49.07663391761pt)" svg:viewBox="0 0 2 1" svg:d="M2.01565 0.131752L0.384103 0C0.133127 0.251248 -0.0395451 0.514752 0.00783918 0.897752C0.258816 0.563776 1.35669 0.802768 1.81166 1.17351C1.54502 0.885496 1.5137 0.468792 2.01565 0.131752Z" koffice:nodeTypes="ccccc"/>
            <draw:path draw:style-name="gr4" draw:id="shape133" draw:name="path288" draw:layer="g3359" svg:width="1.80526096000pt" svg:height="0.83966467534pt" draw:transform="matrix(0.24600803000 0.00000000000 0.00000000000 0.24600803000 54.12470465267pt 48.44775562641pt)" svg:viewBox="0 0 2 1" svg:d="M0.6718 0.0113006C0.440701 0.139587 0.0628805 0.597753 0 0.711378C0.39878 0.597753 1.25976 0.56843 1.80526 0.839665C1.65854 0.627076 1.61662 0.238551 1.74238 0.0809418C1.53224 0.0113006 0.96578 -0.0180221 0.69276 0.0113006" koffice:nodeTypes="ccccc"/>
            <draw:path draw:style-name="gr15" draw:id="shape134" draw:name="path290" draw:layer="g3359" svg:width="1.80526096000pt" svg:height="0.83966467534pt" draw:transform="matrix(0.24600803000 0.00000000000 0.00000000000 0.24600803000 54.12470465267pt 48.44775562641pt)" svg:viewBox="0 0 2 1" svg:d="M0.6718 0.0113006C0.440701 0.139587 0.0628805 0.597753 0 0.711378C0.39878 0.597753 1.25976 0.56843 1.80526 0.839665C1.65854 0.627076 1.61662 0.238551 1.74238 0.0809418C1.53224 0.0113006 0.96578 -0.0180221 0.69276 0.0113006Z" koffice:nodeTypes="cccccc"/>
            <draw:path draw:style-name="gr4" draw:id="shape135" draw:name="path292" draw:layer="g3359" svg:width="2.35879200000pt" svg:height="1.14307200000pt" draw:transform="matrix(0.24600803000 0.00000000000 0.00000000000 0.24600803000 53.95554953125pt 48.69679751929pt)" svg:viewBox="0 0 2 1" svg:d="M0.559942 0.009072C1.00129 0.009072 1.95132 0.081648 2.35879 0.163296C2.12118 0.42336 2.15506 0.873936 2.25671 1.14307C1.64594 0.69552 0.610766 0.719712 0 0.837648C0.102084 0.647136 0.390526 0.223776 0.559942 0" koffice:nodeTypes="ccccc"/>
            <draw:path draw:style-name="gr15" draw:id="shape136" draw:name="path294" draw:layer="g3359" svg:width="2.35879200000pt" svg:height="1.14307200000pt" draw:transform="matrix(0.24600803000 0.00000000000 0.00000000000 0.24600803000 53.95554953125pt 48.69679751929pt)" svg:viewBox="0 0 2 1" svg:d="M0.559942 0.009072C1.00129 0.009072 1.95132 0.081648 2.35879 0.163296C2.12118 0.42336 2.15506 0.873936 2.25671 1.14307C1.64594 0.69552 0.610766 0.719712 0 0.837648C0.102084 0.647136 0.390526 0.223776 0.559942 0Z" koffice:nodeTypes="cccccc"/>
            <draw:path draw:style-name="gr4" draw:id="shape137" draw:name="path296" draw:layer="g3359" svg:width="2.39279688000pt" svg:height="1.78983200000pt" draw:transform="matrix(0.24600803000 0.00000000000 0.00000000000 0.24600803000 53.95554953125pt 49.00381554073pt)" svg:viewBox="0 0 2 2" svg:d="M2.3928 0.385968C1.94828 0.385968 0.803287 0.223256 0.27345 0C0.102817 0.442728 0.0170633 1.16926 0 1.43414C0.49571 0.828696 1.74352 1.16926 2.13641 1.78983C2.10228 1.44927 1.96534 0.635712 2.3928 0.385968" koffice:nodeTypes="ccccc"/>
            <draw:path draw:style-name="gr15" draw:id="shape138" draw:name="path298" draw:layer="g3359" svg:width="2.39279688000pt" svg:height="1.78983200000pt" draw:transform="matrix(0.24600803000 0.00000000000 0.00000000000 0.24600803000 53.95554953125pt 49.00381554073pt)" svg:viewBox="0 0 2 2" svg:d="M2.3928 0.385968C1.94828 0.385968 0.803287 0.223256 0.27345 0C0.102817 0.442728 0.0170633 1.16926 0 1.43414C0.49571 0.828696 1.74352 1.16926 2.13641 1.78983C2.10228 1.44927 1.96534 0.635712 2.3928 0.385968Z" koffice:nodeTypes="ccccc"/>
            <draw:path draw:style-name="gr4" draw:id="shape139" draw:name="path300" draw:layer="g3359" svg:width="2.74716800000pt" svg:height="3.22561600000pt" draw:transform="matrix(0.24600803000 0.00000000000 0.00000000000 0.24600803000 53.67106584535pt 48.45078948929pt)" svg:viewBox="0 0 3 3" svg:d="M2.74717 2.04182e-14C1.41015 0.642968 0.384885 1.95046 0 2.85923C0.366602 2.84846 0.842434 2.94544 1.02573 3.22562C1.41015 1.92172 1.97787 0.729176 2.74717 0" koffice:nodeTypes="cccc"/>
            <draw:path draw:style-name="gr15" draw:id="shape140" draw:name="path302" draw:layer="g3359" svg:width="2.74716800000pt" svg:height="3.22561600000pt" draw:transform="matrix(0.24600803000 0.00000000000 0.00000000000 0.24600803000 53.67106584535pt 48.45078948929pt)" svg:viewBox="0 0 3 3" svg:d="M2.74717 0C1.41015 0.642968 0.384885 1.95046 0 2.85923C0.366602 2.84846 0.842434 2.94544 1.02573 3.22562C1.41015 1.92172 1.97787 0.729176 2.74717 0Z" koffice:nodeTypes="cccc"/>
            <draw:path draw:style-name="gr15" draw:id="shape141" draw:name="path304" draw:layer="g3359" svg:width="2.54951445333pt" svg:height="3.42990400000pt" draw:transform="matrix(0.24600803000 0.00000000000 0.00000000000 0.24600803000 53.57886203571pt 48.27759983617pt)" svg:viewBox="0 0 3 3" svg:d="M2.54951 0C1.68517 0.911184 0.460933 2.54465 0 3.4299" koffice:nodeTypes="cc"/>
            <draw:path draw:style-name="gr15" draw:id="shape142" draw:name="path306" draw:layer="g3359" svg:width="0.26027906354pt" svg:height="3.68400000000pt" draw:transform="matrix(0.24600803000 0.00000000000 0.00000000000 0.24600803000 55.19710285705pt 48.53541625161pt)" svg:viewBox="0 0 0 4" svg:d="M0 0C0.25 1.296 0.3128 3.044 0.2188 3.684" koffice:nodeTypes="cc"/>
            <draw:path draw:style-name="gr16" draw:id="shape143" draw:name="path308" draw:layer="g3359" svg:width="42.88340629400pt" svg:height="17.04743367855pt" draw:transform="matrix(0.24600803000 0.00000000000 0.00000000000 0.24600803000 49.37986906769pt 47.59475519059pt)" svg:viewBox="0 0 43 17" svg:d="M32.8207 10.3982C33.0548 9.17648 34.0534 8.05091 34.1629 7.09758C34.2564 6.23638 34.4281 5.87588 34.9275 4.97062C35.4268 4.06135 35.6293 3.64077 35.7388 3.01189C35.8945 2.19876 36.5033 2.02652 36.7841 2.85568C37.0494 3.68483 37.5799 5.76773 37.8607 6.2524C38.1259 6.73708 38.4071 7.41002 38.36 7.73847C38.3133 8.06693 38.7191 8.1911 38.9532 8.42743C39.1873 8.64774 39.2184 9.4128 39.9051 10.0697C40.5914 10.7266 41.3559 11.1953 41.9959 11.5237C42.5731 12.8256 42.9633 14.7963 42.8695 17.0474L0.00611165 17.0474C-0.00946719 16.4546 0.00611165 15.8738 0.0372694 15.313C3.8445 14.3276 5.26457 11.8081 6.87159 11.9804C7.7456 10.7587 8.80656 9.44485 9.53996 8.77191C10.4136 7.9748 12.13 4.79838 12.567 2.85568C13.004 0.933 13.6436 -0.100439 14.1273 0.00771137C14.6111 0.119868 14.814 0.211996 15.3912 1.95042C16.1873 4.34174 16.7334 4.62614 17.3417 6.34453C17.8722 7.83461 18.9803 10.5063 20.6812 11.9003C21.7422 11.1032 22.9593 10.2099 23.3492 9.58504C23.6771 9.03628 24.1765 8.1911 24.7693 7.78654C25.0345 6.98943 25.3776 5.56345 25.6588 5.21897C25.9241 4.90653 26.0331 4.5941 26.0643 4.04533C26.0799 3.49657 26.5013 2.33896 27.0785 1.36961C27.6561 0.416281 28.4207 0.103846 28.7638 1.36961C29.0914 2.63937 29.8559 5.29908 30.5738 6.95739C30.8702 7.64635 31.4166 9.00424 32.6178 10.4302" koffice:nodeTypes="cccccccccccccccccccccccccccc"/>
            <draw:path draw:style-name="gr14" draw:id="shape144" draw:name="path310" draw:layer="g3359" svg:width="19.08074442372pt" svg:height="15.45337783039pt" draw:transform="matrix(0.24600803000 0.00000000000 0.00000000000 0.24600803000 51.52828936691pt 47.63896299029pt)" svg:viewBox="0 0 19 15" svg:d="M18.9772 14.4978C18.199 13.7431 16.9628 13.9121 16.3373 13.3146C15.7266 12.7328 14.7499 13.1298 12.6436 12.0566C12.3842 11.919 12.1248 11.75 11.8653 11.5495C10.2017 10.1815 9.11832 7.55553 8.59948 6.0971C8.01929 4.42246 7.46996 4.14729 6.69169 1.78078C6.2795 0.522833 6.05055 0.137588 5.77589 0C6.49322 0.786216 6.11189 2.01271 6.69169 3.33355C6.92064 3.85639 6.53893 3.85639 6.41703 3.68735C6.31037 3.51832 5.95913 3.43969 5.79113 3.45542C6.09666 3.7188 6.14237 4.37922 6.4475 5.06716C6.7374 5.75903 6.21855 5.68434 6.84445 6.66711C7.01206 6.94228 7.0734 7.35505 6.82922 7.52408C6.56979 7.6774 6.38655 7.04842 6.00484 7.26463C6.11189 7.51229 6.55416 7.9565 6.84445 8.21595C7.13435 8.47934 6.85969 8.61692 6.63074 8.49506C6.38655 8.36927 6.06579 8.2474 5.89818 8.10981C5.89818 8.3103 6.14237 8.5383 6.47798 8.84493C6.82922 9.13976 6.60027 9.35204 5.79113 9.35204C5.91342 9.5368 5.86771 9.99673 5.50123 10.0596C6.00484 10.0911 6.38655 11.0267 7.01206 11.0896C7.62273 11.1328 7.68368 11.5652 7.08864 11.6714C6.49322 11.7775 5.28752 10.8105 4.69248 10.1815C4.53972 10.3977 4.21935 10.4881 3.9904 10.3663C3.97516 10.6572 4.06658 11.3647 4.34124 11.8247C4.05135 11.7028 3.67002 11.3176 3.28831 10.8419C2.92222 10.3977 2.67804 11.0581 2.99841 11.4552C3.31878 11.8561 3.5325 12.1785 3.01365 12.4851C2.51004 12.776 2.18966 12.6699 1.80795 12.1313C1.27386 12.5795 1.06015 12.607 0.647964 12.5323C0.647964 12.7917 0.205302 13.4089 0.00721736 13.8688C-0.435445 14.7573 19.6336 16.6009 19.0691 14.4506" koffice:nodeTypes="cccccccccccccccccccccccccccccccc"/>
            <draw:path draw:style-name="gr14" draw:id="shape145" draw:name="path312" draw:layer="g3359" svg:width="17.98897695080pt" svg:height="16.14858525292pt" draw:transform="matrix(0.24600803000 0.00000000000 0.00000000000 0.24600803000 55.68144346651pt 47.73319900242pt)" svg:viewBox="0 0 18 16" svg:d="M17.8414 14.4676C12.2799 13.9934 9.20995 11.8917 7.47395 9.88252C6.23625 8.468 5.67377 7.08964 5.36846 6.39845C4.62904 4.73478 3.84149 2.06647 3.50408 0.792595C3.39134 0.370649 3.23087 0.117481 3.03789 0.0250548C2.74862 -0.115594 2.89305 0.370649 3.10208 0.619798C3.32715 0.856891 3.3111 1.07791 3.02184 0.905114C2.73258 0.748391 2.58774 1.06184 2.86095 1.45164C3.11812 1.82938 3.52013 2.27142 3.60037 2.69336C3.68102 3.10325 3.71311 3.4609 3.92173 3.66585C4.11471 3.87079 3.39134 3.91902 3.08603 3.43277C3.06998 3.74622 3.16668 4.20031 3.37529 4.15209C3.56827 4.11994 3.63246 4.29274 3.35925 4.76693C3.08603 5.22102 3.11812 5.37774 3.21482 5.58269C3.35925 5.89614 3.72916 4.65441 3.95423 5.36167C4.06656 5.69119 4.25954 6.10108 4.43606 6.3663C4.613 6.61947 4.59695 6.77619 4.33978 6.77619C4.08261 6.77619 3.85754 6.14528 3.82544 6.67975C3.80939 7.19814 4.22745 7.37094 4.66114 7.33879C5.07919 7.32272 5.14338 7.47944 5.07919 7.70046C5.03105 7.92148 5.20757 8.13848 5.44869 8.09427C5.67377 8.02998 6.02763 8.23492 6.2202 8.76939C6.41318 9.30385 6.09182 9.53693 5.62563 9.15919C5.15943 8.76939 4.48462 8.42379 4.42002 8.13848C4.37187 7.88933 4.17889 8.251 4.38792 8.59659C4.5809 8.94219 4.69323 9.09891 4.9504 9.23956C5.20757 9.36413 4.93435 9.88252 4.50066 9.553C4.08261 9.23956 3.88963 9.31591 3.76125 9.67758C3.55223 10.2602 2.92556 10.1196 3.11812 10.433C3.3111 10.7465 3.23087 11.2488 2.9416 11.3734C2.63588 11.4979 2.28243 11.3131 2.31452 10.7625C2.23429 10.871 1.92897 10.9193 1.68785 10.855C1.65576 11.6265 1.43068 11.8917 0.94844 11.6868C0.932392 11.8596 0.916345 12.157 0.675223 12.378C1.20561 12.3016 1.31794 12.6593 1.36608 12.8803C1.39859 13.1013 1.47883 13.0692 1.78414 13.1013C2.0734 13.1174 2.44331 13.4911 1.89688 13.3987C1.35003 13.3223 0.498291 13.5072 0 13.1496C0.514338 13.6036 1.97712 13.6197 2.58774 14.1984C7.04026 15.9907 14.8837 16.6175 17.9858 15.7857C18.0018 15.424 17.9537 14.5922 17.9216 14.327" koffice:nodeTypes="ccccccccccccccccccccccccccccccccccccccccc"/>
            <draw:path draw:style-name="gr14" draw:id="shape146" draw:name="path314" draw:layer="g3359" svg:width="6.80620202667pt" svg:height="12.16582892308pt" draw:transform="matrix(0.24600803000 0.00000000000 0.00000000000 0.24600803000 58.36450544491pt 48.16246807813pt)" svg:viewBox="0 0 7 12" svg:d="M0 0C0.13292 0.0580431 0.266267 0.224433 0.382572 0.483692C0.665454 1.28469 1.23122 3.29298 1.53114 3.76119C1.81402 4.22941 2.11352 4.87949 2.06367 5.19679C2.0134 5.51409 2.44625 5.63792 2.6959 5.86235C2.94555 6.07518 2.97878 6.81426 3.71112 7.44886C4.44346 8.08347 5.25887 8.54007 5.94094 8.85737C6.35717 9.70093 6.67328 10.8347 6.8062 12.1658C4.84265 12.0304 2.37978 11.5003 1.14814 11.0011C1.19799 10.8347 1.19799 10.6258 1.13153 10.3085C1.04845 9.99115 1.11491 9.74737 1.48087 9.44554C1.84725 9.14372 1.73052 8.62907 1.53114 8.34272C1.33133 8.07186 1.34795 7.90547 1.5141 7.73908C1.66406 7.58816 1.66406 7.31343 1.31472 7.0116C0.948335 6.70978 1.19799 6.39248 1.39779 6.12161C1.5976 5.84687 1.8971 5.37866 1.68068 4.77501C1.46425 4.18684 1.13153 4.91044 0.86526 4.68601C0.698684 4.53123 0.598993 4.24488 0.782185 4.00497C0.96495 3.77667 0.848645 3.33941 0.632224 3.00663C1.11491 2.88668 0.299497 1.60199 0.16615 1.05638C0.0332301 0.510779 0.316112 0.239911 0 0.0270868" koffice:nodeTypes="ccccccccccccccccccccc"/>
            <draw:path draw:style-name="gr16" draw:id="shape147" draw:name="path316" draw:layer="g3359" svg:width="9.20794918295pt" svg:height="7.70490514286pt" draw:transform="matrix(0.24600803000 0.00000000000 0.00000000000 0.24600803000 53.47120892178pt 49.42301322385pt)" svg:viewBox="0 0 9 8" svg:d="M0.150078 0C0.150078 0.310546 0.0752311 0.755383 0 0.902263C0.180017 1.21281 0.419912 1.85069 0.389974 2.04793C0.629869 1.80453 1.09469 1.99757 1.19948 2.67322C1.30465 3.36145 1.40943 3.99933 1.34955 4.37702C1.55951 4.57426 2.00936 4.91838 2.08421 5.29607C2.15906 5.65698 2.38398 5.60662 2.60891 5.57305C3.31362 5.45974 3.25375 6.39138 3.9884 6.26128C5.02283 6.09762 4.37837 6.99988 5.4128 6.96631C6.01235 6.93274 6.8372 7.06283 7.25712 7.70491C7.72155 7.01667 8.1265 7.27685 8.54641 7.45731C8.96632 7.62097 9.49102 7.57481 9.0262 7.21391C8.54641 6.83621 7.6018 6.78586 7.18189 6.89916C6.76197 7.01667 6.13249 6.93274 5.69761 6.50888C5.27769 6.08083 4.54304 5.71993 4.09319 5.70314C3.64334 5.68635 3.53855 5.65698 3.19387 5.09883C2.86377 4.55748 2.3241 4.62043 2.05427 4.59105C1.79941 4.57426 1.60442 4.21336 1.90419 3.86924C2.33907 3.36145 1.72417 3.29431 1.9491 2.98376C2.17403 2.67322 2.05427 2.26195 1.45434 2.21159C0.854794 2.16123 1.07972 1.95141 1.16954 1.48978C1.37949 0.394478 0.0299389 0.57493 0.135109 0.0503589" koffice:nodeTypes="cccccccccccccccccccccc"/>
            <draw:path draw:style-name="gr16" draw:id="shape148" draw:name="path318" draw:layer="g3359" svg:width="1.53927073791pt" svg:height="2.13627605123pt" draw:transform="matrix(0.24600803000 0.00000000000 0.00000000000 0.24600803000 59.11427564778pt 50.35703514444pt)" svg:viewBox="0 0 2 2" svg:d="M1.53442 1.88852C1.58917 1.22707 1.16421 0.954223 1.06841 0.449872C0.986293 -0.0503454 0.314292 -0.0668815 0.136377 0.0819435C0.204806 0.226635 0.136377 0.482944 0.0539122 0.627635C-0.0282021 0.759924 -0.0282021 0.838471 0.136377 0.904615C0.314292 0.954223 0.465185 0.999698 0.478871 1.17746C0.492557 1.33869 0.575022 1.194 0.643451 0.983162C0.698193 0.77646 1.17789 1.24361 1.23299 1.66115C1.27404 2.08282 1.46599 2.3722 1.52074 1.87198" koffice:nodeTypes="ccccccccc"/>
            <draw:path draw:style-name="gr16" draw:id="shape149" draw:name="path320" draw:layer="g3359" svg:width="1.83990516854pt" svg:height="1.55766079339pt" draw:transform="matrix(0.24600803000 0.00000000000 0.00000000000 0.24600803000 58.85268377964pt 50.60675241803pt)" svg:viewBox="0 0 2 2" svg:d="M0.269711 0.109617C0.359486 0.31789 0.689431 0.607354 0.868982 0.607354C1.04892 0.607354 1.31863 0.730906 1.36352 0.925059C1.39382 1.09097 1.54345 1.32396 1.73835 1.3522C1.93325 1.38044 1.82812 1.51811 1.58834 1.50399C1.33359 1.48987 0.944179 1.3522 0.914254 1.18628C1.00403 1.53223 0.883945 1.68402 0.644159 1.43339C0.419337 1.2004 0.299636 0.868578 0 0.826218C0.224823 0.787387 0.254748 0.730906 0.149626 0.522633C0.0598504 0.31789 0.134663 -0.232799 0.269711 0.109617" koffice:nodeTypes="cccccccccc"/>
            <draw:path draw:style-name="gr17" draw:id="shape150" draw:name="path322" draw:layer="g3359" svg:width="42.85080407337pt" svg:height="6.69553989824pt" draw:transform="matrix(0.24600803000 0.00000000000 0.00000000000 0.24600803000 49.33481375403pt 50.75586620086pt)" svg:viewBox="0 0 43 7" svg:d="M0.266802 3.36639C0.781506 3.11993 1.37448 3.21382 1.67076 3.47202C1.82649 3.18253 2.07606 2.96736 2.54404 3.0456C2.91859 2.64658 3.23045 2.44706 3.44887 2.64658C3.66729 2.25146 4.40041 2.15757 4.64998 2.40403C4.91512 2.005 5.4454 1.82113 5.80397 2.0363C6.27196 1.43775 7.09852 1.2265 7.59765 1.53164C8.03449 1.21086 8.53362 1.27345 8.75204 1.4847C8.97046 1.68421 9.43845 1.27345 9.62572 1.65292C9.95315 1.57859 10.5769 1.56294 10.7019 1.89937C10.7797 1.71551 11.0605 1.60597 11.2166 1.74681C11.2166 1.04264 11.7313 0.506684 12.4488 0.674901C12.7918 0.170248 13.3848 -0.0410028 13.6655 0.138952C13.9618 -0.15054 14.57 0.0489742 14.8351 0.401058C15.4125 0.38541 15.6932 0.643605 15.9895 1.14826C16.2858 1.65292 17.1439 1.95806 17.6897 1.73116C18.2356 1.53164 18.7347 1.46905 18.922 1.71551C19.2494 1.42602 19.6084 1.50035 19.8264 1.69986C20.201 2.02065 20.5595 1.4534 20.778 1.66856C21.1214 2.02065 21.4332 1.34778 22.0414 1.69986C22.6343 2.05194 23.8039 2.58398 24.7087 2.58398C25.6135 2.58398 26.3311 1.50035 26.9081 2.26319C27.4851 1.88373 28.3588 1.69986 28.9669 2.02065C29.3259 1.69986 30.1524 1.59424 30.4799 1.89937C30.8073 1.41037 31.4314 1.11697 31.9617 1.28518C32.258 0.784439 33.4435 0.706198 33.8021 1.41037C34.0988 1.41037 34.5664 1.66856 34.5664 1.98935C34.863 1.98935 35.331 2.17322 35.331 2.50965C35.6585 2.43141 36.0638 2.63093 36.1264 3.01431C36.7813 2.96736 37.312 3.22947 37.6083 3.76151C37.8267 3.57764 37.7017 3.10428 38.2008 3.01431C38.7 2.93607 38.8561 3.08864 38.9963 3.25685C39.5421 2.86174 40.3068 2.90868 40.9461 3.47202C41.414 3.28815 41.8509 3.36639 41.991 3.59329C42.1939 3.40942 42.5213 3.36639 42.8492 3.36639C42.8647 4.40308 42.7709 5.53366 42.5369 6.69554L0.297948 6.69554C0.0795273 5.56496 -0.0139102 4.43438 0.00166276 3.39378" koffice:nodeTypes="cccccccccccccccccccccccccccccccccccccc"/>
            <draw:path draw:style-name="gr4" draw:id="shape151" draw:name="path324" draw:layer="g3359" svg:width="45.19079045565pt" svg:height="14.82789028571pt" draw:transform="matrix(0.24600803000 0.00000000000 0.00000000000 0.24600803000 49.07770231241pt 40.84323716957pt)" svg:viewBox="0 0 45 15" svg:d="M23.4783 5.5656C23.5866 6.10899 23.7261 7.57449 22.9827 7.78444C24.3454 9.59984 26.3123 9.85919 29.7659 9.85919C31.9342 9.85919 33.6842 9.84272 34.9695 9.85919C34.9695 10.3244 34.8299 10.8225 34.8299 11.4029C34.8299 11.9628 35.3723 12.2221 36.1621 12.0286C36.9518 11.8351 38.64 11.2876 39.5534 12.1562C41.087 13.6382 43.9054 13.8934 44.6643 14.8279C44.432 13.6999 43.4408 12.5597 42.3414 11.6087C43.3789 11.4482 44.7261 11.5634 45.1908 11.9463C44.0137 10.5672 41.8767 10.5343 40.7924 9.85919C39.7085 9.18407 38.6709 8.58717 37.8657 8.36076C37.8657 7.97792 37.8189 7.66917 37.5093 7.44688C36.8277 6.93231 35.496 6.75529 34.4121 6.68943C34.5667 6.51242 34.5976 6.30247 34.5976 5.98138C34.5976 5.45034 34.5976 4.80816 34.5976 4.16597C34.5976 3.53613 34.6599 3.37559 33.9938 2.92688C31.4231 1.22262 28.2946 0 22.5954 0C16.9117 0 13.7831 1.20616 11.197 2.92688C10.5155 3.37559 10.5932 3.53613 10.5932 4.16597C10.5932 4.79169 10.5932 5.43387 10.5932 5.98138C10.5932 6.30247 10.6086 6.51242 10.7787 6.68943C9.69479 6.73883 8.37852 6.91584 7.68153 7.44688C7.38735 7.66917 7.32511 7.96145 7.32511 8.36076C6.53535 8.5707 5.4978 9.1676 4.39839 9.85919C3.31406 10.5343 1.17711 10.5672 0 11.9463C0.449196 11.5634 1.79639 11.4317 2.83394 11.6087C1.75 12.5432 0.758836 13.6835 0.511045 14.8279C1.26988 13.8934 4.08836 13.6382 5.63735 12.1562C6.53535 11.2876 8.2235 11.8187 9.02872 12.0286C9.81848 12.2221 10.3608 11.9792 10.3608 11.4029C10.3608 10.8225 10.2213 10.3244 10.2213 9.85919C11.4912 9.82626 13.2412 9.85919 15.4249 9.85919C18.8631 9.85919 20.8299 9.59984 22.208 7.78444C21.4492 7.57449 21.5888 6.12546 21.7125 5.5656C20.102 5.17865 19.2968 4.52 17.9956 4.52C16.7103 4.52 16.4779 5.25686 16.4779 5.53267C16.4779 5.59442 16.4779 5.67675 16.4779 5.75908C15.4558 5.75908 14.0155 5.48327 13.6594 4.75876C15.6418 3.89016 18.5843 3.10389 22.6263 3.10389C26.6683 3.10389 29.6109 3.89016 31.5932 4.75876C31.2372 5.48327 29.7968 5.75908 28.7747 5.75908C28.7747 5.67675 28.7747 5.59442 28.7747 5.53267C28.7747 5.27333 28.5578 4.52 27.257 4.52C25.9562 4.52 25.1506 5.16218 23.5402 5.5656" koffice:nodeTypes="ccccccccccccccccccccccccccccccccccccccccccccc"/>
            <draw:path draw:style-name="gr18" draw:id="shape152" draw:name="path326" draw:layer="g3359" svg:width="45.19079045565pt" svg:height="14.82789028571pt" draw:transform="matrix(0.24600803000 0.00000000000 0.00000000000 0.24600803000 49.07770231241pt 40.84323716957pt)" svg:viewBox="0 0 45 15" svg:d="M23.4783 5.5656C23.5866 6.10899 23.7261 7.57449 22.9827 7.78444C24.3454 9.59984 26.3123 9.85919 29.7659 9.85919C31.9342 9.85919 33.6842 9.84272 34.9695 9.85919C34.9695 10.3244 34.8299 10.8225 34.8299 11.4029C34.8299 11.9628 35.3723 12.2221 36.1621 12.0286C36.9518 11.8351 38.64 11.2876 39.5534 12.1562C41.087 13.6382 43.9054 13.8934 44.6643 14.8279C44.432 13.6999 43.4408 12.5597 42.3414 11.6087C43.3789 11.4482 44.7261 11.5634 45.1908 11.9463C44.0137 10.5672 41.8767 10.5343 40.7924 9.85919C39.7085 9.18407 38.6709 8.58717 37.8657 8.36076C37.8657 7.97792 37.8189 7.66917 37.5093 7.44688C36.8277 6.93231 35.496 6.75529 34.4121 6.68943C34.5667 6.51242 34.5976 6.30247 34.5976 5.98138C34.5976 5.45034 34.5976 4.80816 34.5976 4.16597C34.5976 3.53613 34.6599 3.37559 33.9938 2.92688C31.4231 1.22262 28.2946 0 22.5954 0C16.9117 0 13.7831 1.20616 11.197 2.92688C10.5155 3.37559 10.5932 3.53613 10.5932 4.16597C10.5932 4.79169 10.5932 5.43387 10.5932 5.98138C10.5932 6.30247 10.6086 6.51242 10.7787 6.68943C9.69479 6.73883 8.37852 6.91584 7.68153 7.44688C7.38735 7.66917 7.32511 7.96145 7.32511 8.36076C6.53535 8.5707 5.4978 9.1676 4.39839 9.85919C3.31406 10.5343 1.17711 10.5672 0 11.9463C0.449196 11.5634 1.79639 11.4317 2.83394 11.6087C1.75 12.5432 0.758836 13.6835 0.511045 14.8279C1.26988 13.8934 4.08836 13.6382 5.63735 12.1562C6.53535 11.2876 8.2235 11.8187 9.02872 12.0286C9.81848 12.2221 10.3608 11.9792 10.3608 11.4029C10.3608 10.8225 10.2213 10.3244 10.2213 9.85919C11.4912 9.82626 13.2412 9.85919 15.4249 9.85919C18.8631 9.85919 20.8299 9.59984 22.208 7.78444C21.4492 7.57449 21.5888 6.12546 21.7125 5.5656C20.102 5.17865 19.2968 4.52 17.9956 4.52C16.7103 4.52 16.4779 5.25686 16.4779 5.53267C16.4779 5.59442 16.4779 5.67675 16.4779 5.75908C15.4558 5.75908 14.0155 5.48327 13.6594 4.75876C15.6418 3.89016 18.5843 3.10389 22.6263 3.10389C26.6683 3.10389 29.6109 3.89016 31.5932 4.75876C31.2372 5.48327 29.7968 5.75908 28.7747 5.75908C28.7747 5.67675 28.7747 5.59442 28.7747 5.53267C28.7747 5.27333 28.5578 4.52 27.257 4.52C25.9562 4.52 25.1506 5.16218 23.5402 5.5656Z" koffice:nodeTypes="cccccccccccccccccccccccccccccccccccccccccccccc"/>
            <draw:path draw:style-name="gr4" draw:id="shape153" draw:name="path328" draw:layer="g3359" svg:width="1.93808672000pt" svg:height="2.72653333333pt" draw:transform="matrix(0.24600803000 0.00000000000 0.00000000000 0.24600803000 54.43989014071pt 42.01915555297pt)" svg:viewBox="0 0 2 3" svg:d="M0.969043 2.72653C1.90737 2.72653 1.93809 2.01344 1.93809 1.35755C1.93809 0.716907 1.90737 0 0.969043 0C0.0307133 0 0 0.716907 0 1.35755C0 1.99819 0.0307133 2.72653 0.969043 2.72653" koffice:nodeTypes="ccccc"/>
            <draw:path draw:style-name="gr19" draw:id="shape154" draw:name="path330" draw:layer="g3359" svg:width="1.93808672000pt" svg:height="2.72653333333pt" draw:transform="matrix(0.24600803000 0.00000000000 0.00000000000 0.24600803000 54.43989014071pt 42.01915555297pt)" svg:viewBox="0 0 2 3" svg:d="M0.969043 2.72653C1.90737 2.72653 1.93809 2.01344 1.93809 1.35755C1.93809 0.716907 1.90737 0 0.969043 0C0.0307133 0 0 0.716907 0 1.35755C0 1.99819 0.0307133 2.72653 0.969043 2.72653Z" koffice:nodeTypes="ccccc"/>
            <draw:path draw:style-name="gr19" draw:id="shape155" draw:name="path332" draw:layer="g3359" svg:width="2.78628699539pt" svg:height="2.32416800000pt" draw:transform="matrix(0.24600803000 0.00000000000 0.00000000000 0.24600803000 51.74138649175pt 41.98077830029pt)" svg:viewBox="0 0 3 2" svg:d="M2.78629 0C2.39463 0.185416 2.03343 0.370832 1.71694 0.556248C-0.165405 1.6515 -0.300711 1.9059 0.361944 2.32417" koffice:nodeTypes="ccc"/>
            <draw:path draw:style-name="gr19" draw:id="shape156" draw:name="path334" draw:layer="g3359" svg:width="2.36410684594pt" svg:height="0.88360000000pt" draw:transform="matrix(0.24600803000 0.00000000000 0.00000000000 0.24600803000 50.95180569357pt 43.20688232181pt)" svg:viewBox="0 0 2 1" svg:d="M2.36411 0C1.46254 0.01504 0.824458 0.0752 0.477539 0.19176C-0.0771049 0.38352 -0.132498 0.70688 0.227914 0.8836" koffice:nodeTypes="ccc"/>
            <draw:path draw:style-name="gr19" draw:id="shape157" draw:name="path336" draw:layer="g3359" svg:width="5.87961680000pt" svg:height="2.06451200000pt" draw:transform="matrix(0.24600803000 0.00000000000 0.00000000000 0.24600803000 53.15602343375pt 42.22285020181pt)" svg:viewBox="0 0 6 2" svg:d="M0 0C0 0.256032 0 0.58928 0 0.829056C0 1.3655 0.59295 2.06451 1.50818 2.06451C3.76157 2.06451 4.20227 1.68656 5.87962 1.73126" koffice:nodeTypes="cccc"/>
            <draw:path draw:style-name="gr19" draw:id="shape158" draw:name="path338" draw:layer="g3359" svg:width="5.42878286669pt" svg:height="1.09830400000pt" draw:transform="matrix(0.24600803000 0.00000000000 0.00000000000 0.24600803000 53.20434325960pt 42.37340711617pt)" svg:viewBox="0 0 5 1" svg:d="M5.42878 1.0983C3.93081 0.834208 2.7421 0 1.42335 0C0.120856 0 -0.155899 0.620416 0.0720899 0.918048" koffice:nodeTypes="ccc"/>
            <draw:path draw:style-name="gr19" draw:id="shape159" draw:name="path340" draw:layer="g3359" svg:width="3.09433008000pt" svg:height="2.81882133333pt" draw:transform="matrix(0.24600803000 0.00000000000 0.00000000000 0.24600803000 50.88428688151pt 42.85361479073pt)" svg:viewBox="0 0 3 3" svg:d="M0 0C0 0.364469 0 1.00035 0 1.55869C0 1.98519 0.30143 2.57455 1.44418 2.34966C2.44394 2.16743 3.09433 2.39231 3.09433 2.81882" koffice:nodeTypes="cccc"/>
            <draw:path draw:style-name="gr19" draw:id="shape160" draw:name="path342" draw:layer="g3359" svg:width="11.84450700000pt" svg:height="1.43122309933pt" draw:transform="matrix(0.24600803000 0.00000000000 0.00000000000 0.24600803000 51.74531498651pt 42.45016162153pt)" svg:viewBox="0 0 12 1" svg:d="M0 0C0.232876 0.209793 0.745125 0.395899 1.87851 0.754577C3.9585 1.42794 8.73962 1.88813 11.8445 0.686902" koffice:nodeTypes="ccc"/>
            <draw:path draw:style-name="gr19" draw:id="shape161" draw:name="path344" draw:layer="g3359" svg:width="2.78610608498pt" svg:height="2.32416800000pt" draw:transform="matrix(0.24600803000 0.00000000000 0.00000000000 0.24600803000 56.91148361651pt 41.98077830029pt)" svg:viewBox="0 0 3 2" svg:d="M0 0C0.391644 0.185416 0.752836 0.370832 1.06931 0.556248C2.95121 1.6515 3.0869 1.9059 2.42426 2.32417" koffice:nodeTypes="ccc"/>
            <draw:path draw:style-name="gr19" draw:id="shape162" draw:name="path346" draw:layer="g3359" svg:width="2.36410937450pt" svg:height="0.88360000000pt" draw:transform="matrix(0.24600803000 0.00000000000 0.00000000000 0.24600803000 57.76099854571pt 43.20688232181pt)" svg:viewBox="0 0 2 1" svg:d="M0 0C0.901563 0.01504 1.53965 0.0752 1.88657 0.19176C2.44121 0.38352 2.49661 0.70688 2.1362 0.8836" koffice:nodeTypes="ccc"/>
            <draw:path draw:style-name="gr19" draw:id="shape163" draw:name="path348" draw:layer="g3359" svg:width="5.87961680000pt" svg:height="2.06451200000pt" draw:transform="matrix(0.24600803000 0.00000000000 0.00000000000 0.24600803000 54.87424191848pt 42.22285020181pt)" svg:viewBox="0 0 6 2" svg:d="M5.87962 0C5.87962 0.256032 5.87962 0.58928 5.87962 0.829056C5.87962 1.3655 5.28667 2.06451 4.37143 2.06451C2.11805 2.06451 1.67735 1.68656 0 1.73126" koffice:nodeTypes="cccc"/>
            <draw:path draw:style-name="gr19" draw:id="shape164" draw:name="path350" draw:layer="g3359" svg:width="5.41258696395pt" svg:height="1.09830400000pt" draw:transform="matrix(0.24600803000 0.00000000000 0.00000000000 0.24600803000 54.87807964375pt 42.37340711617pt)" svg:viewBox="0 0 5 1" svg:d="M0 1.0983C1.49574 0.834208 2.68226 0 3.99946 0C5.29959 0 5.57635 0.620416 5.33247 0.918048" koffice:nodeTypes="ccc"/>
            <draw:path draw:style-name="gr19" draw:id="shape165" draw:name="path352" draw:layer="g3359" svg:width="3.09514261333pt" svg:height="2.81882133333pt" draw:transform="matrix(0.24600803000 0.00000000000 0.00000000000 0.24600803000 57.73019834035pt 42.85361479073pt)" svg:viewBox="0 0 3 3" svg:d="M3.09514 0C3.09514 0.364469 3.09514 1.00035 3.09514 1.55869C3.09514 1.98519 2.79367 2.57455 1.65077 2.34966C0.650882 2.16743 0 2.39231 0 2.81882" koffice:nodeTypes="cccc"/>
            <draw:path draw:style-name="gr19" draw:id="shape166" draw:name="path354" draw:layer="g3359" svg:width="11.84450700000pt" svg:height="1.43122309933pt" draw:transform="matrix(0.24600803000 0.00000000000 0.00000000000 0.24600803000 54.68589817071pt 42.45016162153pt)" svg:viewBox="0 0 12 1" svg:d="M11.8445 0C11.6116 0.209793 11.0994 0.395899 9.966 0.754577C7.88601 1.42794 3.10489 1.88813 0 0.686902" koffice:nodeTypes="ccc"/>
            <draw:path draw:style-name="gr4" draw:id="shape167" draw:name="path356" draw:layer="g3359" svg:width="3.51487504000pt" svg:height="3.17552400000pt" draw:transform="matrix(0.24600803000 0.00000000000 0.00000000000 0.24600803000 54.22468231607pt 45.72502051689pt)" svg:viewBox="0 0 4 3" svg:d="M1.74281 0L1.34723 1.21176L0 1.21176L1.09826 1.96376L0.688052 3.17552L1.75744 2.42352L2.84145 3.17552L2.43124 1.96376L3.51488 1.24027L2.18227 1.24027L1.77206 0.028512" koffice:nodeTypes="ccccccccccc"/>
            <draw:path draw:style-name="gr4" draw:id="shape168" draw:name="path358" draw:layer="g3359" svg:width="3.39886096000pt" svg:height="3.40033600000pt" draw:transform="matrix(0.24600803000 0.00000000000 0.00000000000 0.24600803000 52.94465333437pt 45.83228001797pt)" svg:viewBox="0 0 3 3" svg:d="M1.48336 0.014752L1.29605 1.31293L0 1.51577L1.18101 2.10585L0.97932 3.40034L1.90112 2.46358L3.06775 3.05735L2.46268 1.88826L3.39886 0.966256L2.10281 1.1691L1.49774 0" koffice:nodeTypes="ccccccccccc"/>
            <draw:path draw:style-name="gr4" draw:id="shape169" draw:name="path360" draw:layer="g3359" svg:width="3.14565696000pt" svg:height="3.48942400000pt" draw:transform="matrix(0.24600803000 0.00000000000 0.00000000000 0.24600803000 51.70300160535pt 46.15897868181pt)" svg:viewBox="0 0 3 3" svg:d="M1.19186 0.014944L1.20569 1.34496L0 1.76713L1.21953 2.16314L1.21953 3.48942L1.93996 2.39478L3.14566 2.79079L2.38336 1.7223L3.11799 0.642592L1.9123 1.0685L1.15036 0" koffice:nodeTypes="ccccccccccc"/>
            <draw:path draw:style-name="gr4" draw:id="shape170" draw:name="path362" draw:layer="g3359" svg:width="3.37016164000pt" svg:height="3.37089600000pt" draw:transform="matrix(0.24600803000 0.00000000000 0.00000000000 0.24600803000 50.54991276714pt 46.69724425145pt)" svg:viewBox="0 0 3 3" svg:d="M0.932219 0L1.16169 1.29254L0 1.90944L1.30489 2.08202L1.52004 3.3709L2.07959 2.19586L3.37016 2.36844L2.42362 1.45044L2.99749 0.286416L1.8358 0.903312L0.889262 2.08729e-14" koffice:nodeTypes="ccccccccccc"/>
            <draw:path draw:style-name="gr4" draw:id="shape171" draw:name="path364" draw:layer="g3359" svg:width="3.37089600000pt" svg:height="3.40033600000pt" draw:transform="matrix(0.24600803000 0.00000000000 0.00000000000 0.24600803000 55.51612607035pt 45.83228001797pt)" svg:viewBox="0 0 3 3" svg:d="M1.89365 0.014752L2.08019 1.31293L3.3709 1.51577L2.19475 2.10585L2.39561 3.40034L1.47761 2.46358L0.315792 3.05735L0.918 1.88826L0 0.966256L1.29108 1.1691L1.89365 0" koffice:nodeTypes="ccccccccccc"/>
            <draw:path draw:style-name="gr4" draw:id="shape172" draw:name="path366" draw:layer="g3359" svg:width="3.14494756000pt" svg:height="3.48942400000pt" draw:transform="matrix(0.24600803000 0.00000000000 0.00000000000 0.24600803000 56.78847960151pt 46.15897868181pt)" svg:viewBox="0 0 3 3" svg:d="M1.95358 0.014944L1.93974 1.34496L3.14495 1.76713L1.92591 2.16314L1.92591 3.48942L1.20556 2.39478L0 2.79079L0.762207 1.7223L0.027665 0.642592L1.21939 1.0685L1.98124 0" koffice:nodeTypes="ccccccccccc"/>
            <draw:path draw:style-name="gr4" draw:id="shape173" draw:name="path368" draw:layer="g3359" svg:width="3.37089600000pt" svg:height="3.37089600000pt" draw:transform="matrix(0.24600803000 0.00000000000 0.00000000000 0.24600803000 57.91086663759pt 46.69724425145pt)" svg:viewBox="0 0 3 3" svg:d="M2.43858 0L2.20908 1.29254L3.3709 1.90944L2.0655 2.08202L1.85069 3.3709L1.29108 2.19586L0 2.36844L0.947009 1.45044L0.373075 0.286416L1.5349 0.903312L2.48154 2.08729e-14" koffice:nodeTypes="ccccccccccc"/>
            <draw:path draw:style-name="gr6" draw:id="shape174" draw:name="path370" draw:layer="g3359" svg:width="21.29963009685pt" svg:height="41.15214087805pt" draw:transform="matrix(0.24600803000 0.00000000000 0.00000000000 0.24600803000 54.76275107928pt 46.43253961117pt)" svg:viewBox="0 0 21 41" svg:d="M18.6158 0C16.6173 7.85854 18.8519 12.8357 20.394 16.2781C21.8418 19.4881 22.125 26.9539 16.8377 32.2316C8.98542 40.0421 3.00562 36.8963 0 41.1521" koffice:nodeTypes="cccc"/>
            <draw:path draw:style-name="gr6" draw:id="shape175" draw:name="path372" draw:layer="g3359" svg:width="21.29964640959pt" svg:height="41.15214087805pt" draw:transform="matrix(0.24600803000 0.00000000000 0.00000000000 0.24600803000 49.40231358129pt 46.43647573965pt)" svg:viewBox="0 0 21 41" svg:d="M21.2996 41.1521C18.294 36.8963 12.3142 40.0421 4.46198 32.2316C-0.825341 26.9539 -0.542142 19.4881 0.905677 16.2781C2.44776 12.8518 4.68233 7.87457 2.68382 0" koffice:nodeTypes="cccc"/>
            <draw:path draw:style-name="gr14" draw:id="shape176" draw:name="path374" draw:layer="g3359" svg:width="0.29680000000pt" svg:height="10.97410013089pt" draw:transform="matrix(0.24600803000 0.00000000000 0.00000000000 0.24600803000 54.04401401883pt 51.44763019999pt)" svg:viewBox="0 0 0 11" svg:d="M0 10.8621L0.156 0.410118C0.156 -0.0898817 0.25 -0.169882 0.2656 0.378118L0.2968 10.9741" koffice:nodeTypes="cccc"/>
            <draw:path draw:style-name="gr15" draw:id="shape177" draw:name="path376" draw:layer="g3359" svg:width="0.29680000000pt" svg:height="10.97410013089pt" draw:transform="matrix(0.24600803000 0.00000000000 0.00000000000 0.24600803000 54.04401401883pt 51.44763019999pt)" svg:viewBox="0 0 0 11" svg:d="M0 10.8621L0.156 0.410118C0.156 -0.0898817 0.25 -0.169882 0.2656 0.378118L0.2968 10.9741" koffice:nodeTypes="cccc"/>
            <draw:path draw:style-name="gr4" draw:id="shape178" draw:name="path378" draw:layer="g3359" svg:width="1.44976392000pt" svg:height="0.59234103744pt" draw:transform="matrix(0.24600803000 0.00000000000 0.00000000000 0.24600803000 54.11319147687pt 51.52450313805pt)" svg:viewBox="0 0 1 1" svg:d="M0 0.0628308C0.305823 -0.177296 1.01078 0.364528 1.44976 0.136716C1.18379 0.915591 0.119537 0.302958 0 0.592341L0 0.0628308" koffice:nodeTypes="cccc"/>
            <draw:path draw:style-name="gr15" draw:id="shape179" draw:name="path380" draw:layer="g3359" svg:width="1.44976392000pt" svg:height="0.59234103744pt" draw:transform="matrix(0.24600803000 0.00000000000 0.00000000000 0.24600803000 54.11319147687pt 51.52450313805pt)" svg:viewBox="0 0 1 1" svg:d="M0 0.0628308C0.305823 -0.177296 1.01078 0.364528 1.44976 0.136716C1.18379 0.915591 0.119537 0.302958 0 0.592341L0 0.0628308" koffice:nodeTypes="cccc"/>
            <draw:path draw:style-name="gr14" draw:id="shape180" draw:name="path382" draw:layer="g3359" svg:width="0.29680000000pt" svg:height="10.97410012384pt" draw:transform="matrix(0.24600803000 0.00000000000 0.00000000000 0.24600803000 54.91271757437pt 51.45452679253pt)" svg:viewBox="0 0 0 11" svg:d="M0 10.8501L0.156 0.414084C0.156 -0.0859157 0.25 -0.181916 0.2656 0.398084L0.2968 10.9741" koffice:nodeTypes="cccc"/>
            <draw:path draw:style-name="gr15" draw:id="shape181" draw:name="path384" draw:layer="g3359" svg:width="0.29680000000pt" svg:height="10.97410012384pt" draw:transform="matrix(0.24600803000 0.00000000000 0.00000000000 0.24600803000 54.91271757437pt 51.45452679253pt)" svg:viewBox="0 0 0 11" svg:d="M0 10.8501L0.156 0.414084C0.156 -0.0859157 0.25 -0.181916 0.2656 0.398084L0.2968 10.9741" koffice:nodeTypes="cccc"/>
            <draw:path draw:style-name="gr4" draw:id="shape182" draw:name="path386" draw:layer="g3359" svg:width="1.45044512000pt" svg:height="0.59238262561pt" draw:transform="matrix(0.24600803000 0.00000000000 0.00000000000 0.24600803000 54.98573275767pt 51.53236874515pt)" svg:viewBox="0 0 1 1" svg:d="M0 0.0628538C0.305895 -0.177281 1.01136 0.364562 1.45045 0.133663C1.17078 0.915638 0.119565 0.302989 0 0.592383L0 0.0628538" koffice:nodeTypes="cccc"/>
            <draw:path draw:style-name="gr15" draw:id="shape183" draw:name="path388" draw:layer="g3359" svg:width="1.45044512000pt" svg:height="0.59238262561pt" draw:transform="matrix(0.24600803000 0.00000000000 0.00000000000 0.24600803000 54.98573275767pt 51.53236874515pt)" svg:viewBox="0 0 1 1" svg:d="M0 0.0628538C0.305895 -0.177281 1.01136 0.364562 1.45045 0.133663C1.17078 0.915638 0.119565 0.302989 0 0.592383L0 0.0628538" koffice:nodeTypes="cccc"/>
            <draw:path draw:style-name="gr14" draw:id="shape184" draw:name="path390" draw:layer="g3359" svg:width="0.29680000000pt" svg:height="10.96970028977pt" draw:transform="matrix(0.24600803000 0.00000000000 0.00000000000 0.24600803000 55.73527002348pt 51.59435864131pt)" svg:viewBox="0 0 0 11" svg:d="M0 10.8617L0.1564 0.40568C0.1564 -0.0943193 0.25 -0.17032 0.2656 0.39368L0.2968 10.9697" koffice:nodeTypes="cccc"/>
            <draw:path draw:style-name="gr15" draw:id="shape185" draw:name="path392" draw:layer="g3359" svg:width="0.29680000000pt" svg:height="10.96970028977pt" draw:transform="matrix(0.24600803000 0.00000000000 0.00000000000 0.24600803000 55.73527002348pt 51.59435864131pt)" svg:viewBox="0 0 0 11" svg:d="M0 10.8617L0.1564 0.40568C0.1564 -0.0943193 0.25 -0.17032 0.2656 0.39368L0.2968 10.9697" koffice:nodeTypes="cccc"/>
            <draw:path draw:style-name="gr4" draw:id="shape186" draw:name="path394" draw:layer="g3359" svg:width="1.45044512000pt" svg:height="0.56813187658pt" draw:transform="matrix(0.24600803000 0.00000000000 0.00000000000 0.24600803000 55.80444748151pt 51.67404932495pt)" svg:viewBox="0 0 1 1" svg:d="M0 0.0616153C0.306235 -0.173554 1.01136 0.357083 1.45045 0.121915C1.17112 0.887724 0.119905 0.287739 0 0.568132L0 0.0525703" koffice:nodeTypes="cccc"/>
            <draw:path draw:style-name="gr15" draw:id="shape187" draw:name="path396" draw:layer="g3359" svg:width="1.45044512000pt" svg:height="0.56813187658pt" draw:transform="matrix(0.24600803000 0.00000000000 0.00000000000 0.24600803000 55.80444748151pt 51.67404932495pt)" svg:viewBox="0 0 1 1" svg:d="M0 0.0616153C0.306235 -0.173554 1.01136 0.357083 1.45045 0.121915C1.17112 0.887724 0.119905 0.287739 0 0.568132L0 0.0525703Z" koffice:nodeTypes="ccccc"/>
            <draw:path draw:style-name="gr14" draw:id="shape188" draw:name="path398" draw:layer="g3359" svg:width="18.19932496222pt" svg:height="4.35053855544pt" draw:transform="matrix(0.24600803000 0.00000000000 0.00000000000 0.24600803000 52.28363915832pt 53.44180620455pt)" svg:viewBox="0 0 18 4" svg:d="M14.9093 4.24607C14.5574 4.24607 14.1143 4.08936 13.9917 3.82444C13.7318 4.05951 12.6462 4.1901 12.2179 3.83937C11.9274 4.07443 11.0251 4.23487 10.5663 3.95503C10.1994 4.26099 9.11344 4.23487 8.54775 3.91399C8.31834 4.14532 7.66065 4.32069 7.3091 4.35054C6.80448 3.664 5.4433 2.57077 4.58714 2.16407C3.6237 1.71259 1.69683 0.835762 0.672331 0.414139C0.0757141 0.167881 -0.474708 -0.257474 0.657063 0.208924C1.86517 0.705171 3.80731 1.44768 5.12229 2.00363C7.00336 2.7909 14.5116 2.67524 15.7502 2.57077C16.3927 2.52972 17.2488 2.06332 17.8455 1.71259C18.3043 1.44768 18.3195 1.60812 17.876 1.82826C17.3866 2.07452 16.8515 2.26481 16.469 2.77598C15.9491 3.46252 15.2304 3.76847 14.9552 4.21995" koffice:nodeTypes="ccccccccccccccc"/>
            <draw:path draw:style-name="gr15" draw:id="shape189" draw:name="path400" draw:layer="g3359" svg:width="18.19932496222pt" svg:height="4.35053855544pt" draw:transform="matrix(0.24600803000 0.00000000000 0.00000000000 0.24600803000 52.28363915832pt 53.44180620455pt)" svg:viewBox="0 0 18 4" svg:d="M14.9093 4.24607C14.5574 4.24607 14.1143 4.08936 13.9917 3.82444C13.7318 4.05951 12.6462 4.1901 12.2179 3.83937C11.9274 4.07443 11.0251 4.23487 10.5663 3.95503C10.1994 4.26099 9.11344 4.23487 8.54775 3.91399C8.31834 4.14532 7.66065 4.32069 7.3091 4.35054C6.80448 3.664 5.4433 2.57077 4.58714 2.16407C3.6237 1.71259 1.69683 0.835762 0.672331 0.414139C0.0757141 0.167881 -0.474708 -0.257474 0.657063 0.208924C1.86517 0.705171 3.80731 1.44768 5.12229 2.00363C7.00336 2.7909 14.5116 2.67524 15.7502 2.57077C16.3927 2.52972 17.2488 2.06332 17.8455 1.71259C18.3043 1.44768 18.3195 1.60812 17.876 1.82826C17.3866 2.07452 16.8515 2.26481 16.469 2.77598C15.9491 3.46252 15.2304 3.76847 14.9552 4.21995Z" koffice:nodeTypes="cccccccccccccccc"/>
            <draw:path draw:style-name="gr4" draw:id="shape190" draw:name="path402" draw:layer="g3359" svg:width="3.17765926585pt" svg:height="2.70979200000pt" draw:transform="matrix(0.24600803000 0.00000000000 0.00000000000 0.24600803000 55.49852317893pt 52.06710753029pt)" svg:viewBox="0 0 3 3" svg:d="M2.96853 0.311952L0.411627 0C-0.0387446 0.856704 -0.102965 1.92758 0.138276 2.6772C0.95833 1.80187 2.43788 2.25816 3.17766 2.70979C2.93642 1.94621 2.56632 0.912576 2.98458 0.330576" koffice:nodeTypes="ccccc"/>
            <draw:path draw:style-name="gr15" draw:id="shape191" draw:name="path404" draw:layer="g3359" svg:width="3.17765926585pt" svg:height="2.70979200000pt" draw:transform="matrix(0.24600803000 0.00000000000 0.00000000000 0.24600803000 55.49852317893pt 52.06710753029pt)" svg:viewBox="0 0 3 3" svg:d="M2.96853 0.311952L0.411627 0C-0.0387446 0.856704 -0.102965 1.92758 0.138276 2.6772C0.95833 1.80187 2.43788 2.25816 3.17766 2.70979C2.93642 1.94621 2.56632 0.912576 2.98458 0.330576Z" koffice:nodeTypes="cccccc"/>
            <draw:path draw:style-name="gr4" draw:id="shape192" draw:name="path406" draw:layer="g3359" svg:width="3.51403288479pt" svg:height="2.29512533333pt" draw:transform="matrix(0.24600803000 0.00000000000 0.00000000000 0.24600803000 55.42413098315pt 52.62898987081pt)" svg:viewBox="0 0 4 2" svg:d="M3.16236 0.0244907C2.47439 0.0384853 0.834141 0 0.321257 0C-0.235117 0.668245 0.0723132 1.67936 0.204284 2.06421C0.819144 1.14756 2.7672 1.63738 3.51403 2.29513C3.13312 1.62338 2.84031 1.0496 3.17736 0.0139947" koffice:nodeTypes="ccccc"/>
            <draw:path draw:style-name="gr15" draw:id="shape193" draw:name="path408" draw:layer="g3359" svg:width="3.51403288479pt" svg:height="2.29512533333pt" draw:transform="matrix(0.24600803000 0.00000000000 0.00000000000 0.24600803000 55.42413098315pt 52.62898987081pt)" svg:viewBox="0 0 4 2" svg:d="M3.16236 0.0244907C2.47439 0.0384853 0.834141 0 0.321257 0C-0.235117 0.668245 0.0723132 1.67936 0.204284 2.06421C0.819144 1.14756 2.7672 1.63738 3.51403 2.29513C3.13312 1.62338 2.84031 1.0496 3.17736 0.0139947Z" koffice:nodeTypes="cccccc"/>
            <draw:path draw:style-name="gr4" draw:id="shape194" draw:name="path410" draw:layer="g3359" svg:width="4.75065616000pt" svg:height="3.31240000000pt" draw:transform="matrix(0.24600803000 0.00000000000 0.00000000000 0.24600803000 55.27405416883pt 53.18201592225pt)" svg:viewBox="0 0 5 3" svg:d="M4.73366 0.37128C3.95031 0.2548 1.43025 0.11284 0.919355 0C0.510462 0.7098 0.170009 1.63436 0 2.51888C1.22581 1.39412 4.06975 2.2204 4.66565 3.3124C4.06975 2.37328 3.47341 0.95368 4.75066 0.37128" koffice:nodeTypes="ccccc"/>
            <draw:path draw:style-name="gr15" draw:id="shape195" draw:name="path412" draw:layer="g3359" svg:width="4.75065616000pt" svg:height="3.31240000000pt" draw:transform="matrix(0.24600803000 0.00000000000 0.00000000000 0.24600803000 55.27405416883pt 53.18201592225pt)" svg:viewBox="0 0 5 3" svg:d="M4.73366 0.37128C3.95031 0.2548 1.43025 0.11284 0.919355 0C0.510462 0.7098 0.170009 1.63436 0 2.51888C1.22581 1.39412 4.06975 2.2204 4.66565 3.3124C4.06975 2.37328 3.47341 0.95368 4.75066 0.37128Z" koffice:nodeTypes="cccccc"/>
            <draw:path draw:style-name="gr4" draw:id="shape196" draw:name="path414" draw:layer="g3359" svg:width="4.13524670012pt" svg:height="3.38778133333pt" draw:transform="matrix(0.24600803000 0.00000000000 0.00000000000 0.24600803000 54.58487192291pt 51.84078014269pt)" svg:viewBox="0 0 4 3" svg:d="M4.11939 0.463323L0.782769 0C0.306516 0.582341 -0.0432508 1.611 0.00433386 2.80544C0.703461 2.10833 3.26123 2.38887 3.91278 3.38778C3.69031 2.30811 3.4044 0.947899 4.13525 0.44632" koffice:nodeTypes="ccccc"/>
            <draw:path draw:style-name="gr15" draw:id="shape197" draw:name="path416" draw:layer="g3359" svg:width="4.13524670012pt" svg:height="3.38778133333pt" draw:transform="matrix(0.24600803000 0.00000000000 0.00000000000 0.24600803000 54.58487192291pt 51.84078014269pt)" svg:viewBox="0 0 4 3" svg:d="M4.11939 0.463323L0.782769 0C0.306516 0.582341 -0.0432508 1.611 0.00433386 2.80544C0.703461 2.10833 3.26123 2.38887 3.91278 3.38778C3.69031 2.30811 3.4044 0.947899 4.13525 0.44632Z" koffice:nodeTypes="cccccc"/>
            <draw:path draw:style-name="gr4" draw:id="shape198" draw:name="path418" draw:layer="g3359" svg:width="4.53236513405pt" svg:height="3.06250000000pt" draw:transform="matrix(0.24600803000 0.00000000000 0.00000000000 0.24600803000 54.50329358203pt 52.52861859457pt)" svg:viewBox="0 0 5 3" svg:d="M4.39952 0.4235L0.524007 0C-0.0912559 0.644 -0.0580446 1.5575 0.0914067 2.5305C0.973212 1.9285 3.85025 2.2575 4.53237 3.0625C4.1168 1.8865 3.76723 1.19 4.41613 0.4235" koffice:nodeTypes="ccccc"/>
            <draw:path draw:style-name="gr15" draw:id="shape199" draw:name="path420" draw:layer="g3359" svg:width="4.53236513405pt" svg:height="3.06250000000pt" draw:transform="matrix(0.24600803000 0.00000000000 0.00000000000 0.24600803000 54.50329358203pt 52.52861859457pt)" svg:viewBox="0 0 5 3" svg:d="M4.39952 0.4235L0.524007 0C-0.0912559 0.644 -0.0580446 1.5575 0.0914067 2.5305C0.973212 1.9285 3.85025 2.2575 4.53237 3.0625C4.1168 1.8865 3.76723 1.19 4.41613 0.4235Z" koffice:nodeTypes="cccccc"/>
            <draw:path draw:style-name="gr4" draw:id="shape200" draw:name="path422" draw:layer="g3359" svg:width="4.17736147625pt" svg:height="3.69186133333pt" draw:transform="matrix(0.24600803000 0.00000000000 0.00000000000 0.24600803000 54.42261856302pt 53.29714768029pt)" svg:viewBox="0 0 4 4" svg:d="M4.17736 0.417109L0.792481 0C0.264165 0.79872 -0.0930423 1.61519 0.0213953 2.80883C0.549712 1.75275 2.79204 2.51597 3.74886 3.69186C3.17777 2.77333 3.12036 1.45545 4.17736 0.417109" koffice:nodeTypes="ccccc"/>
            <draw:path draw:style-name="gr15" draw:id="shape201" draw:name="path424" draw:layer="g3359" svg:width="4.17736147625pt" svg:height="3.69186133333pt" draw:transform="matrix(0.24600803000 0.00000000000 0.00000000000 0.24600803000 54.42261856302pt 53.29714768029pt)" svg:viewBox="0 0 4 4" svg:d="M4.17736 0.417109L0.792481 0C0.264165 0.79872 -0.0930423 1.61519 0.0213953 2.80883C0.549712 1.75275 2.79204 2.51597 3.74886 3.69186C3.17777 2.77333 3.12036 1.45545 4.17736 0.417109Z" koffice:nodeTypes="ccccc"/>
            <draw:path draw:style-name="gr4" draw:id="shape202" draw:name="path426" draw:layer="g3359" svg:width="3.09514261333pt" svg:height="2.00000000000pt" draw:transform="matrix(0.24600803000 0.00000000000 0.00000000000 0.24600803000 53.78639440982pt 51.94803964377pt)" svg:viewBox="0 0 3 2" svg:d="M1.1429 0C0.730109 0.312 0.0954789 1.392 0 1.688C0.698418 1.408 2.17448 1.328 3.09514 2C2.82536 1.484 2.72988 0.58 2.96797 0.204C2.60312 0.048 1.63492 -0.032 1.15875 0.016" koffice:nodeTypes="ccccc"/>
            <draw:path draw:style-name="gr15" draw:id="shape203" draw:name="path428" draw:layer="g3359" svg:width="3.09514261333pt" svg:height="2.00000000000pt" draw:transform="matrix(0.24600803000 0.00000000000 0.00000000000 0.24600803000 53.78639440982pt 51.94803964377pt)" svg:viewBox="0 0 3 2" svg:d="M1.1429 0C0.730109 0.312 0.0954789 1.392 0 1.688C0.698418 1.408 2.17448 1.328 3.09514 2C2.82536 1.484 2.72988 0.58 2.96797 0.204C2.60312 0.048 1.63492 -0.032 1.15875 0.016Z" koffice:nodeTypes="cccccc"/>
            <draw:path draw:style-name="gr4" draw:id="shape204" draw:name="path430" draw:layer="g3359" svg:width="4.87597875200pt" svg:height="3.62120533333pt" draw:transform="matrix(0.24600803000 0.00000000000 0.00000000000 0.24600803000 53.39819373848pt 52.48236908493pt)" svg:viewBox="0 0 5 4" svg:d="M1.17278 0.0175787C2.11408 -4.99615e-14 4.04251 0.259285 4.87598 0.514176C4.38222 1.34037 4.44384 2.74667 4.6445 3.62121C3.36389 2.21491 1.24981 2.25007 0 2.66317C0.231475 2.02594 0.802261 0.703147 1.15737 0" koffice:nodeTypes="ccccc"/>
            <draw:path draw:style-name="gr15" draw:id="shape205" draw:name="path432" draw:layer="g3359" svg:width="4.87597875200pt" svg:height="3.62120533333pt" draw:transform="matrix(0.24600803000 0.00000000000 0.00000000000 0.24600803000 53.39819373848pt 52.48236908493pt)" svg:viewBox="0 0 5 4" svg:d="M1.17278 0.0175787C2.11408 -4.99615e-14 4.04251 0.259285 4.87598 0.514176C4.38222 1.34037 4.44384 2.74667 4.6445 3.62121C3.36389 2.21491 1.24981 2.25007 0 2.66317C0.231475 2.02594 0.802261 0.703147 1.15737 0Z" koffice:nodeTypes="cccccc"/>
            <draw:path draw:style-name="gr4" draw:id="shape206" draw:name="path434" draw:layer="g3359" svg:width="4.87597875200pt" svg:height="4.25184400000pt" draw:transform="matrix(0.24600803000 0.00000000000 0.00000000000 0.24600803000 53.40586918901pt 53.13970254109pt)" svg:viewBox="0 0 5 4" svg:d="M4.87598 0.936148C3.96549 0.96914 1.63573 0.548492 0.570787 0C0.200664 1.0475 0.0308106 2.78782 0 3.41467C1.03374 1.96715 3.56455 2.77133 4.36681 4.25184C4.28979 3.46416 4.0117 1.53 4.87598 0.919652" koffice:nodeTypes="ccccc"/>
            <draw:path draw:style-name="gr15" draw:id="shape207" draw:name="path436" draw:layer="g3359" svg:width="4.87597875200pt" svg:height="4.25184400000pt" draw:transform="matrix(0.24600803000 0.00000000000 0.00000000000 0.24600803000 53.40586918901pt 53.13970254109pt)" svg:viewBox="0 0 5 4" svg:d="M4.87598 0.936148C3.96549 0.96914 1.63573 0.548492 0.570787 0C0.200664 1.0475 0.0308106 2.78782 0 3.41467C1.03374 1.96715 3.56455 2.77133 4.36681 4.25184C4.28979 3.46416 4.0117 1.53 4.87598 0.919652Z" koffice:nodeTypes="cccccc"/>
            <draw:path draw:style-name="gr4" draw:id="shape208" draw:name="path438" draw:layer="g3359" svg:width="5.61121804800pt" svg:height="7.60500000000pt" draw:transform="matrix(0.24600803000 0.00000000000 0.00000000000 0.24600803000 52.76014731187pt 51.94410351529pt)" svg:viewBox="0 0 6 8" svg:d="M5.61122 0.0156C2.86324 1.5405 0.777994 4.6176 0 6.7509C0.777994 6.7353 1.7543 6.9654 2.10219 7.605C2.91324 4.5396 4.05523 1.7082 5.61122 0" koffice:nodeTypes="cccc"/>
            <draw:path draw:style-name="gr15" draw:id="shape209" draw:name="path440" draw:layer="g3359" svg:width="5.61121804800pt" svg:height="7.60500000000pt" draw:transform="matrix(0.24600803000 0.00000000000 0.00000000000 0.24600803000 52.76014731187pt 51.94410351529pt)" svg:viewBox="0 0 6 8" svg:d="M5.61122 0.0156C2.86324 1.5405 0.777994 4.6176 0 6.7509C0.777994 6.7353 1.7543 6.9654 2.10219 7.605C2.91324 4.5396 4.05523 1.7082 5.61122 0Z" koffice:nodeTypes="ccccc"/>
            <draw:path draw:style-name="gr15" draw:id="shape210" draw:name="path442" draw:layer="g3359" svg:width="6.47795722667pt" svg:height="8.06412800000pt" draw:transform="matrix(0.24600803000 0.00000000000 0.00000000000 0.24600803000 52.54867880928pt 51.57509147029pt)" svg:viewBox="0 0 6 8" svg:d="M6.47796 0C4.27015 2.14856 1.13674 5.97982 0 8.06413" koffice:nodeTypes="cc"/>
            <draw:path draw:style-name="gr15" draw:id="shape211" draw:name="path444" draw:layer="g3359" svg:width="0.35094731720pt" svg:height="7.96803200000pt" draw:transform="matrix(0.24600803000 0.00000000000 0.00000000000 0.24600803000 56.20809745714pt 52.13303768233pt)" svg:viewBox="0 0 0 8" svg:d="M0 0C0.342412 2.80638 0.425823 6.57882 0.286962 7.96803" koffice:nodeTypes="cc"/>
            <draw:path draw:style-name="gr20" draw:id="shape212" draw:name="path446" draw:layer="g3359" svg:width="2.53125000000pt" svg:height="0.41199837136pt" draw:transform="matrix(0.24600803000 0.00000000000 0.00000000000 0.24600803000 56.35029009848pt 53.44756629165pt)" svg:viewBox="0 0 3 0" svg:d="M2.53125 0.370078C1.86345 0.560072 0.5976 0.0286032 0 0.269947L0 0.059413C0.58005 -0.171661 1.8459 0.359809 2.53125 0.159545L2.53125 0.380348" koffice:nodeTypes="ccccc"/>
            <draw:path draw:style-name="gr15" draw:id="shape213" draw:name="path448" draw:layer="g3359" svg:width="2.53125000000pt" svg:height="0.41199837136pt" draw:transform="matrix(0.24600803000 0.00000000000 0.00000000000 0.24600803000 56.35029009848pt 53.44756629165pt)" svg:viewBox="0 0 3 0" svg:d="M2.53125 0.370078C1.86345 0.560072 0.5976 0.0286032 0 0.269947L0 0.059413C0.58005 -0.171661 1.8459 0.359809 2.53125 0.159545L2.53125 0.380348Z" koffice:nodeTypes="cccccc"/>
            <draw:path draw:style-name="gr4" draw:id="shape214" draw:name="path450" draw:layer="g3359" svg:width="2.53125000000pt" svg:height="0.45401840632pt" draw:transform="matrix(0.24600803000 0.00000000000 0.00000000000 0.24600803000 56.35029009848pt 53.52432079636pt)" svg:viewBox="0 0 3 0" svg:d="M2.53125 0.410055C1.86345 0.609502 0.5976 0.0515883 0 0.294159L0 0.0623692C0.58005 -0.180202 1.8459 0.377712 2.53125 0.167483L2.53125 0.399274" koffice:nodeTypes="ccccc"/>
            <draw:path draw:style-name="gr15" draw:id="shape215" draw:name="path452" draw:layer="g3359" svg:width="2.53125000000pt" svg:height="0.45401840632pt" draw:transform="matrix(0.24600803000 0.00000000000 0.00000000000 0.24600803000 56.35029009848pt 53.52432079636pt)" svg:viewBox="0 0 3 0" svg:d="M2.53125 0.410055C1.86345 0.609502 0.5976 0.0515883 0 0.294159L0 0.0623692C0.58005 -0.180202 1.8459 0.377712 2.53125 0.167483L2.53125 0.399274Z" koffice:nodeTypes="cccccc"/>
            <draw:path draw:style-name="gr2" draw:id="shape216" draw:name="path454" draw:layer="g3359" svg:width="2.53125000000pt" svg:height="0.44122784330pt" draw:transform="matrix(0.24600803000 0.00000000000 0.00000000000 0.24600803000 56.35029009848pt 53.61290858076pt)" svg:viewBox="0 0 3 0" svg:d="M2.53125 0.393542C1.86345 0.600788 0.5976 0.0507892 0 0.289919L0 0.0614172C0.58005 -0.177713 1.8459 0.372286 2.53125 0.175668L2.53125 0.393542" koffice:nodeTypes="ccccc"/>
            <draw:path draw:style-name="gr15" draw:id="shape217" draw:name="path456" draw:layer="g3359" svg:width="2.53125000000pt" svg:height="0.44122784330pt" draw:transform="matrix(0.24600803000 0.00000000000 0.00000000000 0.24600803000 56.35029009848pt 53.61290858076pt)" svg:viewBox="0 0 3 0" svg:d="M2.53125 0.393542C1.86345 0.600788 0.5976 0.0507892 0 0.289919L0 0.0614172C0.58005 -0.177713 1.8459 0.372286 2.53125 0.175668L2.53125 0.393542" koffice:nodeTypes="ccccc"/>
            <draw:path draw:style-name="gr4" draw:id="shape218" draw:name="path458" draw:layer="g3359" svg:width="2.53125000000pt" svg:height="0.43360330913pt" draw:transform="matrix(0.24600803000 0.00000000000 0.00000000000 0.24600803000 56.35029009848pt 53.69895342466pt)" svg:viewBox="0 0 3 0" svg:d="M2.53125 0.386331C1.86345 0.591779 0.5976 0.0465527 0 0.283608L0 0.0570884C0.58005 -0.16943 1.8459 0.36526 2.53125 0.159812L2.53125 0.386331" koffice:nodeTypes="ccccc"/>
            <draw:path draw:style-name="gr15" draw:id="shape219" draw:name="path460" draw:layer="g3359" svg:width="2.53125000000pt" svg:height="0.43360330913pt" draw:transform="matrix(0.24600803000 0.00000000000 0.00000000000 0.24600803000 56.35029009848pt 53.69895342466pt)" svg:viewBox="0 0 3 0" svg:d="M2.53125 0.386331C1.86345 0.591779 0.5976 0.0465527 0 0.283608L0 0.0570884C0.58005 -0.16943 1.8459 0.36526 2.53125 0.159812L2.53125 0.386331" koffice:nodeTypes="ccccc"/>
            <draw:path draw:style-name="gr20" draw:id="shape220" draw:name="path462" draw:layer="g3359" svg:width="2.53125000000pt" svg:height="0.44136218042pt" draw:transform="matrix(0.24600803000 0.00000000000 0.00000000000 0.24600803000 56.35029009848pt 53.77820108351pt)" svg:viewBox="0 0 3 0" svg:d="M2.53125 0.393669C1.86345 0.600947 0.5976 0.0508642 0 0.29003L0 0.0614938C0.58005 -0.177673 1.8459 0.37241 2.53125 0.165132L2.53125 0.38304" koffice:nodeTypes="ccccc"/>
            <draw:path draw:style-name="gr15" draw:id="shape221" draw:name="path464" draw:layer="g3359" svg:width="2.53125000000pt" svg:height="0.44136218042pt" draw:transform="matrix(0.24600803000 0.00000000000 0.00000000000 0.24600803000 56.35029009848pt 53.77820108351pt)" svg:viewBox="0 0 3 0" svg:d="M2.53125 0.393669C1.86345 0.600947 0.5976 0.0508642 0 0.29003L0 0.0614938C0.58005 -0.177673 1.8459 0.37241 2.53125 0.165132L2.53125 0.38304Z" koffice:nodeTypes="cccccc"/>
            <draw:path draw:style-name="gr5" draw:id="shape222" draw:name="path466" draw:layer="g3359" svg:width="1.72507730848pt" svg:height="1.70016800000pt" draw:transform="matrix(0.24600803000 0.00000000000 0.00000000000 0.24600803000 47.69292311154pt 49.95734266501pt)" svg:viewBox="0 0 2 2" svg:d="M0.859818 0C-0.286606 0 -0.286606 1.70017 0.859818 1.70017C2.00624 1.70017 2.02073 0 0.859818 0" koffice:nodeTypes="ccc"/>
            <draw:path draw:style-name="gr5" draw:id="shape223" draw:name="path468" draw:layer="g3359" svg:width="1.72507730848pt" svg:height="1.70016800000pt" draw:transform="matrix(0.24600803000 0.00000000000 0.00000000000 0.24600803000 48.25795435484pt 49.95734266501pt)" svg:viewBox="0 0 2 2" svg:d="M0.859818 0C-0.286606 0 -0.286606 1.70017 0.859818 1.70017C2.00624 1.70017 2.02073 0 0.859818 0" koffice:nodeTypes="ccc"/>
            <draw:path draw:style-name="gr5" draw:id="shape224" draw:name="path470" draw:layer="g3359" svg:width="1.72507730848pt" svg:height="1.70016800000pt" draw:transform="matrix(0.24600803000 0.00000000000 0.00000000000 0.24600803000 48.82298559814pt 49.95734266501pt)" svg:viewBox="0 0 2 2" svg:d="M0.859818 0C-0.286606 0 -0.286606 1.70017 0.859818 1.70017C2.00624 1.70017 2.02073 0 0.859818 0" koffice:nodeTypes="ccc"/>
            <draw:path draw:style-name="gr5" draw:id="shape225" draw:name="path472" draw:layer="g3359" svg:width="1.72479958961pt" svg:height="1.69280000000pt" draw:transform="matrix(0.24600803000 0.00000000000 0.00000000000 0.24600803000 47.48155301216pt 50.46116711045pt)" svg:viewBox="0 0 2 2" svg:d="M0.859749 0C-0.286583 0 -0.286583 1.6928 0.859749 1.6928C2.00571 1.6928 2.02057 0 0.859749 0" koffice:nodeTypes="ccc"/>
            <draw:path draw:style-name="gr5" draw:id="shape226" draw:name="path474" draw:layer="g3359" svg:width="1.72507730848pt" svg:height="1.69280000000pt" draw:transform="matrix(0.24600803000 0.00000000000 0.00000000000 0.24600803000 48.04658425546pt 50.46116711045pt)" svg:viewBox="0 0 2 2" svg:d="M0.859818 0C-0.286606 0 -0.286606 1.6928 0.859818 1.6928C2.00624 1.6928 2.02073 0 0.859818 0" koffice:nodeTypes="ccc"/>
            <draw:path draw:style-name="gr5" draw:id="shape227" draw:name="path476" draw:layer="g3359" svg:width="1.72507730848pt" svg:height="1.69280000000pt" draw:transform="matrix(0.24600803000 0.00000000000 0.00000000000 0.24600803000 48.60777777350pt 50.46116711045pt)" svg:viewBox="0 0 2 2" svg:d="M0.859818 0C-0.286606 0 -0.286606 1.6928 0.859818 1.6928C2.00624 1.6928 2.02073 0 0.859818 0" koffice:nodeTypes="ccc"/>
            <draw:path draw:style-name="gr5" draw:id="shape228" draw:name="path478" draw:layer="g3359" svg:width="1.72507730848pt" svg:height="1.70016800000pt" draw:transform="matrix(0.24600803000 0.00000000000 0.00000000000 0.24600803000 47.42772645520pt 50.96794365225pt)" svg:viewBox="0 0 2 2" svg:d="M0.859818 0C-0.286606 0 -0.286606 1.70017 0.859818 1.70017C2.00624 1.70017 2.02073 0 0.859818 0" koffice:nodeTypes="ccc"/>
            <draw:path draw:style-name="gr5" draw:id="shape229" draw:name="path480" draw:layer="g3359" svg:width="1.72507730848pt" svg:height="1.70016800000pt" draw:transform="matrix(0.24600803000 0.00000000000 0.00000000000 0.24600803000 47.98891997323pt 50.96794365225pt)" svg:viewBox="0 0 2 2" svg:d="M0.859818 0C-0.286606 0 -0.286606 1.70017 0.859818 1.70017C2.00624 1.70017 2.02073 0 0.859818 0" koffice:nodeTypes="ccc"/>
            <draw:path draw:style-name="gr5" draw:id="shape230" draw:name="path482" draw:layer="g3359" svg:width="1.72507730848pt" svg:height="1.70016800000pt" draw:transform="matrix(0.24600803000 0.00000000000 0.00000000000 0.24600803000 48.55395121654pt 50.96794365225pt)" svg:viewBox="0 0 2 2" svg:d="M0.859818 0C-0.286606 0 -0.286606 1.70017 0.859818 1.70017C2.00624 1.70017 2.02073 0 0.859818 0" koffice:nodeTypes="ccc"/>
            <draw:path draw:style-name="gr5" draw:id="shape231" draw:name="path484" draw:layer="g3359" svg:width="1.55507135271pt" svg:height="1.49991200000pt" draw:transform="matrix(0.24600803000 0.00000000000 0.00000000000 0.24600803000 47.55070586939pt 51.52588986429pt)" svg:viewBox="0 0 2 1" svg:d="M0.77482 0C-0.258273 0 -0.258273 1.49991 0.77482 1.49991C1.80827 1.49991 1.82202 0 0.77482 0" koffice:nodeTypes="ccc"/>
            <draw:path draw:style-name="gr5" draw:id="shape232" draw:name="path486" draw:layer="g3359" svg:width="1.53503175249pt" svg:height="1.49991200000pt" draw:transform="matrix(0.24600803000 0.00000000000 0.00000000000 0.24600803000 48.08400207683pt 51.52588986429pt)" svg:viewBox="0 0 2 1" svg:d="M0.759824 0C-0.253275 0 -0.253275 1.49991 0.759824 1.49991C1.78659 1.49991 1.80026 0 0.759824 0" koffice:nodeTypes="ccc"/>
            <draw:path draw:style-name="gr5" draw:id="shape233" draw:name="path488" draw:layer="g3359" svg:width="1.54508852291pt" svg:height="1.49991200000pt" draw:transform="matrix(0.24600803000 0.00000000000 0.00000000000 0.24600803000 48.61545322404pt 51.52588986429pt)" svg:viewBox="0 0 2 1" svg:d="M0.772593 0C-0.257531 0 -0.257531 1.49991 0.772593 1.49991C1.78865 1.49991 1.81643 0 0.772593 0" koffice:nodeTypes="ccc"/>
            <draw:path draw:style-name="gr5" draw:id="shape234" draw:name="path490" draw:layer="g3359" svg:width="1.39722309264pt" svg:height="1.37582818837pt" draw:transform="matrix(0.24600803000 0.00000000000 0.00000000000 0.24600803000 47.66002513132pt 52.05190639433pt)" svg:viewBox="0 0 1 1" svg:d="M0.663588 0.00148565C-0.263514 0.0379795 -0.198319 1.41479 0.728783 1.37498C1.65622 1.33517 1.60373 -0.0515964 0.663588 0.00148565" koffice:nodeTypes="ccc"/>
            <draw:path draw:style-name="gr5" draw:id="shape235" draw:name="path492" draw:layer="g3359" svg:width="1.39746572972pt" svg:height="1.37429009746pt" draw:transform="matrix(0.24600803000 0.00000000000 0.00000000000 0.24600803000 48.16739209239pt 52.02458222877pt)" svg:viewBox="0 0 1 1" svg:d="M0.663646 0.000714082C-0.263537 0.0405033 -0.198336 1.41323 0.728846 1.37344C1.65636 1.33697 1.6042 -0.0357594 0.663646 0.000714082" koffice:nodeTypes="ccc"/>
            <draw:path draw:style-name="gr5" draw:id="shape236" draw:name="path494" draw:layer="g3359" svg:width="1.39747924225pt" svg:height="1.37583218173pt" draw:transform="matrix(0.24600803000 0.00000000000 0.00000000000 0.24600803000 48.67860780817pt 52.00172075621pt)" svg:viewBox="0 0 1 1" svg:d="M0.663612 0.00148565C-0.263576 0.0412972 -0.198375 1.41479 0.729147 1.37498C1.65633 1.33517 1.60417 -0.0515964 0.663612 0.00148565" koffice:nodeTypes="ccc"/>
            <draw:path draw:style-name="gr5" draw:id="shape237" draw:name="path496" draw:layer="g3359" svg:width="1.26607823671pt" svg:height="1.25658804899pt" draw:transform="matrix(0.24600803000 0.00000000000 0.00000000000 0.24600803000 47.89092725501pt 52.55847506440pt)" svg:viewBox="0 0 1 1" svg:d="M0.593651 0.00208958C-0.251953 0.0655015 -0.164751 1.31472 0.668122 1.25448C1.51341 1.20375 1.43893 -0.0581518 0.593651 0.00208958" koffice:nodeTypes="ccc"/>
            <draw:path draw:style-name="gr5" draw:id="shape238" draw:name="path498" draw:layer="g3359" svg:width="1.15683424034pt" svg:height="1.15475139070pt" draw:transform="matrix(0.24600803000 0.00000000000 0.00000000000 0.24600803000 48.34160706803pt 52.49762890086pt)" svg:viewBox="0 0 1 1" svg:d="M0.540711 0.0014971C-0.231691 0.0470883 -0.14864 1.19902 0.611897 1.15343C1.3843 1.1048 1.31311 -0.0471334 0.540711 0.0014971" koffice:nodeTypes="ccc"/>
            <draw:path draw:style-name="gr5" draw:id="shape239" draw:name="path500" draw:layer="g3359" svg:width="1.50624293935pt" svg:height="1.49712202590pt" draw:transform="matrix(0.24600803000 0.00000000000 0.00000000000 0.24600803000 48.84476746295pt 52.47421007028pt)" svg:viewBox="0 0 2 1" svg:d="M0.701592 0.00142624C-0.295459 0.0601574 -0.199731 1.57249 0.797811 1.49418C1.79486 1.43545 1.71828 -0.0524108 0.701592 0.00142624" koffice:nodeTypes="ccc"/>
            <draw:path draw:style-name="gr5" draw:id="shape240" draw:name="path502" draw:layer="g3359" svg:width="1.15683424034pt" svg:height="1.15475139070pt" draw:transform="matrix(0.24600803000 0.00000000000 0.00000000000 0.24600803000 48.09943676330pt 52.98964496086pt)" svg:viewBox="0 0 1 1" svg:d="M0.540711 0.0014971C-0.231691 0.0470883 -0.14864 1.19902 0.611897 1.15343C1.3843 1.1048 1.31311 -0.0471334 0.540711 0.0014971" koffice:nodeTypes="ccc"/>
            <draw:path draw:style-name="gr5" draw:id="shape241" draw:name="path504" draw:layer="g3359" svg:width="1.59443030368pt" svg:height="1.61833877702pt" draw:transform="matrix(0.24600803000 0.00000000000 0.00000000000 0.24600803000 48.55595476373pt 52.88924923564pt)" svg:viewBox="0 0 2 2" svg:d="M0.744561 0.00263286C-0.321162 0.0840497 -0.202468 1.69203 0.843052 1.61571C1.90828 1.53429 1.80979 -0.0736955 0.744561 0.00263286" koffice:nodeTypes="ccc"/>
            <draw:path draw:style-name="gr5" draw:id="shape242" draw:name="path506" draw:layer="g3359" svg:width="1.10495687168pt" svg:height="1.09653831292pt" draw:transform="matrix(0.24600803000 0.00000000000 0.00000000000 0.24600803000 48.97596966902pt 52.83623146579pt)" svg:viewBox="0 0 1 1" svg:d="M0.516686 0.00165659C-0.222497 0.030977 -0.140085 1.14515 0.582279 1.09489C1.32146 1.06138 1.25587 -0.048607 0.516686 0.00165659" koffice:nodeTypes="ccc"/>
            <draw:path draw:style-name="gr5" draw:id="shape243" draw:name="path508" draw:layer="g3359" svg:width="2.03522379278pt" svg:height="2.01457148596pt" draw:transform="matrix(0.24600803000 0.00000000000 0.00000000000 0.24600803000 48.31468818279pt 53.37295369820pt)" svg:viewBox="0 0 2 2" svg:d="M0.791461 0.0281819C-0.523877 0.31773 -0.0782036 2.29348 1.23713 1.98122C2.55247 1.69167 2.12848 -0.255689 0.791461 0.0281819" koffice:nodeTypes="ccc"/>
            <draw:path draw:style-name="gr5" draw:id="shape244" draw:name="path510" draw:layer="g3359" svg:width="1.38883408375pt" svg:height="1.39524164864pt" draw:transform="matrix(0.24600803000 0.00000000000 0.00000000000 0.24600803000 48.71748631258pt 53.22319708844pt)" svg:viewBox="0 0 1 1" svg:d="M0.547108 0.0243356C-0.355144 0.227502 -0.0605215 1.59297 0.84173 1.37091C1.74398 1.16774 1.44935 -0.197731 0.547108 0.0243356" koffice:nodeTypes="ccc"/>
            <draw:path draw:style-name="gr5" draw:id="shape245" draw:name="path512" draw:layer="g3359" svg:width="0.97684248300pt" svg:height="0.97203078362pt" draw:transform="matrix(0.24600803000 0.00000000000 0.00000000000 0.24600803000 49.09064824842pt 53.11683412064pt)" svg:viewBox="0 0 1 1" svg:d="M0.380492 0.0167192C-0.252844 0.154747 -0.0365928 1.10912 0.596348 0.955311C1.22969 0.817283 1.01344 -0.137084 0.380492 0.0167192" koffice:nodeTypes="ccc"/>
            <draw:path draw:style-name="gr5" draw:id="shape246" draw:name="path514" draw:layer="g3359" svg:width="1.70941616169pt" svg:height="1.71877768285pt" draw:transform="matrix(0.24600803000 0.00000000000 0.00000000000 0.24600803000 48.59447756622pt 53.71694286025pt)" svg:viewBox="0 0 2 2" svg:d="M0.56621 0.0597448C-0.496484 0.426831 0.0756545 2.04725 1.13783 1.65919C2.20051 1.28686 1.64877 -0.328318 0.56621 0.0597448" koffice:nodeTypes="ccc"/>
            <draw:path draw:style-name="gr5" draw:id="shape247" draw:name="path516" draw:layer="g3359" svg:width="1.18920023453pt" svg:height="1.19582263924pt" draw:transform="matrix(0.24600803000 0.00000000000 0.00000000000 0.24600803000 48.93777305835pt 53.53769554511pt)" svg:viewBox="0 0 1 1" svg:d="M0.398688 0.0417677C-0.351143 0.299842 0.0580144 1.42837 0.790397 1.1528C1.54023 0.899098 1.13151 -0.229429 0.398688 0.0417677" koffice:nodeTypes="ccc"/>
            <draw:path draw:style-name="gr5" draw:id="shape248" draw:name="path518" draw:layer="g3359" svg:width="0.81006636865pt" svg:height="0.82229402679pt" draw:transform="matrix(0.24600803000 0.00000000000 0.00000000000 0.24600803000 49.26872004919pt 53.40447556124pt)" svg:viewBox="0 0 1 1" svg:d="M0.271389 0.0323929C-0.234792 0.199245 0.0323388 0.979095 0.53852 0.794109C1.04506 0.612748 0.77757 -0.167104 0.271389 0.0323929" koffice:nodeTypes="ccc"/>
            <draw:path draw:style-name="gr5" draw:id="shape249" draw:name="path520" draw:layer="g3359" svg:width="1.43917267958pt" svg:height="1.41256998128pt" draw:transform="matrix(0.24600803000 0.00000000000 0.00000000000 0.24600803000 48.82632460580pt 54.00921778303pt)" svg:viewBox="0 0 1 1" svg:d="M0.419672 0.0730944C-0.44264 0.462927 0.157187 1.74177 1.0195 1.33292C1.88181 0.962104 1.28199 -0.316739 0.419672 0.0730944" koffice:nodeTypes="ccc"/>
            <draw:path draw:style-name="gr5" draw:id="shape250" draw:name="path522" draw:layer="g3359" svg:width="0.97600940498pt" svg:height="0.99635084910pt" draw:transform="matrix(0.24600803000 0.00000000000 0.00000000000 0.24600803000 49.12145096147pt 53.81843952064pt)" svg:viewBox="0 0 1 1" svg:d="M0.287454 0.0528998C-0.299377 0.320411 0.102118 1.22276 0.688554 0.943271C1.27539 0.679753 0.873889 -0.226588 0.287454 0.0528998" koffice:nodeTypes="ccc"/>
            <draw:path draw:style-name="gr5" draw:id="shape251" draw:name="path524" draw:layer="g3359" svg:width="0.68749273209pt" svg:height="0.69556501997pt" draw:transform="matrix(0.24600803000 0.00000000000 0.00000000000 0.24600803000 49.40667135842pt 53.67076463172pt)" svg:viewBox="0 0 1 1" svg:d="M0.199636 0.037765C-0.21494 0.234591 0.0832233 0.845081 0.484865 0.661601C0.899439 0.468112 0.614212 -0.15906 0.199636 0.037765" koffice:nodeTypes="ccc"/>
            <draw:path draw:style-name="gr5" draw:id="shape252" draw:name="path526" draw:layer="g3359" svg:width="1.00632946688pt" svg:height="1.03463888756pt" draw:transform="matrix(0.24600803000 0.00000000000 0.00000000000 0.24600803000 49.10612908780pt 54.25446689624pt)" svg:viewBox="0 0 1 1" svg:d="M0.275716 0.0656945C-0.31976 0.366778 0.150521 1.2863 0.730347 0.968943C1.32623 0.66786 0.855943 -0.251663 0.275716 0.0656945" koffice:nodeTypes="ccc"/>
            <draw:path draw:style-name="gr5" draw:id="shape253" draw:name="path528" draw:layer="g3359" svg:width="0.70636138000pt" svg:height="0.71540079099pt" draw:transform="matrix(0.24600803000 0.00000000000 0.00000000000 0.24600803000 49.35101079419pt 54.08316636639pt)" svg:viewBox="0 0 1 1" svg:d="M0.195511 0.0481321C-0.224715 0.257894 0.103734 0.893948 0.510849 0.667268C0.931078 0.457506 0.602626 -0.178545 0.195511 0.0481321" koffice:nodeTypes="ccc"/>
            <draw:path draw:style-name="gr5" draw:id="shape254" draw:name="path530" draw:layer="g3359" svg:width="0.47439885683pt" svg:height="0.50075888123pt" draw:transform="matrix(0.24600803000 0.00000000000 0.00000000000 0.24600803000 49.58917848873pt 53.94612807689pt)" svg:viewBox="0 0 0 1" svg:d="M0.128452 0.0353498C-0.151462 0.191032 0.0747285 0.621279 0.343623 0.468428C0.623537 0.324069 0.408091 -0.128823 0.128452 0.0353498" koffice:nodeTypes="ccc"/>
            <draw:path draw:style-name="gr5" draw:id="shape255" draw:name="path532" draw:layer="g3359" svg:width="0.86639738169pt" svg:height="0.88156690502pt" draw:transform="matrix(0.24600803000 0.00000000000 0.00000000000 0.24600803000 49.34408899548pt 54.46385089838pt)" svg:viewBox="0 0 1 1" svg:d="M0.199157 0.0802388C-0.280766 0.388204 0.199157 1.12432 0.66456 0.801328C1.14448 0.493363 0.67908 -0.242749 0.199157 0.0802388" koffice:nodeTypes="ccc"/>
            <draw:path draw:style-name="gr5" draw:id="shape256" draw:name="path534" draw:layer="g3359" svg:width="0.59980182975pt" svg:height="0.61756229330pt" draw:transform="matrix(0.24600803000 0.00000000000 0.00000000000 0.24600803000 49.54974295855pt 54.28991117150pt)" svg:viewBox="0 0 1 1" svg:d="M0.135376 0.0601238C-0.19145 0.280162 0.135376 0.783107 0.462201 0.563069C0.789028 0.34303 0.474283 -0.175632 0.135376 0.0601238" koffice:nodeTypes="ccc"/>
            <draw:path draw:style-name="gr5" draw:id="shape257" draw:name="path536" draw:layer="g3359" svg:width="0.41260058563pt" svg:height="0.42037399891pt" draw:transform="matrix(0.24600803000 0.00000000000 0.00000000000 0.24600803000 49.75206691863pt 54.14407455503pt)" svg:viewBox="0 0 0 0" svg:d="M0.0958178 0.0371643C-0.134911 0.190178 0.0958178 0.535107 0.316783 0.382093C0.547511 0.231673 0.316783 -0.113256 0.0958178 0.0371643" koffice:nodeTypes="ccc"/>
            <draw:path draw:style-name="gr5" draw:id="shape258" draw:name="path538" draw:layer="g3359" svg:width="0.86639738169pt" svg:height="0.87755611359pt" draw:transform="matrix(0.24600803000 0.00000000000 0.00000000000 0.24600803000 49.53243274325pt 54.64483378391pt)" svg:viewBox="0 0 1 1" svg:d="M0.199157 0.080357C-0.280766 0.402609 0.199157 1.11831 0.66456 0.796057C1.14448 0.488793 0.67908 -0.241895 0.199157 0.080357" koffice:nodeTypes="ccc"/>
            <draw:path draw:style-name="gr5" draw:id="shape259" draw:name="path540" draw:layer="g3359" svg:width="0.59952829500pt" svg:height="0.60904112396pt" draw:transform="matrix(0.24600803000 0.00000000000 0.00000000000 0.24600803000 49.73812988783pt 54.47175149444pt)" svg:viewBox="0 0 1 1" svg:d="M0.135209 0.0541165C-0.191233 0.275753 0.135209 0.775216 0.46196 0.553579C0.78871 0.335064 0.474039 -0.164399 0.135209 0.0541165" koffice:nodeTypes="ccc"/>
            <draw:path draw:style-name="gr5" draw:id="shape260" draw:name="path542" draw:layer="g3359" svg:width="0.41260058563pt" svg:height="0.42826858191pt" draw:transform="matrix(0.24600803000 0.00000000000 0.00000000000 0.24600803000 49.93657294113pt 54.32329508743pt)" svg:viewBox="0 0 0 0" svg:d="M0.0958178 0.04241C-0.134911 0.196854 0.0958178 0.542389 0.316783 0.390563C0.547511 0.236119 0.316783 -0.122505 0.0958178 0.04241" koffice:nodeTypes="ccc"/>
            <draw:path draw:style-name="gr5" draw:id="shape261" draw:name="path544" draw:layer="g3359" svg:width="0.35170709700pt" svg:height="0.36116903648pt" draw:transform="matrix(0.24600803000 0.00000000000 0.00000000000 0.24600803000 50.11283962955pt 54.51021360317pt)" svg:viewBox="0 0 0 0" svg:d="M0.0805728 0.0318507C-0.113947 0.154449 0.0805728 0.454936 0.275093 0.332338C0.460599 0.202527 0.275093 -0.0979593 0.0805728 0.0318507" koffice:nodeTypes="ccc"/>
            <draw:path draw:style-name="gr5" draw:id="shape262" draw:name="path546" draw:layer="g3359" svg:width="0.41256476558pt" svg:height="0.41748100822pt" draw:transform="matrix(0.24600803000 0.00000000000 0.00000000000 0.24600803000 49.96732736538pt 54.66715070845pt)" svg:viewBox="0 0 0 0" svg:d="M0.0959332 0.0381627C-0.135042 0.188064 0.0959332 0.531804 0.316632 0.379318C0.547607 0.229417 0.316632 -0.114323 0.0959332 0.0381627" koffice:nodeTypes="ccc"/>
            <draw:path draw:style-name="gr5" draw:id="shape263" draw:name="path548" draw:layer="g3359" svg:width="0.47959838010pt" svg:height="0.50823654881pt" draw:transform="matrix(0.24600803000 0.00000000000 0.00000000000 0.24600803000 49.81207630035pt 54.82637687264pt)" svg:viewBox="0 0 0 1" svg:d="M0.107506 0.0483523C-0.152054 0.23656 0.107506 0.650046 0.367344 0.458987C0.637708 0.282186 0.367344 -0.142707 0.107506 0.0483523" koffice:nodeTypes="ccc"/>
            <draw:path draw:style-name="gr5" draw:id="shape264" draw:name="path550" draw:layer="g3359" svg:width="0.27864418829pt" svg:height="0.30213334379pt" draw:transform="matrix(0.24600803000 0.00000000000 0.00000000000 0.24600803000 50.29659001219pt 54.69947179293pt)" svg:viewBox="0 0 0 0" svg:d="M0.0651039 0.0284077C-0.0915672 0.140539 0.0651039 0.380194 0.21354 0.276857C0.370211 0.164725 0.21354 -0.0837246 0.0651039 0.0284077" koffice:nodeTypes="ccc"/>
            <draw:path draw:style-name="gr5" draw:id="shape265" draw:name="path552" draw:layer="g3359" svg:width="0.32627016402pt" svg:height="0.35319087137pt" draw:transform="matrix(0.24600803000 0.00000000000 0.00000000000 0.24600803000 50.16441806164pt 54.84053417670pt)" svg:viewBox="0 0 0 0" svg:d="M0.0739135 0.0322561C-0.10453 0.163002 0.0739135 0.450642 0.252357 0.319897C0.4308 0.191528 0.252357 -0.0961124 0.0739135 0.0322561" koffice:nodeTypes="ccc"/>
            <draw:path draw:style-name="gr5" draw:id="shape266" draw:name="path554" draw:layer="g3359" svg:width="0.39491584123pt" svg:height="0.40166309554pt" draw:transform="matrix(0.24600803000 0.00000000000 0.00000000000 0.24600803000 50.02284075604pt 54.99352888860pt)" svg:viewBox="0 0 0 0" svg:d="M0.08955 0.0382585C-0.126628 0.175152 0.08955 0.512317 0.305476 0.365283C0.521403 0.215714 0.305476 -0.111311 0.08955 0.0382585" koffice:nodeTypes="ccc"/>
            <draw:path draw:style-name="gr5" draw:id="shape267" draw:name="path556" draw:layer="g3359" svg:width="0.48563024433pt" svg:height="0.50077989312pt" draw:transform="matrix(0.24600803000 0.00000000000 0.00000000000 0.24600803000 50.46518385138pt 54.83871363170pt)" svg:viewBox="0 0 0 1" svg:d="M0.110015 0.0456763C-0.155585 0.217677 0.110015 0.641677 0.375615 0.453677C0.641215 0.281677 0.375615 -0.138323 0.110015 0.0456763" koffice:nodeTypes="ccc"/>
            <draw:path draw:style-name="gr5" draw:id="shape268" draw:name="path558" draw:layer="g3359" svg:width="0.29449851151pt" svg:height="0.30896168389pt" draw:transform="matrix(0.24600803000 0.00000000000 0.00000000000 0.24600803000 50.34283837135pt 54.96854556480pt)" svg:viewBox="0 0 0 0" svg:d="M0.066716 0.0277485C-0.0943506 0.141141 0.066716 0.392382 0.227783 0.281213C0.388849 0.167821 0.227783 -0.0834199 0.066716 0.0277485" koffice:nodeTypes="ccc"/>
            <draw:path draw:style-name="gr5" draw:id="shape269" draw:name="path560" draw:layer="g3359" svg:width="0.32627016402pt" svg:height="0.35033812475pt" draw:transform="matrix(0.24600803000 0.00000000000 0.00000000000 0.24600803000 50.21440689334pt 55.10827189354pt)" svg:viewBox="0 0 0 0" svg:d="M0.0739135 0.0366659C-0.10453 0.157412 0.0739135 0.453359 0.252357 0.313672C0.4308 0.192926 0.252357 -0.103021 0.0739135 0.0366659" koffice:nodeTypes="ccc"/>
            <draw:path draw:style-name="gr5" draw:id="shape270" draw:name="path562" draw:layer="g3359" svg:width="0.47868538159pt" svg:height="0.47847597471pt" draw:transform="matrix(0.24600803000 0.00000000000 0.00000000000 0.24600803000 50.62198556187pt 54.93771668867pt)" svg:viewBox="0 0 0 0" svg:d="M0.0974307 0.051238C-0.15257 0.239238 0.12863 0.615238 0.37863 0.427238C0.62863 0.239238 0.36303 -0.136762 0.0974307 0.051238" koffice:nodeTypes="ccc"/>
            <draw:path draw:style-name="gr5" draw:id="shape271" draw:name="path564" draw:layer="g3359" svg:width="0.25456687472pt" svg:height="0.26585349844pt" draw:transform="matrix(0.24600803000 0.00000000000 0.00000000000 0.24600803000 50.51668368624pt 55.07144948853pt)" svg:viewBox="0 0 0 0" svg:d="M0.0524088 0.0286815C-0.0815987 0.133866 0.0681506 0.342172 0.202158 0.236988C0.336166 0.133866 0.186416 -0.0765027 0.0524088 0.0286815" koffice:nodeTypes="ccc"/>
            <draw:path draw:style-name="gr5" draw:id="shape272" draw:name="path566" draw:layer="g3359" svg:width="0.30027672646pt" svg:height="0.32372634090pt" draw:transform="matrix(0.24600803000 0.00000000000 0.00000000000 0.24600803000 50.39985098948pt 55.20309866401pt)" svg:viewBox="0 0 0 0" svg:d="M0.0602704 0.0366898C-0.0938202 0.161863 0.0773673 0.419037 0.240006 0.287036C0.394097 0.161863 0.222909 -0.095311 0.0602704 0.0366898" koffice:nodeTypes="ccc"/>
            <draw:path draw:style-name="gr5" draw:id="shape273" draw:name="path568" draw:layer="g3359" svg:width="0.39570476062pt" svg:height="0.41581923528pt" draw:transform="matrix(0.24600803000 0.00000000000 0.00000000000 0.24600803000 50.75708008294pt 55.03937442096pt)" svg:viewBox="0 0 0 0" svg:d="M0.0638839 0.0580086C-0.123316 0.230008 0.142284 0.546008 0.329484 0.358008C0.517084 0.170008 0.267084 -0.125992 0.0638839 0.0580086" koffice:nodeTypes="ccc"/>
            <draw:path draw:style-name="gr5" draw:id="shape274" draw:name="path570" draw:layer="g3359" svg:width="0.45021456180pt" svg:height="0.45200855411pt" draw:transform="matrix(0.24600803000 0.00000000000 0.00000000000 0.24600803000 50.67323473380pt 55.16015251795pt)" svg:viewBox="0 0 0 0" svg:d="M0.0767076 0.0710568C-0.142093 0.255057 0.154707 0.599057 0.373507 0.383057C0.592307 0.195057 0.295507 -0.148943 0.0767076 0.0710568" koffice:nodeTypes="ccc"/>
            <draw:path draw:style-name="gr5" draw:id="shape275" draw:name="path572" draw:layer="g3359" svg:width="0.47847521267pt" svg:height="0.48144903993pt" draw:transform="matrix(0.24600803000 0.00000000000 0.00000000000 0.24600803000 50.58714922634pt 55.28716381915pt)" svg:viewBox="0 0 0 0" svg:d="M0.0830372 0.0667675C-0.151362 0.286768 0.161038 0.630768 0.395438 0.410768C0.629838 0.210768 0.317438 -0.149232 0.0830372 0.0667675" koffice:nodeTypes="ccc"/>
            <draw:path draw:style-name="gr5" draw:id="shape276" draw:name="path574" draw:layer="g3359" svg:width="0.39380654231pt" svg:height="0.39612664215pt" draw:transform="matrix(0.24600803000 0.00000000000 0.00000000000 0.24600803000 50.91083027789pt 55.10819135695pt)" svg:viewBox="0 0 0 0" svg:d="M0.0641036 0.0622741C-0.123497 0.234274 0.142103 0.514274 0.329703 0.342274C0.517303 0.154274 0.251703 -0.125726 0.0641036 0.0622741" koffice:nodeTypes="ccc"/>
            <draw:path draw:style-name="gr5" draw:id="shape277" draw:name="path576" draw:layer="g3359" svg:width="0.42198959952pt" svg:height="0.43132945997pt" draw:transform="matrix(0.24600803000 0.00000000000 0.00000000000 0.24600803000 50.83626744155pt 55.22618071187pt)" svg:viewBox="0 0 0 0" svg:d="M0.0703946 0.0666583C-0.132805 0.270658 0.148395 0.566658 0.351595 0.362658C0.554795 0.174658 0.273595 -0.137342 0.0703946 0.0666583" koffice:nodeTypes="ccc"/>
            <draw:path draw:style-name="gr5" draw:id="shape278" draw:name="path578" draw:layer="g3359" svg:width="0.46128192860pt" svg:height="0.47169482190pt" draw:transform="matrix(0.24600803000 0.00000000000 0.00000000000 0.24600803000 50.75839037573pt 55.35208531910pt)" svg:viewBox="0 0 0 0" svg:d="M0.0741577 0.0708677C-0.144242 0.290868 0.168158 0.618868 0.386958 0.398868C0.605758 0.194868 0.292958 -0.149132 0.0741577 0.0708677" koffice:nodeTypes="ccc"/>
            <draw:path draw:style-name="gr5" draw:id="shape279" draw:name="path580" draw:layer="g3359" svg:width="0.32109174127pt" svg:height="0.33356276513pt" draw:transform="matrix(0.24600803000 0.00000000000 0.00000000000 0.24600803000 51.06199227257pt 55.20810587315pt)" svg:viewBox="0 0 0 0" svg:d="M0.043244 0.0601308C-0.097156 0.216131 0.137244 0.436131 0.277644 0.280131C0.418444 0.124131 0.184044 -0.111869 0.043244 0.0601308" koffice:nodeTypes="ccc"/>
            <draw:path draw:style-name="gr5" draw:id="shape280" draw:name="path582" draw:layer="g3359" svg:width="0.36414343902pt" svg:height="0.35300536729pt" draw:transform="matrix(0.24600803000 0.00000000000 0.00000000000 0.24600803000 51.00670822918pt 55.31232187416pt)" svg:viewBox="0 0 0 0" svg:d="M0.0491685 0.0605024C-0.106832 0.232503 0.143168 0.464503 0.314768 0.292503C0.471168 0.120503 0.221168 -0.111497 0.0491685 0.0605024" koffice:nodeTypes="ccc"/>
            <draw:path draw:style-name="gr5" draw:id="shape281" draw:name="path584" draw:layer="g3359" svg:width="0.39039481260pt" svg:height="0.38983031188pt" draw:transform="matrix(0.24600803000 0.00000000000 0.00000000000 0.24600803000 50.94414209183pt 55.42040877109pt)" svg:viewBox="0 0 0 0" svg:d="M0.053494 0.0731391C-0.118106 0.261139 0.163094 0.509139 0.335094 0.325139C0.506694 0.137139 0.241094 -0.130861 0.053494 0.0731391" koffice:nodeTypes="ccc"/>
            <draw:path draw:style-name="gr5" draw:id="shape282" draw:name="path586" draw:layer="g3359" svg:width="1.49931186092pt" svg:height="1.48840000000pt" draw:transform="matrix(0.24600803000 0.00000000000 0.00000000000 0.24600803000 49.24683283303pt 49.61489948725pt)" svg:viewBox="0 0 1 1" svg:d="M0.746066 0C-0.248689 0 -0.248689 1.4884 0.746066 1.4884C1.74082 1.4884 1.75992 0 0.746066 0" koffice:nodeTypes="ccc"/>
            <draw:path draw:style-name="gr5" draw:id="shape283" draw:name="path588" draw:layer="g3359" svg:width="1.72507800503pt" svg:height="1.70016800000pt" draw:transform="matrix(0.24600803000 0.00000000000 0.00000000000 0.24600803000 61.21808558833pt 49.95734266501pt)" svg:viewBox="0 0 2 2" svg:d="M0.865259 0C2.01168 0 2.01168 1.70017 0.865259 1.70017C-0.281164 1.70017 -0.295653 0 0.865259 0" koffice:nodeTypes="ccc"/>
            <draw:path draw:style-name="gr5" draw:id="shape284" draw:name="path590" draw:layer="g3359" svg:width="1.72507800503pt" svg:height="1.70016800000pt" draw:transform="matrix(0.24600803000 0.00000000000 0.00000000000 0.24600803000 60.64921661976pt 49.95734266501pt)" svg:viewBox="0 0 2 2" svg:d="M0.865259 0C2.01168 0 2.01168 1.70017 0.865259 1.70017C-0.281164 1.70017 -0.295653 0 0.865259 0" koffice:nodeTypes="ccc"/>
            <draw:path draw:style-name="gr5" draw:id="shape285" draw:name="path592" draw:layer="g3359" svg:width="1.72507800503pt" svg:height="1.70016800000pt" draw:transform="matrix(0.24600803000 0.00000000000 0.00000000000 0.24600803000 60.08802310172pt 49.95734266501pt)" svg:viewBox="0 0 2 2" svg:d="M0.865259 0C2.01168 0 2.01168 1.70017 0.865259 1.70017C-0.281164 1.70017 -0.295653 0 0.865259 0" koffice:nodeTypes="ccc"/>
            <draw:path draw:style-name="gr5" draw:id="shape286" draw:name="path594" draw:layer="g3359" svg:width="1.72507800503pt" svg:height="1.69280000000pt" draw:transform="matrix(0.24600803000 0.00000000000 0.00000000000 0.24600803000 61.42561796244pt 50.46116711045pt)" svg:viewBox="0 0 2 2" svg:d="M0.865259 0C2.01168 0 2.01168 1.6928 0.865259 1.6928C-0.281164 1.6928 -0.295653 0 0.865259 0" koffice:nodeTypes="ccc"/>
            <draw:path draw:style-name="gr5" draw:id="shape287" draw:name="path596" draw:layer="g3359" svg:width="1.72507800503pt" svg:height="1.69280000000pt" draw:transform="matrix(0.24600803000 0.00000000000 0.00000000000 0.24600803000 60.86442444440pt 50.46116711045pt)" svg:viewBox="0 0 2 2" svg:d="M0.865259 0C2.01168 0 2.01168 1.6928 0.865259 1.6928C-0.281164 1.6928 -0.295653 0 0.865259 0" koffice:nodeTypes="ccc"/>
            <draw:path draw:style-name="gr5" draw:id="shape288" draw:name="path598" draw:layer="g3359" svg:width="1.72507800503pt" svg:height="1.69280000000pt" draw:transform="matrix(0.24600803000 0.00000000000 0.00000000000 0.24600803000 60.29939320110pt 50.46116711045pt)" svg:viewBox="0 0 2 2" svg:d="M0.865259 0C2.01168 0 2.01168 1.6928 0.865259 1.6928C-0.281164 1.6928 -0.295653 0 0.865259 0" koffice:nodeTypes="ccc"/>
            <draw:path draw:style-name="gr5" draw:id="shape289" draw:name="path600" draw:layer="g3359" svg:width="1.72507800503pt" svg:height="1.70016800000pt" draw:transform="matrix(0.24600803000 0.00000000000 0.00000000000 0.24600803000 61.48328224467pt 50.96794365225pt)" svg:viewBox="0 0 2 2" svg:d="M0.865259 0C2.01168 0 2.01168 1.70017 0.865259 1.70017C-0.281164 1.70017 -0.295653 0 0.865259 0" koffice:nodeTypes="ccc"/>
            <draw:path draw:style-name="gr5" draw:id="shape290" draw:name="path602" draw:layer="g3359" svg:width="1.72507800503pt" svg:height="1.70016800000pt" draw:transform="matrix(0.24600803000 0.00000000000 0.00000000000 0.24600803000 60.91825100137pt 50.96794365225pt)" svg:viewBox="0 0 2 2" svg:d="M0.865259 0C2.01168 0 2.01168 1.70017 0.865259 1.70017C-0.281164 1.70017 -0.295653 0 0.865259 0" koffice:nodeTypes="ccc"/>
            <draw:path draw:style-name="gr5" draw:id="shape291" draw:name="path604" draw:layer="g3359" svg:width="1.72507800503pt" svg:height="1.70016800000pt" draw:transform="matrix(0.24600803000 0.00000000000 0.00000000000 0.24600803000 60.35321975806pt 50.96794365225pt)" svg:viewBox="0 0 2 2" svg:d="M0.865259 0C2.01168 0 2.01168 1.70017 0.865259 1.70017C-0.281164 1.70017 -0.295653 0 0.865259 0" koffice:nodeTypes="ccc"/>
            <draw:path draw:style-name="gr5" draw:id="shape292" draw:name="path606" draw:layer="g3359" svg:width="1.53450615533pt" svg:height="1.49991200000pt" draw:transform="matrix(0.24600803000 0.00000000000 0.00000000000 0.24600803000 61.37954065063pt 51.52588986429pt)" svg:viewBox="0 0 2 1" svg:d="M0.774812 0C1.78774 0 1.78774 1.49991 0.774812 1.49991C-0.251427 1.49991 -0.265092 0 0.774812 0" koffice:nodeTypes="ccc"/>
            <draw:path draw:style-name="gr5" draw:id="shape293" draw:name="path608" draw:layer="g3359" svg:width="1.52425800000pt" svg:height="1.49991200000pt" draw:transform="matrix(0.24600803000 0.00000000000 0.00000000000 0.24600803000 60.85051499127pt 51.52588986429pt)" svg:viewBox="0 0 2 1" svg:d="M0.767367 0C1.77656 0 1.77656 1.49991 0.767367 1.49991C-0.255789 1.49991 -0.255789 0 0.767367 0" koffice:nodeTypes="ccc"/>
            <draw:path draw:style-name="gr5" draw:id="shape294" draw:name="path610" draw:layer="g3359" svg:width="1.53503175249pt" svg:height="1.49991200000pt" draw:transform="matrix(0.24600803000 0.00000000000 0.00000000000 0.24600803000 60.31474409591pt 51.52588986429pt)" svg:viewBox="0 0 2 1" svg:d="M0.775208 0C1.78831 0 1.78831 1.49991 0.775208 1.49991C-0.251558 1.49991 -0.265225 0 0.775208 0" koffice:nodeTypes="ccc"/>
            <draw:path draw:style-name="gr5" draw:id="shape295" draw:name="path612" draw:layer="g3359" svg:width="1.39746635556pt" svg:height="1.37582818837pt" draw:transform="matrix(0.24600803000 0.00000000000 0.00000000000 0.24600803000 61.29281871072pt 52.05190639433pt)" svg:viewBox="0 0 1 1" svg:d="M0.733819 0.00148565C1.661 0.0379795 1.5958 1.41479 0.668618 1.37498C-0.258899 1.33517 -0.206738 -0.0515964 0.733819 0.00148565" koffice:nodeTypes="ccc"/>
            <draw:path draw:style-name="gr5" draw:id="shape296" draw:name="path614" draw:layer="g3359" svg:width="1.39748049503pt" svg:height="1.37429009746pt" draw:transform="matrix(0.24600803000 0.00000000000 0.00000000000 0.24600803000 60.78543807448pt 52.02458222877pt)" svg:viewBox="0 0 1 1" svg:d="M0.733869 0.000714082C1.66106 0.0405033 1.59586 1.41323 0.668334 1.37344C-0.258854 1.33697 -0.206694 -0.0357594 0.733869 0.000714082" koffice:nodeTypes="ccc"/>
            <draw:path draw:style-name="gr5" draw:id="shape297" draw:name="path616" draw:layer="g3359" svg:width="1.39746623158pt" svg:height="1.37583218173pt" draw:transform="matrix(0.24600803000 0.00000000000 0.00000000000 0.24600803000 60.27422232897pt 52.00172075621pt)" svg:viewBox="0 0 1 1" svg:d="M0.733568 0.00148565C1.66109 0.0412972 1.59589 1.41479 0.668368 1.37498C-0.258815 1.33517 -0.206654 -0.0515964 0.733568 0.00148565" koffice:nodeTypes="ccc"/>
            <draw:path draw:style-name="gr5" draw:id="shape298" draw:name="path618" draw:layer="g3359" svg:width="1.28561838151pt" svg:height="1.25658804899pt" draw:transform="matrix(0.24600803000 0.00000000000 0.00000000000 0.24600803000 61.07830631306pt 52.55847506440pt)" svg:viewBox="0 0 1 1" svg:d="M0.688746 0.00208958C1.54085 0.0655015 1.45298 1.31472 0.601194 1.25448C-0.250589 1.20375 -0.175545 -0.0581518 0.688746 0.00208958" koffice:nodeTypes="ccc"/>
            <draw:path draw:style-name="gr5" draw:id="shape299" draw:name="path620" draw:layer="g3359" svg:width="1.15683651598pt" svg:height="1.15475139070pt" draw:transform="matrix(0.24600803000 0.00000000000 0.00000000000 0.24600803000 60.64831722968pt 52.49762890086pt)" svg:viewBox="0 0 1 1" svg:d="M0.616123 0.0014971C1.38853 0.0470883 1.30548 1.19902 0.544936 1.15343C-0.227465 1.1048 -0.156279 -0.0471334 0.616123 0.0014971" koffice:nodeTypes="ccc"/>
            <draw:path draw:style-name="gr5" draw:id="shape300" draw:name="path622" draw:layer="g3359" svg:width="1.50589052731pt" svg:height="1.49712202590pt" draw:transform="matrix(0.24600803000 0.00000000000 0.00000000000 0.24600803000 60.21743024976pt 52.47421007028pt)" svg:viewBox="0 0 2 1" svg:d="M0.804557 0.00142624C1.80149 0.0601574 1.70528 1.57249 0.708349 1.49418C-0.288586 1.43545 -0.212012 -0.0524108 0.804557 0.00142624" koffice:nodeTypes="ccc"/>
            <draw:path draw:style-name="gr5" draw:id="shape301" draw:name="path624" draw:layer="g3359" svg:width="1.15683651598pt" svg:height="1.15475139070pt" draw:transform="matrix(0.24600803000 0.00000000000 0.00000000000 0.24600803000 60.89048753441pt 52.98964496086pt)" svg:viewBox="0 0 1 1" svg:d="M0.616123 0.0014971C1.38853 0.0470883 1.30548 1.19902 0.544936 1.15343C-0.227465 1.1048 -0.156279 -0.0471334 0.616123 0.0014971" koffice:nodeTypes="ccc"/>
            <draw:path draw:style-name="gr5" draw:id="shape302" draw:name="path626" draw:layer="g3359" svg:width="1.59482389895pt" svg:height="1.61833877702pt" draw:transform="matrix(0.24600803000 0.00000000000 0.00000000000 0.24600803000 60.49749179467pt 52.88924923564pt)" svg:viewBox="0 0 2 2" svg:d="M0.850168 0.00263286C1.91603 0.0840497 1.79732 1.69203 0.751664 1.61571C-0.314191 1.53429 -0.215183 -0.0736955 0.850168 0.00263286" koffice:nodeTypes="ccc"/>
            <draw:path draw:style-name="gr5" draw:id="shape303" draw:name="path628" draw:layer="g3359" svg:width="1.10496237812pt" svg:height="1.09653831292pt" draw:transform="matrix(0.24600803000 0.00000000000 0.00000000000 0.24600803000 60.12955482351pt 52.83623146579pt)" svg:viewBox="0 0 1 1" svg:d="M0.588274 0.00165659C1.32746 0.030977 1.24505 1.14515 0.522681 1.09489C-0.216502 1.06138 -0.150909 -0.048607 0.588274 0.00165659" koffice:nodeTypes="ccc"/>
            <draw:path draw:style-name="gr5" draw:id="shape304" draw:name="path630" draw:layer="g3359" svg:width="2.02163758525pt" svg:height="2.01457148596pt" draw:transform="matrix(0.24600803000 0.00000000000 0.00000000000 0.24600803000 60.69964798371pt 53.37295369820pt)" svg:viewBox="0 0 2 2" svg:d="M1.23282 0.0281819C2.54376 0.31773 2.09958 2.29348 0.788641 1.98122C-0.522299 1.69167 -0.0775466 -0.255689 1.23282 0.0281819" koffice:nodeTypes="ccc"/>
            <draw:path draw:style-name="gr5" draw:id="shape305" draw:name="path632" draw:layer="g3359" svg:width="1.37760813530pt" svg:height="1.39524164864pt" draw:transform="matrix(0.24600803000 0.00000000000 0.00000000000 0.24600803000 60.36055435637pt 53.22319708844pt)" svg:viewBox="0 0 1 1" svg:d="M0.838322 0.0243356C1.73691 0.227502 1.42517 1.59297 0.544892 1.37091C-0.353706 1.16774 -0.0602764 -0.197731 0.838322 0.0243356" koffice:nodeTypes="ccc"/>
            <draw:path draw:style-name="gr5" draw:id="shape306" draw:name="path634" draw:layer="g3359" svg:width="0.97694249018pt" svg:height="0.97203078362pt" draw:transform="matrix(0.24600803000 0.00000000000 0.00000000000 0.24600803000 60.03031058320pt 53.11683412064pt)" svg:viewBox="0 0 1 1" svg:d="M0.596456 0.0167192C1.22983 0.154747 1.01357 1.10912 0.380194 0.955311C-0.252779 0.817283 -0.0365161 -0.137084 0.596456 0.0167192" koffice:nodeTypes="ccc"/>
            <draw:path draw:style-name="gr5" draw:id="shape307" draw:name="path636" draw:layer="g3359" svg:width="1.70961905183pt" svg:height="1.71877768285pt" draw:transform="matrix(0.24600803000 0.00000000000 0.00000000000 0.24600803000 60.45181448659pt 53.71694286025pt)" svg:viewBox="0 0 2 2" svg:d="M1.1434 0.0597448C2.20616 0.426831 1.63399 2.04725 0.571232 1.65919C-0.491001 1.28686 0.0607747 -0.328318 1.1434 0.0597448" koffice:nodeTypes="ccc"/>
            <draw:path draw:style-name="gr5" draw:id="shape308" draw:name="path638" draw:layer="g3359" svg:width="1.19837171981pt" svg:height="1.19582263924pt" draw:transform="matrix(0.24600803000 0.00000000000 0.00000000000 0.24600803000 60.15703694165pt 53.53769554511pt)" svg:viewBox="0 0 1 1" svg:d="M0.798175 0.0417677C1.55089 0.299842 1.14016 1.42837 0.404519 1.1528C-0.347761 0.899098 0.0454569 -0.229429 0.798175 0.0417677" koffice:nodeTypes="ccc"/>
            <draw:path draw:style-name="gr5" draw:id="shape309" draw:name="path640" draw:layer="g3359" svg:width="0.81006817821pt" svg:height="0.82229402679pt" draw:transform="matrix(0.24600803000 0.00000000000 0.00000000000 0.24600803000 59.87398449462pt 53.40447556124pt)" svg:viewBox="0 0 1 1" svg:d="M0.538678 0.0323929C1.04486 0.199245 0.777728 0.979095 0.271547 0.794109C-0.234994 0.612748 0.0324973 -0.167104 0.538678 0.0323929" koffice:nodeTypes="ccc"/>
            <draw:path draw:style-name="gr5" draw:id="shape310" draw:name="path642" draw:layer="g3359" svg:width="1.43917267958pt" svg:height="1.41256998128pt" draw:transform="matrix(0.24600803000 0.00000000000 0.00000000000 0.24600803000 60.24650937446pt 54.00921778303pt)" svg:viewBox="0 0 1 1" svg:d="M1.0195 0.0730944C1.88181 0.462927 1.28199 1.74177 0.419672 1.33292C-0.44264 0.962104 0.157187 -0.316739 1.0195 0.0730944" koffice:nodeTypes="ccc"/>
            <draw:path draw:style-name="gr5" draw:id="shape311" draw:name="path644" draw:layer="g3359" svg:width="0.96885792271pt" svg:height="0.99635084910pt" draw:transform="matrix(0.24600803000 0.00000000000 0.00000000000 0.24600803000 59.99963083878pt 53.81843952064pt)" svg:viewBox="0 0 1 1" svg:d="M0.686026 0.0528998C1.27071 0.320411 0.855327 1.22276 0.286399 0.943271C-0.298278 0.679753 0.101743 -0.226588 0.686026 0.0528998" koffice:nodeTypes="ccc"/>
            <draw:path draw:style-name="gr5" draw:id="shape312" draw:name="path646" draw:layer="g3359" svg:width="0.68749315818pt" svg:height="0.69556501997pt" draw:transform="matrix(0.24600803000 0.00000000000 0.00000000000 0.24600803000 59.75347155556pt 53.67076463172pt)" svg:viewBox="0 0 1 1" svg:d="M0.487857 0.037765C0.902433 0.234591 0.60427 0.845081 0.202629 0.661601C-0.211947 0.468112 0.0732809 -0.15906 0.487857 0.037765" koffice:nodeTypes="ccc"/>
            <draw:path draw:style-name="gr5" draw:id="shape313" draw:name="path648" draw:layer="g3359" svg:width="1.01295316570pt" svg:height="1.03463888756pt" draw:transform="matrix(0.24600803000 0.00000000000 0.00000000000 0.24600803000 60.01036559027pt 54.25446689624pt)" svg:viewBox="0 0 1 1" svg:d="M0.736051 0.0656945C1.33389 0.366778 0.86206 1.2863 0.280328 0.968943C-0.317507 0.66786 0.138619 -0.251663 0.736051 0.0656945" koffice:nodeTypes="ccc"/>
            <draw:path draw:style-name="gr5" draw:id="shape314" draw:name="path650" draw:layer="g3359" svg:width="0.70636138000pt" svg:height="0.71540079099pt" draw:transform="matrix(0.24600803000 0.00000000000 0.00000000000 0.24600803000 59.80635206919pt 54.08316636639pt)" svg:viewBox="0 0 1 1" svg:d="M0.510849 0.0481321C0.931078 0.257894 0.602626 0.893948 0.195511 0.667268C-0.224715 0.457506 0.103734 -0.178545 0.510849 0.0481321" koffice:nodeTypes="ccc"/>
            <draw:path draw:style-name="gr5" draw:id="shape315" draw:name="path652" draw:layer="g3359" svg:width="0.47451938152pt" svg:height="0.50075888123pt" draw:transform="matrix(0.24600803000 0.00000000000 0.00000000000 0.24600803000 59.60547874926pt 53.94612807689pt)" svg:viewBox="0 0 0 1" svg:d="M0.346051 0.0353498C0.626001 0.191032 0.399781 0.621279 0.130853 0.468428C-0.149097 0.324069 0.0661009 -0.128823 0.346051 0.0353498" koffice:nodeTypes="ccc"/>
            <draw:path draw:style-name="gr5" draw:id="shape316" draw:name="path654" draw:layer="g3359" svg:width="0.86639697412pt" svg:height="0.88156690502pt" draw:transform="matrix(0.24600803000 0.00000000000 0.00000000000 0.24600803000 59.79104632634pt 54.46385089838pt)" svg:viewBox="0 0 1 1" svg:d="M0.667241 0.0802388C1.14716 0.388204 0.667241 1.12432 0.201838 0.801328C-0.278085 0.493363 0.187318 -0.242749 0.667241 0.0802388" koffice:nodeTypes="ccc"/>
            <draw:path draw:style-name="gr5" draw:id="shape317" draw:name="path656" draw:layer="g3359" svg:width="0.59509028445pt" svg:height="0.61756229330pt" draw:transform="matrix(0.24600803000 0.00000000000 0.00000000000 0.24600803000 59.62455901284pt 54.28991117150pt)" svg:viewBox="0 0 1 1" svg:d="M0.460382 0.0601238C0.785615 0.280162 0.460382 0.783107 0.134843 0.563069C-0.190697 0.34303 0.134843 -0.175632 0.460382 0.0601238" koffice:nodeTypes="ccc"/>
            <draw:path draw:style-name="gr5" draw:id="shape318" draw:name="path658" draw:layer="g3359" svg:width="0.41233886690pt" svg:height="0.42037399891pt" draw:transform="matrix(0.24600803000 0.00000000000 0.00000000000 0.24600803000 59.45403066721pt 54.14407455503pt)" svg:viewBox="0 0 0 0" svg:d="M0.316432 0.0371643C0.547344 0.190178 0.316432 0.535107 0.095794 0.382093C-0.134861 0.231673 0.095794 -0.113256 0.316432 0.0371643" koffice:nodeTypes="ccc"/>
            <draw:path draw:style-name="gr5" draw:id="shape319" draw:name="path660" draw:layer="g3359" svg:width="0.86639697412pt" svg:height="0.87755611359pt" draw:transform="matrix(0.24600803000 0.00000000000 0.00000000000 0.24600803000 59.60270257857pt 54.64483378391pt)" svg:viewBox="0 0 1 1" svg:d="M0.667241 0.080357C1.14716 0.402609 0.667241 1.11831 0.201838 0.796057C-0.278085 0.488793 0.187318 -0.241895 0.667241 0.080357" koffice:nodeTypes="ccc"/>
            <draw:path draw:style-name="gr5" draw:id="shape320" draw:name="path662" draw:layer="g3359" svg:width="0.59509028445pt" svg:height="0.60904112396pt" draw:transform="matrix(0.24600803000 0.00000000000 0.00000000000 0.24600803000 59.43621526508pt 54.47175149444pt)" svg:viewBox="0 0 1 1" svg:d="M0.460382 0.0541165C0.785615 0.275753 0.460382 0.775216 0.134843 0.553579C-0.190697 0.335064 0.134843 -0.164399 0.460382 0.0541165" koffice:nodeTypes="ccc"/>
            <draw:path draw:style-name="gr5" draw:id="shape321" draw:name="path664" draw:layer="g3359" svg:width="0.41260058563pt" svg:height="0.42826858191pt" draw:transform="matrix(0.24600803000 0.00000000000 0.00000000000 0.24600803000 59.26952718006pt 54.32329508743pt)" svg:viewBox="0 0 0 0" svg:d="M0.316783 0.04241C0.547511 0.196854 0.316783 0.542389 0.0958178 0.390563C-0.134911 0.236119 0.0958178 -0.122505 0.316783 0.04241" koffice:nodeTypes="ccc"/>
            <draw:path draw:style-name="gr5" draw:id="shape322" draw:name="path666" draw:layer="g3359" svg:width="0.34256847037pt" svg:height="0.36116903648pt" draw:transform="matrix(0.24600803000 0.00000000000 0.00000000000 0.24600803000 59.10738903082pt 54.51021360317pt)" svg:viewBox="0 0 0 0" svg:d="M0.262824 0.0318507C0.4548 0.154449 0.262824 0.454936 0.0797443 0.332338C-0.112232 0.202527 0.0797443 -0.0979593 0.262824 0.0318507" koffice:nodeTypes="ccc"/>
            <draw:path draw:style-name="gr5" draw:id="shape323" draw:name="path668" draw:layer="g3359" svg:width="0.41233886690pt" svg:height="0.41748100822pt" draw:transform="matrix(0.24600803000 0.00000000000 0.00000000000 0.24600803000 59.23877959681pt 54.66715070845pt)" svg:viewBox="0 0 0 0" svg:d="M0.316545 0.0381627C0.5472 0.188064 0.316545 0.531804 0.0959069 0.379318C-0.135005 0.229417 0.0959069 -0.114323 0.316545 0.0381627" koffice:nodeTypes="ccc"/>
            <draw:path draw:style-name="gr5" draw:id="shape324" draw:name="path670" draw:layer="g3359" svg:width="0.48938741981pt" svg:height="0.50823654881pt" draw:transform="matrix(0.24600803000 0.00000000000 0.00000000000 0.24600803000 59.38163323689pt 54.82637687264pt)" svg:viewBox="0 0 0 1" svg:d="M0.375993 0.0483523C0.649102 0.23656 0.375993 0.650046 0.113517 0.458987C-0.159872 0.282186 0.113517 -0.142707 0.375993 0.0483523" koffice:nodeTypes="ccc"/>
            <draw:path draw:style-name="gr5" draw:id="shape325" draw:name="path672" draw:layer="g3359" svg:width="0.29468928044pt" svg:height="0.30213334379pt" draw:transform="matrix(0.24600803000 0.00000000000 0.00000000000 0.24600803000 58.93388746350pt 54.69947179293pt)" svg:viewBox="0 0 0 0" svg:d="M0.227952 0.0284077C0.38907 0.140539 0.227952 0.380194 0.066833 0.276857C-0.0945029 0.164725 0.066833 -0.0837246 0.227952 0.0284077" koffice:nodeTypes="ccc"/>
            <draw:path draw:style-name="gr5" draw:id="shape326" draw:name="path674" draw:layer="g3359" svg:width="0.34233004440pt" svg:height="0.35319087137pt" draw:transform="matrix(0.24600803000 0.00000000000 0.00000000000 0.24600803000 59.05745281191pt 54.84053417670pt)" svg:viewBox="0 0 0 0" svg:d="M0.262607 0.0322561C0.454517 0.163002 0.262607 0.450642 0.0798255 0.319897C-0.112318 0.191528 0.0798255 -0.0961124 0.262607 0.0322561" koffice:nodeTypes="ccc"/>
            <draw:path draw:style-name="gr5" draw:id="shape327" draw:name="path676" draw:layer="g3359" svg:width="0.39513674750pt" svg:height="0.40166309554pt" draw:transform="matrix(0.24600803000 0.00000000000 0.00000000000 0.24600803000 59.18663987356pt 54.99352888860pt)" svg:viewBox="0 0 0 0" svg:d="M0.305562 0.0382585C0.5218 0.175152 0.305562 0.512317 0.0895751 0.365283C-0.126663 0.215714 0.0895751 -0.111311 0.305562 0.0382585" koffice:nodeTypes="ccc"/>
            <draw:path draw:style-name="gr5" draw:id="shape328" draw:name="path678" draw:layer="g3359" svg:width="0.48563024433pt" svg:height="0.50077989312pt" draw:transform="matrix(0.24600803000 0.00000000000 0.00000000000 0.24600803000 58.77946803969pt 54.83871363170pt)" svg:viewBox="0 0 0 1" svg:d="M0.375615 0.0456763C0.641215 0.217677 0.375615 0.641677 0.110015 0.453677C-0.155585 0.281677 0.110015 -0.138323 0.375615 0.0456763" koffice:nodeTypes="ccc"/>
            <draw:path draw:style-name="gr5" draw:id="shape329" draw:name="path680" draw:layer="g3359" svg:width="0.29449851151pt" svg:height="0.30896168389pt" draw:transform="matrix(0.24600803000 0.00000000000 0.00000000000 0.24600803000 58.88777968858pt 54.96854556480pt)" svg:viewBox="0 0 0 0" svg:d="M0.227783 0.0277485C0.388849 0.141141 0.227783 0.392382 0.066716 0.281213C-0.0943506 0.167821 0.066716 -0.0834199 0.227783 0.0277485" koffice:nodeTypes="ccc"/>
            <draw:path draw:style-name="gr5" draw:id="shape330" draw:name="path682" draw:layer="g3359" svg:width="0.32627016402pt" svg:height="0.35033812475pt" draw:transform="matrix(0.24600803000 0.00000000000 0.00000000000 0.24600803000 59.01303169111pt 55.10827189354pt)" svg:viewBox="0 0 0 0" svg:d="M0.252357 0.0366659C0.4308 0.157412 0.252357 0.453359 0.0739135 0.313672C-0.10453 0.192926 0.0739135 -0.103021 0.252357 0.0366659" koffice:nodeTypes="ccc"/>
            <draw:path draw:style-name="gr5" draw:id="shape331" draw:name="path684" draw:layer="g3359" svg:width="0.46955399668pt" svg:height="0.47847597471pt" draw:transform="matrix(0.24600803000 0.00000000000 0.00000000000 0.24600803000 58.62660297924pt 54.93771668867pt)" svg:viewBox="0 0 0 0" svg:d="M0.372198 0.051238C0.622198 0.239238 0.340598 0.615238 0.0905977 0.427238C-0.143802 0.239238 0.122198 -0.136762 0.372198 0.051238" koffice:nodeTypes="ccc"/>
            <draw:path draw:style-name="gr5" draw:id="shape332" draw:name="path686" draw:layer="g3359" svg:width="0.25456687472pt" svg:height="0.26585349844pt" draw:transform="matrix(0.24600803000 0.00000000000 0.00000000000 0.24600803000 58.72331476062pt 55.07144948853pt)" svg:viewBox="0 0 0 0" svg:d="M0.202158 0.0286815C0.336166 0.133866 0.186416 0.342172 0.0524088 0.236988C-0.0815987 0.133866 0.0681506 -0.0765027 0.202158 0.0286815" koffice:nodeTypes="ccc"/>
            <draw:path draw:style-name="gr5" draw:id="shape333" draw:name="path688" draw:layer="g3359" svg:width="0.30027672646pt" svg:height="0.32372634090pt" draw:transform="matrix(0.24600803000 0.00000000000 0.00000000000 0.24600803000 58.82562601698pt 55.20309866401pt)" svg:viewBox="0 0 0 0" svg:d="M0.240006 0.0366898C0.394097 0.161863 0.222909 0.419037 0.0602704 0.287036C-0.0938202 0.161863 0.0773673 -0.095311 0.240006 0.0366898" koffice:nodeTypes="ccc"/>
            <draw:path draw:style-name="gr5" draw:id="shape334" draw:name="path690" draw:layer="g3359" svg:width="0.41099107332pt" svg:height="0.41581923528pt" draw:transform="matrix(0.24600803000 0.00000000000 0.00000000000 0.24600803000 58.50803086504pt 55.03937442096pt)" svg:viewBox="0 0 0 0" svg:d="M0.338182 0.0580086C0.541382 0.230008 0.275782 0.546008 0.0725824 0.358008C-0.130218 0.170008 0.135382 -0.125992 0.338182 0.0580086" koffice:nodeTypes="ccc"/>
            <draw:path draw:style-name="gr5" draw:id="shape335" draw:name="path692" draw:layer="g3359" svg:width="0.44367598425pt" svg:height="0.45200855411pt" draw:transform="matrix(0.24600803000 0.00000000000 0.00000000000 0.24600803000 58.58012962443pt 55.16015251795pt)" svg:viewBox="0 0 0 0" svg:d="M0.373507 0.0710568C0.576707 0.255057 0.295507 0.599057 0.0767076 0.383057C-0.142093 0.195057 0.154707 -0.148943 0.373507 0.0710568" koffice:nodeTypes="ccc"/>
            <draw:path draw:style-name="gr5" draw:id="shape336" draw:name="path694" draw:layer="g3359" svg:width="0.47847521267pt" svg:height="0.48144903993pt" draw:transform="matrix(0.24600803000 0.00000000000 0.00000000000 0.24600803000 58.66310083518pt 55.28716381915pt)" svg:viewBox="0 0 0 0" svg:d="M0.395438 0.0667675C0.629838 0.286768 0.317438 0.630768 0.0830372 0.410768C-0.151362 0.210768 0.161038 -0.149232 0.395438 0.0667675" koffice:nodeTypes="ccc"/>
            <draw:path draw:style-name="gr5" draw:id="shape337" draw:name="path696" draw:layer="g3359" svg:width="0.39380654231pt" svg:height="0.39612664215pt" draw:transform="matrix(0.24600803000 0.00000000000 0.00000000000 0.24600803000 58.35641091066pt 55.10819135695pt)" svg:viewBox="0 0 0 0" svg:d="M0.329703 0.0622741C0.517303 0.234274 0.251703 0.514274 0.0641036 0.342274C-0.123497 0.154274 0.142103 -0.125726 0.329703 0.0622741" koffice:nodeTypes="ccc"/>
            <draw:path draw:style-name="gr5" draw:id="shape338" draw:name="path698" draw:layer="g3359" svg:width="0.42198959952pt" svg:height="0.43132945997pt" draw:transform="matrix(0.24600803000 0.00000000000 0.00000000000 0.24600803000 58.42404071566pt 55.22618071187pt)" svg:viewBox="0 0 0 0" svg:d="M0.351595 0.0666583C0.554795 0.270658 0.273595 0.566658 0.0703946 0.362658C-0.132805 0.174658 0.148395 -0.137342 0.351595 0.0666583" koffice:nodeTypes="ccc"/>
            <draw:path draw:style-name="gr5" draw:id="shape339" draw:name="path700" draw:layer="g3359" svg:width="0.46320004910pt" svg:height="0.47169482190pt" draw:transform="matrix(0.24600803000 0.00000000000 0.00000000000 0.24600803000 58.49173630847pt 55.35208531910pt)" svg:viewBox="0 0 0 0" svg:d="M0.388818 0.0708677C0.607618 0.290868 0.295218 0.618868 0.0764182 0.398868C-0.142382 0.194868 0.154818 -0.149132 0.388818 0.0708677" koffice:nodeTypes="ccc"/>
            <draw:path draw:style-name="gr5" draw:id="shape340" draw:name="path702" draw:layer="g3359" svg:width="0.32287698520pt" svg:height="0.33356276513pt" draw:transform="matrix(0.24600803000 0.00000000000 0.00000000000 0.24600803000 58.22269831180pt 55.20810587315pt)" svg:viewBox="0 0 0 0" svg:d="M0.279633 0.0601308C0.420033 0.216131 0.185633 0.436131 0.0452329 0.280131C-0.0955671 0.124131 0.123233 -0.111869 0.279633 0.0601308" koffice:nodeTypes="ccc"/>
            <draw:path draw:style-name="gr5" draw:id="shape341" draw:name="path704" draw:layer="g3359" svg:width="0.35790732345pt" svg:height="0.35300536729pt" draw:transform="matrix(0.24600803000 0.00000000000 0.00000000000 0.24600803000 58.26931695096pt 55.31232187416pt)" svg:viewBox="0 0 0 0" svg:d="M0.308532 0.0605024C0.464932 0.232503 0.214932 0.464503 0.0429325 0.292503C-0.0974675 0.120503 0.136932 -0.111497 0.308532 0.0605024" koffice:nodeTypes="ccc"/>
            <draw:path draw:style-name="gr5" draw:id="shape342" draw:name="path706" draw:layer="g3359" svg:width="0.38858807899pt" svg:height="0.38983031188pt" draw:transform="matrix(0.24600803000 0.00000000000 0.00000000000 0.24600803000 58.32438299183pt 55.42040877109pt)" svg:viewBox="0 0 0 0" svg:d="M0.335094 0.0731391C0.506694 0.261139 0.225494 0.509139 0.053494 0.325139C-0.118106 0.137139 0.163094 -0.130861 0.335094 0.0731391" koffice:nodeTypes="ccc"/>
            <draw:path draw:style-name="gr5" draw:id="shape343" draw:name="path708" draw:layer="g3359" svg:width="1.49930818753pt" svg:height="1.48840000000pt" draw:transform="matrix(0.24600803000 0.00000000000 0.00000000000 0.24600803000 59.81606013199pt 49.61489948725pt)" svg:viewBox="0 0 1 1" svg:d="M0.753246 0C1.748 0 1.748 1.4884 0.753246 1.4884C-0.241508 1.4884 -0.26061 0 0.753246 0" koffice:nodeTypes="ccc"/>
            <draw:path draw:style-name="gr4" draw:id="shape344" draw:name="path710" draw:layer="g3359" svg:width="49.98679780868pt" svg:height="12.00016375295pt" draw:transform="matrix(0.24600803000 0.00000000000 0.00000000000 0.24600803000 48.59428805699pt 44.12201650981pt)" svg:viewBox="0 0 50 12" svg:d="M24.9941 1.64007C25.7359 1.64007 26.367 1.64007 26.8247 1.58007C26.8247 1.32807 26.8247 0.892068 26.8247 0.532066C26.8247 0.188064 28.0557 -0.219938 29.9178 0.140064C37.2089 1.54807 38.2032 4.81209 43.7425 6.6881C43.8056 6.7041 44.0108 6.7681 44.2475 6.8121C44.3898 6.48409 44.5473 6.15609 44.721 5.75209C44.8156 5.45209 45.6208 5.46809 46.3306 5.79609C47.1515 6.18809 47.5143 6.6401 47.3725 6.8761C47.2303 7.2201 47.0881 7.5001 46.9621 7.7801C48.2561 8.2361 50.6074 8.92411 49.8342 12.0002C49.2346 11.4242 47.7826 10.7962 46.8833 10.7962C45.8575 10.7962 44.7526 10.4082 45.1 9.29611C44.9105 9.20411 44.5788 9.03211 44.4055 9.00011C44.374 9.09611 44.3267 9.18811 44.2791 9.28011C44.0423 9.86011 43.0165 10.0642 41.9908 9.72011C36.2147 7.7681 34.4314 3.45208 27.6137 3.39208C27.6137 3.45208 27.6137 3.51608 27.6137 3.58008C27.6137 4.12408 26.9035 4.62408 24.9941 4.62408C23.1002 4.62408 22.3746 4.12408 22.3746 3.58008C22.3746 3.53208 22.3746 3.45208 22.3746 3.39208C15.5727 3.43608 13.7732 7.7521 7.99757 9.72011C6.98755 10.0642 5.96177 9.84411 5.70927 9.28011C5.67735 9.18811 5.63008 9.09611 5.58281 9.00011C5.40909 9.03211 5.0778 9.20411 4.88832 9.29611C5.22001 10.3922 4.14656 10.7962 3.10503 10.7962C2.20571 10.7962 0.769468 11.4242 0.154164 12.0002C-0.619107 8.94011 1.7007 8.2521 3.02625 7.7801C2.8998 7.5001 2.77375 7.2201 2.61578 6.8761C2.48973 6.6401 2.83677 6.18809 3.65731 5.79609C4.36756 5.45209 5.15658 5.43609 5.26728 5.75209C5.44101 6.14009 5.58281 6.46809 5.74078 6.8121C5.97753 6.7681 6.1666 6.7041 6.24579 6.6881C11.7694 4.81209 12.7794 1.54807 20.0701 0.140064C21.9168 -0.219938 23.1636 0.188064 23.1636 0.532066C23.1636 0.892068 23.1636 1.32807 23.1636 1.58007C23.6213 1.62407 24.2524 1.64007 24.9941 1.64007" koffice:nodeTypes="ccccccccccccccccccccccccccccccccccccc"/>
            <draw:path draw:style-name="gr19" draw:id="shape345" draw:name="path712" draw:layer="g3359" svg:width="49.98679780868pt" svg:height="12.00016375295pt" draw:transform="matrix(0.24600803000 0.00000000000 0.00000000000 0.24600803000 48.59428805699pt 44.12201650981pt)" svg:viewBox="0 0 50 12" svg:d="M24.9941 1.64007C25.7359 1.64007 26.367 1.64007 26.8247 1.58007C26.8247 1.32807 26.8247 0.892068 26.8247 0.532066C26.8247 0.188064 28.0557 -0.219938 29.9178 0.140064C37.2089 1.54807 38.2032 4.81209 43.7425 6.6881C43.8056 6.7041 44.0108 6.7681 44.2475 6.8121C44.3898 6.48409 44.5473 6.15609 44.721 5.75209C44.8156 5.45209 45.6208 5.46809 46.3306 5.79609C47.1515 6.18809 47.5143 6.6401 47.3725 6.8761C47.2303 7.2201 47.0881 7.5001 46.9621 7.7801C48.2561 8.2361 50.6074 8.92411 49.8342 12.0002C49.2346 11.4242 47.7826 10.7962 46.8833 10.7962C45.8575 10.7962 44.7526 10.4082 45.1 9.29611C44.9105 9.20411 44.5788 9.03211 44.4055 9.00011C44.374 9.09611 44.3267 9.18811 44.2791 9.28011C44.0423 9.86011 43.0165 10.0642 41.9908 9.72011C36.2147 7.7681 34.4314 3.45208 27.6137 3.39208C27.6137 3.45208 27.6137 3.51608 27.6137 3.58008C27.6137 4.12408 26.9035 4.62408 24.9941 4.62408C23.1002 4.62408 22.3746 4.12408 22.3746 3.58008C22.3746 3.53208 22.3746 3.45208 22.3746 3.39208C15.5727 3.43608 13.7732 7.7521 7.99757 9.72011C6.98755 10.0642 5.96177 9.84411 5.70927 9.28011C5.67735 9.18811 5.63008 9.09611 5.58281 9.00011C5.40909 9.03211 5.0778 9.20411 4.88832 9.29611C5.22001 10.3922 4.14656 10.7962 3.10503 10.7962C2.20571 10.7962 0.769468 11.4242 0.154164 12.0002C-0.619107 8.94011 1.7007 8.2521 3.02625 7.7801C2.8998 7.5001 2.77375 7.2201 2.61578 6.8761C2.48973 6.6401 2.83677 6.18809 3.65731 5.79609C4.36756 5.45209 5.15658 5.43609 5.26728 5.75209C5.44101 6.14009 5.58281 6.46809 5.74078 6.8121C5.97753 6.7681 6.1666 6.7041 6.24579 6.6881C11.7694 4.81209 12.7794 1.54807 20.0701 0.140064C21.9168 -0.219938 23.1636 0.188064 23.1636 0.532066C23.1636 0.892068 23.1636 1.32807 23.1636 1.58007C23.6213 1.62407 24.2524 1.64007 24.9941 1.64007Z" koffice:nodeTypes="ccccccccccccccccccccccccccccccccccccc"/>
            <draw:path draw:style-name="gr19" draw:id="shape346" draw:name="path714" draw:layer="g3359" svg:width="0.58614336000pt" svg:height="1.09830400000pt" draw:transform="matrix(0.24600803000 0.00000000000 0.00000000000 0.24600803000 54.04401401883pt 44.25290846537pt)" svg:viewBox="0 0 1 1" svg:d="M0.586143 1.0983C0.215287 1.048 0 0.934816 0 0.737792C0 0.247328 0.586143 0.410816 0.586143 0" koffice:nodeTypes="ccc"/>
            <draw:path draw:style-name="gr19" draw:id="shape347" draw:name="path716" draw:layer="g3359" svg:width="0.93857344000pt" svg:height="2.56284800000pt" draw:transform="matrix(0.24600803000 0.00000000000 0.00000000000 0.24600803000 49.70807328848pt 45.77520615501pt)" svg:viewBox="0 0 1 3" svg:d="M0 0C0.272427 0.760704 0.620807 1.73422 0.938573 2.56285" koffice:nodeTypes="cc"/>
            <draw:path draw:style-name="gr19" draw:id="shape348" draw:name="path718" draw:layer="g3359" svg:width="0.93857344000pt" svg:height="2.52675200000pt" draw:transform="matrix(0.24600803000 0.00000000000 0.00000000000 0.24600803000 49.53891816705pt 45.85983291733pt)" svg:viewBox="0 0 1 3" svg:d="M0 0C0.272427 0.737344 0.787441 2.00072 0.938573 2.52675" koffice:nodeTypes="cc"/>
            <draw:path draw:style-name="gr19" draw:id="shape349" draw:name="path720" draw:layer="g3359" svg:width="1.73977816598pt" svg:height="0.81721600000pt" draw:transform="matrix(0.24600803000 0.00000000000 0.00000000000 0.24600803000 49.21989495375pt 45.81751953617pt)" svg:viewBox="0 0 2 1" svg:d="M0 0C0.247446 0.296512 1.54588 -0.141024 1.71049 0.141024C1.85505 0.437536 1.46357 0.593024 0.556621 0.817216" koffice:nodeTypes="ccc"/>
            <draw:path draw:style-name="gr19" draw:id="shape350" draw:name="path722" draw:layer="g3359" svg:width="1.29354493586pt" svg:height="1.28822500000pt" draw:transform="matrix(0.24600803000 0.00000000000 0.00000000000 0.24600803000 49.70508617236pt 45.53707038197pt)" svg:viewBox="0 0 1 1" svg:d="M0.760361 0C0.920044 0.4767 -0.199556 0.67192 0.0315525 1.09868C0.173948 1.38016 0.795846 1.2939 1.29354 1.18494" koffice:nodeTypes="ccc"/>
            <draw:path draw:style-name="gr19" draw:id="shape351" draw:name="path724" draw:layer="g3359" svg:width="0.00000000000pt" svg:height="2.17200000000pt" draw:transform="matrix(0.24600803000 0.00000000000 0.00000000000 0.24600803000 54.04007789035pt 44.42216199001pt)" svg:viewBox="0 0 0 2" svg:d="M0 0C0 0.624 0 1.576 0 2.172" koffice:nodeTypes="cc"/>
            <draw:path draw:style-name="gr19" draw:id="shape352" draw:name="path726" draw:layer="g3359" svg:width="0.58614336000pt" svg:height="1.09830400000pt" draw:transform="matrix(0.24600803000 0.00000000000 0.00000000000 0.24600803000 55.13176312428pt 44.25290846537pt)" svg:viewBox="0 0 1 1" svg:d="M0 1.0983C0.358913 1.048 0.586143 0.934816 0.586143 0.737792C0.586143 0.247328 0 0.410816 0 0" koffice:nodeTypes="ccc"/>
            <draw:path draw:style-name="gr19" draw:id="shape353" draw:name="path728" draw:layer="g3359" svg:width="0.93857344000pt" svg:height="2.56284800000pt" draw:transform="matrix(0.24600803000 0.00000000000 0.00000000000 0.24600803000 59.41771502294pt 45.77520615501pt)" svg:viewBox="0 0 1 3" svg:d="M0.938573 0C0.666147 0.760704 0.317766 1.73422 0 2.56285" koffice:nodeTypes="cc"/>
            <draw:path draw:style-name="gr19" draw:id="shape354" draw:name="path730" draw:layer="g3359" svg:width="0.93857344000pt" svg:height="2.52675200000pt" draw:transform="matrix(0.24600803000 0.00000000000 0.00000000000 0.24600803000 59.58687014437pt 45.85983291733pt)" svg:viewBox="0 0 1 3" svg:d="M0.938573 0C0.665759 0.737344 0.151133 2.00072 0 2.52675" koffice:nodeTypes="cc"/>
            <draw:path draw:style-name="gr19" draw:id="shape355" draw:name="path732" draw:layer="g3359" svg:width="1.73978274960pt" svg:height="0.81721600000pt" draw:transform="matrix(0.24600803000 0.00000000000 0.00000000000 0.24600803000 59.81973975052pt 45.81751953617pt)" svg:viewBox="0 0 2 1" svg:d="M1.73978 0C1.49234 0.296512 0.193903 -0.141024 0.0292905 0.141024C-0.115273 0.437536 0.276209 0.593024 1.18316 0.817216" koffice:nodeTypes="ccc"/>
            <draw:path draw:style-name="gr19" draw:id="shape356" draw:name="path734" draw:layer="g3359" svg:width="1.29354737960pt" svg:height="1.28822500000pt" draw:transform="matrix(0.24600803000 0.00000000000 0.00000000000 0.24600803000 59.37923936705pt 45.53707038197pt)" svg:viewBox="0 0 1 1" svg:d="M0.533186 0C0.373503 0.4767 1.4931 0.67192 1.26199 1.09868C1.1196 1.38016 0.497701 1.2939 0 1.18494" koffice:nodeTypes="ccc"/>
            <draw:path draw:style-name="gr19" draw:id="shape357" draw:name="path736" draw:layer="g3359" svg:width="0.00000000000pt" svg:height="2.17200000000pt" draw:transform="matrix(0.24600803000 0.00000000000 0.00000000000 0.24600803000 55.32394459732pt 44.42216199001pt)" svg:viewBox="0 0 0 2" svg:d="M0 0C0 0.624 0 1.576 0 2.172" koffice:nodeTypes="cc"/>
            <draw:path draw:style-name="gr7" draw:id="shape358" draw:name="path738" draw:layer="g3359" svg:width="1.22054688000pt" svg:height="1.90515200000pt" draw:transform="matrix(0.24600803000 0.00000000000 0.00000000000 0.24600803000 51.88760603107pt 41.59306964501pt)" svg:viewBox="0 0 1 2" svg:d="M0.65902 0.960384C0.65902 0.960384 0.3906 1.12826 0.3906 1.12826L0.280607 0.425536L0.671207 0.944768L0.829947 1.15949L1.02525 1.41715L1.22055 1.29613L0.23186 0L0 0.152256L0.280607 1.90515L0.475907 1.78413L0.42716 1.43277L0.81776 1.19072L0.65902 0.976" koffice:nodeTypes="cccccccccccccc"/>
            <draw:path draw:style-name="gr7" draw:id="shape359" draw:name="path740" draw:layer="g3359" svg:width="2.03132168000pt" svg:height="2.39367200000pt" draw:transform="matrix(0.24600803000 0.00000000000 0.00000000000 0.24600803000 52.19895379383pt 41.33525322957pt)" svg:viewBox="0 0 2 2" svg:d="M1.19646 2.1705L0.424888 0.923336L0.928788 2.29302L0.661117 2.39367L0 0.617016L0.424888 0.428848L1.18074 1.67601L0.94451 0.188168L1.3698 0L2.03132 1.79416L1.76365 1.91669L1.25975 0.547L1.49558 2.03484L1.21218 2.15299" koffice:nodeTypes="cccccccccccccc"/>
            <draw:path draw:style-name="gr7" draw:id="shape360" draw:name="path742" draw:layer="g3359" svg:width="1.22054688000pt" svg:height="2.00000000000pt" draw:transform="matrix(0.24600803000 0.00000000000 0.00000000000 0.24600803000 52.69864530437pt 41.19355260429pt)" svg:viewBox="0 0 1 2" svg:d="M0.915254 0.328L0.329354 0.544L0.414973 0.92L0.93994 0.732L1.00087 1.028L0.475907 1.216L0.573713 1.656L1.15961 1.436L1.22055 1.7L0.3906 2L0 0.312L0.829947 0L0.89088 0.28" koffice:nodeTypes="ccccccccccccc"/>
            <draw:path draw:style-name="gr7" draw:id="shape361" draw:name="path744" draw:layer="g3359" svg:width="1.12500000000pt" svg:height="1.79572179587pt" draw:transform="matrix(0.24600803000 0.00000000000 0.00000000000 0.24600803000 53.09835915151pt 41.12292102072pt)" svg:viewBox="0 0 1 2" svg:d="M0.3516 0.817846L0.2814 0.38955C0.2814 0.38955 0.4923 0.344068 0.5742 0.313746C0.6564 0.298585 0.7383 0.344068 0.7617 0.476726C0.7734 0.609383 0.7383 0.71551 0.6681 0.73067C0.5976 0.745831 0.3516 0.802685 0.3516 0.802685L0.3984 1.08316C0.3984 1.08316 0.504 1.05663 0.621 1.02631C0.7266 0.995985 0.8088 1.02631 0.8439 1.21961C0.8673 1.40912 0.9024 1.60242 0.9024 1.60242L1.125 1.54178C1.125 1.54178 1.0665 1.18929 1.0548 1.09832C1.0314 0.908811 0.9258 0.802685 0.8439 0.833006C0.9024 0.817846 1.008 0.639705 0.9726 0.404711C0.9375 0.181088 0.8088 -0.027374 0.6447 0.00294774C0.4806 0.0332695 0 0.165927 0 0.165927C0 0.165927 0.2697 1.79572 0.2697 1.79572L0.4923 1.73508L0.3984 1.09832L0.3516 0.817846" koffice:nodeTypes="cccccccccccccccccccc"/>
            <draw:path draw:style-name="gr7" draw:id="shape362" draw:name="path746" draw:layer="g3359" svg:width="0.31629376000pt" svg:height="1.62000000000pt" draw:transform="matrix(0.24600803000 0.00000000000 0.00000000000 0.24600803000 53.51736002821pt 41.07743681413pt)" svg:viewBox="0 0 0 2" svg:d="M0.1406 1.62L0 0.0432L0.175694 0L0.316294 1.5624L0.1406 1.6056" koffice:nodeTypes="ccccc"/>
            <draw:path draw:style-name="gr7" draw:id="shape363" draw:name="path748" draw:layer="g3359" svg:width="1.62607134384pt" svg:height="1.54277333997pt" draw:transform="matrix(0.24600803000 0.00000000000 0.00000000000 0.24600803000 53.75022313408pt 41.04241652451pt)" svg:viewBox="0 0 2 2" svg:d="M1.22396 0.497422C1.22396 0.413106 1.10409 0.251501 0.785296 0.262041C0.486394 0.276093 0.367038 0.483369 0.406823 0.799552C0.446609 1.08763 0.665939 1.29139 0.925055 1.2668C1.18417 1.25275 1.30352 1.08763 1.28363 0.964667L1.62232 0.950614C1.6621 1.2668 1.38309 1.51272 0.905162 1.54082C0.446609 1.56893 0.0681364 1.29139 0.00845813 0.827658C-0.0512201 0.360409 0.207386 0.0442255 0.705725 0.00206771C1.20406 -0.0260375 1.50245 0.237448 1.54275 0.483369L1.20406 0.497422" koffice:nodeTypes="ccccccccccc"/>
            <draw:path draw:style-name="gr7" draw:id="shape364" draw:name="path750" draw:layer="g3359" svg:width="1.56631790643pt" svg:height="1.56513755636pt" draw:transform="matrix(0.24600803000 0.00000000000 0.00000000000 0.24600803000 54.80489441606pt 41.00055063582pt)" svg:viewBox="0 0 2 2" svg:d="M1.23287 0.55602C1.23287 0.471095 1.15477 0.290631 0.841891 0.290631C0.548533 0.290631 0.372318 0.485249 0.372318 0.789561C0.372318 1.09388 0.529009 1.29911 0.802843 1.31327C1.05665 1.31327 1.21334 1.16111 1.21334 1.03726L1.54575 1.03726C1.54575 1.35573 1.21334 1.57865 0.743771 1.5645C0.294223 1.55035 -0.0186588 1.23188 0.000865073 0.761253C0.0203889 0.290631 0.352794 -0.0136806 0.841891 0.000473487C1.33049 0.000473487 1.5848 0.304785 1.56527 0.541866L1.23287 0.541866" koffice:nodeTypes="ccccccccccc"/>
            <draw:path draw:style-name="gr7" draw:id="shape365" draw:name="path752" draw:layer="g3359" svg:width="1.56250000000pt" svg:height="1.70016800000pt" draw:transform="matrix(0.24600803000 0.00000000000 0.00000000000 0.24600803000 55.20477830759pt 41.01249069421pt)" svg:viewBox="0 0 2 2" svg:d="M1.504 0.376176L0.5275 0.317168L0.4885 0.678592L1.3675 0.71916L1.348 1.00682L0.469 0.966256L0.43 1.383L1.4065 1.44201L1.387 1.70017L0 1.61166L0.176 0L1.5625 0.070072L1.543 0.33192" koffice:nodeTypes="ccccccccccccc"/>
            <draw:path draw:style-name="gr7" draw:id="shape366" draw:name="path754" draw:layer="g3359" svg:width="2.20344336000pt" svg:height="1.84320000000pt" draw:transform="matrix(0.24600803000 0.00000000000 0.00000000000 0.24600803000 55.57379035259pt 41.05086794689pt)" svg:viewBox="0 0 2 2" svg:d="M0.90489 0.04608L1.50815 1.14048L1.73972 0.1344L2.20344 0.16512L1.80919 1.8432L1.36862 1.80096L0.719043 0.64512L0.46432 1.7088L0 1.66656L0.3711 0L0.881734 0.04608" koffice:nodeTypes="ccccccccccc"/>
            <draw:path draw:style-name="gr7" draw:id="shape367" draw:name="path756" draw:layer="g3359" svg:width="1.56250000000pt" svg:height="1.75968800000pt" draw:transform="matrix(0.24600803000 0.00000000000 0.00000000000 0.24600803000 56.06580641259pt 41.12762245225pt)" svg:viewBox="0 0 2 2" svg:d="M0.1565 1.68465L0.5665 0.352688L0 0.26264L0.0785 0L1.5625 0.251384L1.4845 0.514024L0.918 0.423976L0.508 1.75969L0.1565 1.69966" koffice:nodeTypes="ccccccccc"/>
            <draw:path draw:style-name="gr7" draw:id="shape368" draw:name="path758" draw:layer="g3359" svg:width="1.23121216000pt" svg:height="2.06451200000pt" draw:transform="matrix(0.24600803000 0.00000000000 0.00000000000 0.24600803000 57.14981619598pt 41.55075626385pt)" svg:viewBox="0 0 1 2" svg:d="M1.21346 0.158496L0.468251 1.44272L1.16153 1.77597L1.00574 2.06451L0 1.58496L0.918749 0L1.23121 0.14224" koffice:nodeTypes="ccccccc"/>
            <draw:path draw:style-name="gr7" draw:id="shape369" draw:name="path760" draw:layer="g3359" svg:width="1.84742464000pt" svg:height="1.61280800000pt" draw:transform="matrix(0.24600803000 0.00000000000 0.00000000000 0.24600803000 54.17085575910pt 41.00461843725pt)" svg:viewBox="0 0 2 2" svg:d="M1.18903 1.00935C1.18903 1.00935 0.636649 1.00935 0.636649 1.02372L0.870432 0.380752L1.16782 1.00935L1.29505 1.26438L1.44401 1.5733L1.84742 1.55893L1.06181 0L0.594242 0.014368L0 1.61281L0.403411 1.61281L0.509428 1.29312C0.509428 1.29312 1.27384 1.27875 1.27384 1.27875L1.14662 1.02372" koffice:nodeTypes="cccccccccccccc"/>
            <draw:path draw:style-name="gr7" draw:id="shape370" draw:name="path762" draw:layer="g3359" svg:width="2.15737344000pt" svg:height="1.88180000000pt" draw:transform="matrix(0.24600803000 0.00000000000 0.00000000000 0.24600803000 56.75777779937pt 41.41594386341pt)" svg:viewBox="0 0 2 2" svg:d="M1.53754 1.12132C1.53754 1.12132 1.00936 0.97 1.00936 0.97L1.69793 0.42292L1.56045 1.13684L1.51463 1.42396L1.44589 1.77316L1.836 1.8818L2.15737 0.12028L1.69793 0L0 1.38128L0.390113 1.48604L0.7344 1.21444C0.7344 1.21444 1.49171 1.42396 1.49171 1.42396L1.53754 1.13684" koffice:nodeTypes="cccccccccccccc"/>
            <draw:path draw:style-name="gr7" draw:id="shape371" draw:name="path764" draw:layer="g3359" svg:width="1.21251079834pt" svg:height="2.03212800000pt" draw:transform="matrix(0.24600803000 0.00000000000 0.00000000000 0.24600803000 56.38109030383pt 41.22405760001pt)" svg:viewBox="0 0 1 2" svg:d="M0.462191 0.834624L0.571821 0.391104C0.571821 0.391104 0.778624 0.471744 0.86365 0.504C0.948676 0.536256 0.997573 0.64512 0.961134 0.78624C0.936529 0.911232 0.851503 0.991872 0.778624 0.959616C0.705433 0.92736 0.462191 0.834624 0.462191 0.834624L0.389312 1.13299C0.389312 1.13299 0.498631 1.18138 0.620408 1.22573C0.729726 1.27411 0.778624 1.35475 0.729726 1.56038C0.68114 1.76198 0.632554 1.95149 0.632554 1.95149L0.86365 2.03213C0.86365 2.03213 0.948676 1.66925 0.97328 1.56038C1.02187 1.35475 0.97328 1.1975 0.900089 1.16525C0.961134 1.18138 1.13119 1.08461 1.19223 0.850752C1.24082 0.612864 1.20438 0.330624 1.05831 0.266112C0.900089 0.205632 0.413605 0 0.413605 0C0.413605 0 0 1.68538 0 1.68538L0.231096 1.77811L0.389312 1.13299L0.462191 0.834624" koffice:nodeTypes="cccccccccccccccccccc"/>
            <draw:path draw:style-name="gr7" draw:id="shape372" draw:name="path766" draw:layer="g3359" svg:width="1.55867168000pt" svg:height="2.41569376147pt" draw:transform="matrix(0.24600803000 0.00000000000 0.00000000000 0.24600803000 50.17322527160pt 45.86129826418pt)" svg:viewBox="0 0 2 2" svg:d="M0.482715 1.09247L0.38596 0.52538C0.38596 0.52538 0.6621 0.455042 0.786045 0.419874C0.896572 0.402289 1.00675 0.455042 1.03429 0.644074C1.06183 0.815521 1.00675 0.956196 0.910343 0.986969C0.813588 1.00455 0.496487 1.09247 0.496487 1.09247L0.565345 1.47054C0.565345 1.47054 0.717187 1.43537 0.869028 1.38261C1.02052 1.34744 1.11727 1.38261 1.17236 1.64198C1.21367 1.89696 1.25499 2.13874 1.25499 2.13874L1.55867 2.0684C1.55867 2.0684 1.48946 1.60681 1.46192 1.47054C1.4206 1.21117 1.28253 1.07489 1.15859 1.11006C1.24122 1.09247 1.37929 0.833106 1.3242 0.52538C1.28253 0.217654 1.08973 -0.0592994 0.869028 0.011038C0.6621 0.0593949 0 0.248426 0 0.248426L0.372188 2.41569L0.689643 2.32777L0.537802 1.48812L0.468943 1.11006" koffice:nodeTypes="cccccccccccccccccccc"/>
            <draw:path draw:style-name="gr7" draw:id="shape373" draw:name="path768" draw:layer="g3359" svg:width="2.03132168000pt" svg:height="2.86083200000pt" draw:transform="matrix(0.24600803000 0.00000000000 0.00000000000 0.24600803000 50.55375049241pt 45.67089875029pt)" svg:viewBox="0 0 2 3" svg:d="M1.33836 0.411424L0.519622 0.880256L0.708685 1.36344L1.44881 0.9568L1.60603 1.34909L0.865902 1.76051L1.08641 2.32024L1.90515 1.85141L2.03132 2.20542L0.865902 2.86083L0 0.655408L1.16502 0L1.30692 0.3588" koffice:nodeTypes="ccccccccccccc"/>
            <draw:path draw:style-name="gr7" draw:id="shape374" draw:name="path770" draw:layer="g3359" svg:width="1.20918650037pt" svg:height="2.40570126504pt" draw:transform="matrix(0.24600803000 0.00000000000 0.00000000000 0.24600803000 50.92276253741pt 45.52391094715pt)" svg:viewBox="0 0 1 2" svg:d="M0.619557 1.25631C0.619557 1.25631 0.376648 0.655297 0.376648 0.655297C0.376648 0.655297 0.510077 0.554396 0.607427 0.466657C0.704466 0.400852 0.826075 0.4184 0.910985 0.571944C0.984075 0.743037 0.971945 0.966773 0.862465 1.05013C0.753296 1.13786 0.631686 1.23876 0.631686 1.23876L0.753296 1.53269C0.753296 1.53269 0.910985 1.40986 1.03259 1.29141C1.25124 1.12032 1.25124 0.672845 1.11781 0.365756C0.984075 0.0411191 0.716907 -0.0992644 0.510077 0.076215C0.218649 0.313112 0 0.501752 0 0.501752L0.801816 2.4057L1.02046 2.21706L0.741166 1.53269L0.619557 1.23876" koffice:nodeTypes="ccccccccccccccc"/>
            <draw:path draw:style-name="gr7" draw:id="shape375" draw:name="path772" draw:layer="g3359" svg:width="1.96676325098pt" svg:height="2.37071373192pt" draw:transform="matrix(0.24600803000 0.00000000000 0.00000000000 0.24600803000 51.27642368133pt 45.25268509929pt)" svg:viewBox="0 0 2 2" svg:d="M1.48748 1.92054C1.68859 1.78554 1.64218 1.56343 1.54936 1.41101C1.45615 1.276 0.805621 0.217748 0.805621 0.217748L1.08448 0C1.08448 0 1.67312 0.949382 1.82822 1.18891C1.99878 1.47633 2.07613 1.90312 1.67312 2.22539C1.25504 2.53459 0.91391 2.29507 0.743742 2.0207C0.604117 1.78554 0 0.831798 0 0.831798L0.278854 0.627115C0.278854 0.627115 0.92938 1.6636 1.0226 1.82037C1.11541 1.9728 1.27051 2.09038 1.47201 1.93796" koffice:nodeTypes="ccccccccccc"/>
            <draw:path draw:style-name="gr7" draw:id="shape376" draw:name="path774" draw:layer="g3359" svg:width="2.17590660500pt" svg:height="2.43984050000pt" draw:transform="matrix(0.24600803000 0.00000000000 0.00000000000 0.24600803000 51.62614869678pt 45.03988815334pt)" svg:viewBox="0 0 2 2" svg:d="M1.76025 1.21164C1.66262 1.07468 1.5483 1.02166 1.4344 1.11002C1.33636 1.17629 1.02678 1.41928 1.02678 1.41928C1.02678 1.41928 1.33636 1.88317 1.33636 1.88317C1.33636 1.88317 1.63008 1.66227 1.74398 1.57391C1.84161 1.50764 1.84161 1.36627 1.74398 1.21164L2.03729 1.02166C2.18415 1.22931 2.29805 1.62693 1.92338 1.91852C1.66262 2.10849 1.23873 2.43984 1.23873 2.43984C1.23873 2.43984 0 0.624043 0 0.624043C0 0.624043 0.163133 0.504757 0.587029 0.177825C0.880334 -0.0474935 1.23873 -0.0828375 1.45067 0.213169L1.20618 0.469413C1.15737 0.403143 1.01051 0.314783 0.896606 0.403143C0.798559 0.487085 0.521525 0.677059 0.521525 0.677059C0.521525 0.677059 0.782288 1.07468 0.782288 1.07468C0.782288 1.07468 1.01051 0.902377 1.15737 0.796345C1.28754 0.694731 1.22245 0.522429 1.18991 0.469413L1.4344 0.213169C1.51576 0.332455 1.56458 0.540101 1.53203 0.712403C1.69516 0.730075 1.84161 0.778673 1.98847 1.00399L1.69516 1.19396" koffice:nodeTypes="cccccccccccccccccccccc"/>
            <draw:path draw:style-name="gr7" draw:id="shape377" draw:name="path776" draw:layer="g3359" svg:width="2.09469512000pt" svg:height="1.87404800000pt" draw:transform="matrix(0.24600803000 0.00000000000 0.00000000000 0.24600803000 52.03747412294pt 44.84529580161pt)" svg:viewBox="0 0 2 2" svg:d="M0.31971 0.011616L1.18346 1.39005L1.90271 0.995104L2.0947 1.29712L1.05533 1.87405L0 0.178112L0.31971 0" koffice:nodeTypes="ccccccc"/>
            <draw:path draw:style-name="gr7" draw:id="shape378" draw:name="path778" draw:layer="g3359" svg:width="1.48547344000pt" svg:height="1.93651200000pt" draw:transform="matrix(0.24600803000 0.00000000000 0.00000000000 0.24600803000 52.39881071741pt 44.65242550609pt)" svg:viewBox="0 0 1 2" svg:d="M1.08522 1.93651L0 0.153504L0.399766 0L1.48547 1.78301L1.08522 1.93651" koffice:nodeTypes="ccccc"/>
            <draw:path draw:style-name="gr7" draw:id="shape379" draw:name="path780" draw:layer="g3359" svg:width="1.27836347020pt" svg:height="1.95000742065pt" draw:transform="matrix(0.24600803000 0.00000000000 0.00000000000 0.24600803000 52.68672166446pt 44.50632160612pt)" svg:viewBox="0 0 1 2" svg:d="M0.825767 0.539033C0.800503 0.432391 0.66331 0.262555 0.450966 0.357347C0.238622 0.44819 0.213678 0.740467 0.325926 1.11174C0.426022 1.46721 0.638366 1.66865 0.825767 1.57385C1.0007 1.49881 1.03811 1.24998 1.0007 1.11174L1.23798 1.0051C1.35023 1.38822 1.22551 1.75949 0.900599 1.91353C0.588158 2.05177 0.251094 1.79109 0.076166 1.23418C-0.0862902 0.681222 0.0138059 0.203309 0.35087 0.0453216C0.688254 -0.108716 0.975431 0.155913 1.06306 0.44819L0.825767 0.539033" koffice:nodeTypes="ccccccccccc"/>
            <draw:path draw:style-name="gr7" draw:id="shape380" draw:name="path782" draw:layer="g3359" svg:width="1.14852168000pt" svg:height="2.39367200000pt" draw:transform="matrix(0.24600803000 0.00000000000 0.00000000000 0.24600803000 53.19833681491pt 44.35623183797pt)" svg:viewBox="0 0 1 2" svg:d="M0.295845 1.45283L0.331613 0.529496L0.627458 1.35218C0.627458 1.35218 0.284023 1.4397 0.284023 1.45283L0.272202 1.82917C0.272202 1.82917 0.7578 1.69351 0.7578 1.69351L0.899963 2.10486L1.14852 2.03484L0.402543 0L0.106395 0.08752L0 2.39367L0.248558 2.32803L0.26038 1.86418L0.272202 1.48784" koffice:nodeTypes="cccccccccccccc"/>
            <draw:path draw:style-name="gr7" draw:id="shape381" draw:name="path784" draw:layer="g3359" svg:width="2.16159845869pt" svg:height="2.01813100279pt" draw:transform="matrix(0.24600803000 0.00000000000 0.00000000000 0.24600803000 55.51654044815pt 44.30598015999pt)" svg:viewBox="0 0 2 2" svg:d="M1.69771 0.723525C1.72065 0.615037 1.6289 0.37797 1.21547 0.349843C0.802037 0.333771 0.572092 0.550747 0.503285 0.960592C0.457414 1.35437 0.640899 1.65171 1.00846 1.66778C1.35308 1.68385 1.58303 1.495 1.60597 1.35437L2.06527 1.38249C1.99646 1.79234 1.51422 2.05753 0.89378 2.01333C0.27334 1.96512 -0.0942193 1.5392 0.0210472 0.928448C0.11279 0.317698 0.617963 -0.0439294 1.26134 0.00428775C1.90472 0.0484867 2.20288 0.458331 2.15701 0.771742L1.69771 0.739598" koffice:nodeTypes="ccccccccccc"/>
            <draw:path draw:style-name="gr7" draw:id="shape382" draw:name="path786" draw:layer="g3359" svg:width="1.34378911114pt" svg:height="2.01489544805pt" draw:transform="matrix(0.24600803000 0.00000000000 0.00000000000 0.24600803000 55.96797089331pt 44.38465055500pt)" svg:viewBox="0 0 1 2" svg:d="M0.530908 1.69074C0.735831 1.75096 0.95354 1.56227 1.03059 1.15676C1.10731 0.763308 1.03059 0.450148 0.812882 0.369851C0.595172 0.309628 0.390249 0.514386 0.313198 0.903828C0.236475 1.31334 0.325985 1.61044 0.518121 1.67468L0.454185 1.98784C0.0699135 1.86338 -0.083861 1.38963 0.0443391 0.795427C0.172539 0.213271 0.505334 -0.0998894 0.889604 0.0285864C1.27388 0.153048 1.42765 0.622787 1.29945 1.21699C1.17158 1.79914 0.838455 2.1123 0.454185 1.98784L0.518121 1.67468" koffice:nodeTypes="ccccccccccc"/>
            <draw:path draw:style-name="gr7" draw:id="shape383" draw:name="path788" draw:layer="g3359" svg:width="1.28901191794pt" svg:height="2.02528607422pt" draw:transform="matrix(0.24600803000 0.00000000000 0.00000000000 0.24600803000 56.44165365462pt 44.54872581822pt)" svg:viewBox="0 0 1 2" svg:d="M1.00658 0.786455C1.05667 0.613371 1.00658 0.472489 0.830925 0.375884C0.655267 0.283304 0.592326 0.391985 0.554755 0.48859C0.529707 0.565068 0.542231 0.693875 0.767981 0.879035C0.993734 1.06822 1.14434 1.2735 1.0191 1.63577C0.906068 1.98194 0.66779 2.13892 0.303957 1.93364C-0.0348295 1.74445 -0.0348295 1.32181 0.0406347 1.08432L0.278909 1.21313C0.21629 1.39829 0.291433 1.55527 0.454564 1.65187C0.605171 1.72835 0.717886 1.66798 0.767981 1.54319C0.805877 1.41439 0.755457 1.2735 0.605171 1.13262C0.21629 0.818656 0.241338 0.565068 0.316481 0.363808C0.3791 0.158523 0.592326 -0.127267 0.956163 0.0619174C1.30747 0.251102 1.34504 0.59727 1.23233 0.895135L1.00658 0.770354" koffice:nodeTypes="ccccccccccccccc"/>
            <draw:path draw:style-name="gr7" draw:id="shape384" draw:name="path790" draw:layer="g3359" svg:width="1.58633672000pt" svg:height="2.35879200000pt" draw:transform="matrix(0.24600803000 0.00000000000 0.00000000000 0.24600803000 56.89229499017pt 44.71048340117pt)" svg:viewBox="0 0 2 2" svg:d="M0 2.172L0.765204 0.595128L0.361584 0.30408L0.514767 0L1.58634 0.764544L1.43315 1.06862L1.02989 0.777576L0.26433 2.35879L0.0138934 2.18938" koffice:nodeTypes="ccccccccc"/>
            <draw:path draw:style-name="gr7" draw:id="shape385" draw:name="path792" draw:layer="g3359" svg:width="1.64147344000pt" svg:height="1.90515200000pt" draw:transform="matrix(0.24600803000 0.00000000000 0.00000000000 0.24600803000 58.12617286544pt 45.58331989161pt)" svg:viewBox="0 0 2 2" svg:d="M0 1.72166L1.24123 0L1.64147 0.163968L0.400247 1.90515L0 1.73728" koffice:nodeTypes="ccccc"/>
            <draw:path draw:style-name="gr7" draw:id="shape386" draw:name="path794" draw:layer="g3359" svg:width="1.32823864727pt" svg:height="1.93951483910pt" draw:transform="matrix(0.24600803000 0.00000000000 0.00000000000 0.24600803000 58.40437871951pt 45.74427590666pt)" svg:viewBox="0 0 1 2" svg:d="M1.03947 0.828903C1.0776 0.722549 1.0776 0.494084 0.886584 0.38379C0.682849 0.277436 0.491829 0.446815 0.364373 0.80133C0.237243 1.15584 0.275382 1.46309 0.440977 1.56945C0.618958 1.66004 0.784553 1.53793 0.835732 1.40007L1.06489 1.52218C0.924723 1.89245 0.606245 2.04607 0.300808 1.86093C-0.00495579 1.69156 -0.0939466 1.21493 0.109787 0.663463C0.313521 0.123813 0.657423 -0.124347 1.001 0.0607881C1.33219 0.245924 1.38304 0.67528 1.28134 0.970709L1.05218 0.844659" koffice:nodeTypes="ccccccccccc"/>
            <draw:path draw:style-name="gr7" draw:id="shape387" draw:name="path796" draw:layer="g3359" svg:width="1.19664082793pt" svg:height="2.19512516349pt" draw:transform="matrix(0.24600803000 0.00000000000 0.00000000000 0.24600803000 54.25154639294pt 44.61798438189pt)" svg:viewBox="0 0 1 2" svg:d="M0.374689 1.04765C0.350556 1.39127 0.314355 1.7349 0.314355 1.75166C0.314355 1.75166 0.44709 1.76843 0.531867 1.78519C0.616334 1.80195 0.870046 1.78519 0.930689 1.13146C0.978956 0.523823 0.761445 0.42744 0.664601 0.410677C0.628401 0.410677 0.435023 0.377153 0.435023 0.377153C0.435023 0.377153 0.410889 0.720781 0.374689 1.06441L0.120977 1.01412C0.169244 0.507061 0.205445 0 0.205445 0C0.338489 0.0167623 0.556 0.050287 0.725245 0.0838117C0.894489 0.0963835 1.26887 0.230482 1.1844 1.16079C1.13613 1.7349 0.906556 2.24196 0.580134 2.19168C0.265779 2.14558 0 2.11205 0 2.11205C0 2.11205 0.0482671 1.57147 0.0965343 1.03088L0.350556 1.08117" koffice:nodeTypes="ccccccccccccccc"/>
            <draw:path draw:style-name="gr7" draw:id="shape388" draw:name="path798" draw:layer="g3359" svg:width="1.37116800000pt" svg:height="2.49091200000pt" draw:transform="matrix(0.24600803000 0.00000000000 0.00000000000 0.24600803000 54.73204927714pt 44.59928777161pt)" svg:viewBox="0 0 1 2" svg:d="M1.1125 0.366048L0.37525 0.571392L0.439834 1.06243L1.09958 0.888336L1.16417 1.2901L0.504418 1.48205L0.58225 2.05344L1.3195 1.86149L1.37117 2.21414L0.336168 2.49091L0 0.276768L1.035 0L1.08667 0.366048" koffice:nodeTypes="ccccccccccccc"/>
            <draw:path draw:style-name="gr7" draw:id="shape389" draw:name="path800" draw:layer="g3359" svg:width="2.13541778000pt" svg:height="2.93788800000pt" draw:transform="matrix(0.24600803000 0.00000000000 0.00000000000 0.24600803000 57.73019834035pt 45.34026395797pt)" svg:viewBox="0 0 2 3" svg:d="M0.952703 1.19746L1.24327 0.644784C1.24327 0.644784 1.53383 0.853248 1.64708 0.930816C1.75992 1.00354 1.79216 1.17806 1.69544 1.34774C1.61484 1.51742 1.46935 1.55621 1.37264 1.47864C1.27551 1.40107 0.936583 1.15867 0.936583 1.15867L0.742736 1.51742C0.742736 1.51742 0.888225 1.62893 1.04983 1.74528C1.19491 1.85678 1.25939 1.99253 1.13043 2.23493C1.00106 2.48218 0.872105 2.71003 0.872105 2.71003L1.17879 2.93789C1.17879 2.93789 1.42099 2.48218 1.48547 2.37067C1.61484 2.12342 1.5826 1.87618 1.48547 1.79861C1.56648 1.85678 1.85705 1.79861 2.01824 1.49803C2.16373 1.212 2.19597 0.814464 1.986 0.644784C1.77604 0.494496 1.11431 0 1.11431 0L0 2.08464L0.307097 2.3125L0.742736 1.51742L0.936583 1.15867" koffice:nodeTypes="cccccccccccccccccccc"/>
            <draw:path draw:style-name="gr7" draw:id="shape390" draw:name="path802" draw:layer="g3359" svg:width="1.96892168000pt" svg:height="2.45532800000pt" draw:transform="matrix(0.24600803000 0.00000000000 0.00000000000 0.24600803000 57.16132937178pt 45.04111819349pt)" svg:viewBox="0 0 2 2" svg:d="M0.868373 1.12573L1.53473 0.554L1.24025 1.43597C1.24025 1.43597 0.868373 1.14346 0.868373 1.14346L0.604845 1.38278L1.1319 1.79939L0.9922 2.23373L1.25573 2.45533L1.96892 0.257056L1.65896 0L0 1.43597L0.279007 1.662L0.604845 1.38278L0.868373 1.14346" koffice:nodeTypes="cccccccccccccc"/>
            <draw:path draw:style-name="gr7" draw:id="shape391" draw:name="path804" draw:layer="g3359" svg:width="1.22054688000pt" svg:height="2.13004800000pt" draw:transform="matrix(0.24600803000 0.00000000000 0.00000000000 0.24600803000 58.85268377964pt 45.88246565609pt)" svg:viewBox="0 0 1 2" svg:d="M0.46372 1.30858L0.671207 0.482976L0.81776 1.33747L0.46372 1.32096L0.378413 1.66358C0.378413 1.66358 0.878694 1.69248 0.89088 1.69248L0.952127 2.11354L1.22055 2.13005L0.85432 0.016512L0.537153 0L0 2.064L0.26842 2.08051L0.366227 1.66358L0.451534 1.32096" koffice:nodeTypes="cccccccccccccc"/>
          </draw:g>
          <draw:path draw:style-name="gr21" draw:id="shape392" draw:name="path4180" draw:layer="g3359" svg:width="676.50223615381pt" svg:height="405.38203532709pt" draw:transform="matrix(0.24600803000 0.00000000000 0.00000000000 0.24600803000 0.09840321439pt 0.09840320885pt)" svg:viewBox="0 0 677 405" svg:d="M0 404.731L676.502 405.382L676.502 0L0.421299 0Z" koffice:nodeTypes="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3:21</dc:date>
    <meta:creation-date>2011-05-22T06:11:56</meta:creation-date>
    <dc:creator>Yue Liu</dc:creator>
  </office:meta>
</office:document-meta>
</file>